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Standard">
      <style:paragraph-properties fo:text-align="justify" style:justify-single-word="false" style:writing-mode="lr-tb"/>
      <style:text-properties officeooo:paragraph-rsid="009801bb"/>
    </style:style>
    <style:style style:name="P8" style:family="paragraph" style:parent-style-name="Standard">
      <style:paragraph-properties fo:text-align="justify" style:justify-single-word="false" style:writing-mode="lr-tb"/>
      <style:text-properties officeooo:paragraph-rsid="0017088b"/>
    </style:style>
    <style:style style:name="P9" style:family="paragraph" style:parent-style-name="Standard">
      <style:paragraph-properties fo:text-align="justify" style:justify-single-word="false" style:writing-mode="lr-tb"/>
      <style:text-properties officeooo:paragraph-rsid="00c956f7"/>
    </style:style>
    <style:style style:name="P10" style:family="paragraph" style:parent-style-name="Standard">
      <style:paragraph-properties fo:text-align="justify" style:justify-single-word="false" style:writing-mode="lr-tb"/>
      <style:text-properties officeooo:paragraph-rsid="00cc6d84"/>
    </style:style>
    <style:style style:name="P11" style:family="paragraph" style:parent-style-name="Standard">
      <style:paragraph-properties fo:text-align="justify" style:justify-single-word="false" style:writing-mode="lr-tb"/>
      <style:text-properties officeooo:paragraph-rsid="007cd34f"/>
    </style:style>
    <style:style style:name="P12" style:family="paragraph" style:parent-style-name="Standard">
      <style:paragraph-properties fo:text-align="justify" style:justify-single-word="false" style:writing-mode="lr-tb"/>
      <style:text-properties officeooo:paragraph-rsid="00846fee"/>
    </style:style>
    <style:style style:name="P13" style:family="paragraph" style:parent-style-name="Standard">
      <style:paragraph-properties fo:text-align="justify" style:justify-single-word="false" style:writing-mode="lr-tb"/>
      <style:text-properties officeooo:paragraph-rsid="002500b9"/>
    </style:style>
    <style:style style:name="P14" style:family="paragraph" style:parent-style-name="Standard">
      <style:paragraph-properties fo:text-align="justify" style:justify-single-word="false" style:writing-mode="lr-tb"/>
      <style:text-properties officeooo:paragraph-rsid="0070df0d"/>
    </style:style>
    <style:style style:name="P15" style:family="paragraph" style:parent-style-name="Standard">
      <style:paragraph-properties fo:text-align="justify" style:justify-single-word="false" style:writing-mode="lr-tb"/>
      <style:text-properties officeooo:paragraph-rsid="002a8198"/>
    </style:style>
    <style:style style:name="P16" style:family="paragraph" style:parent-style-name="Standard">
      <style:paragraph-properties fo:text-align="justify" style:justify-single-word="false" style:writing-mode="lr-tb"/>
      <style:text-properties officeooo:paragraph-rsid="00369900"/>
    </style:style>
    <style:style style:name="P17" style:family="paragraph" style:parent-style-name="Standard">
      <style:paragraph-properties fo:text-align="justify" style:justify-single-word="false" style:writing-mode="lr-tb"/>
      <style:text-properties officeooo:paragraph-rsid="002b0e24"/>
    </style:style>
    <style:style style:name="P18" style:family="paragraph" style:parent-style-name="Standard">
      <style:paragraph-properties fo:text-align="justify" style:justify-single-word="false" style:writing-mode="lr-tb"/>
      <style:text-properties officeooo:paragraph-rsid="002ba7bc"/>
    </style:style>
    <style:style style:name="P19" style:family="paragraph" style:parent-style-name="Standard">
      <style:paragraph-properties fo:text-align="justify" style:justify-single-word="false" style:writing-mode="lr-tb"/>
      <style:text-properties officeooo:paragraph-rsid="00451c72"/>
    </style:style>
    <style:style style:name="P20" style:family="paragraph" style:parent-style-name="Standard">
      <style:paragraph-properties fo:text-align="justify" style:justify-single-word="false" style:writing-mode="lr-tb"/>
      <style:text-properties officeooo:paragraph-rsid="004e1c1a"/>
    </style:style>
    <style:style style:name="P21" style:family="paragraph" style:parent-style-name="Standard">
      <style:paragraph-properties fo:text-align="justify" style:justify-single-word="false" style:writing-mode="lr-tb"/>
      <style:text-properties officeooo:paragraph-rsid="0051e8a6"/>
    </style:style>
    <style:style style:name="P22" style:family="paragraph" style:parent-style-name="Standard">
      <style:paragraph-properties fo:text-align="justify" style:justify-single-word="false" style:writing-mode="lr-tb"/>
      <style:text-properties officeooo:paragraph-rsid="0047343c"/>
    </style:style>
    <style:style style:name="P23" style:family="paragraph" style:parent-style-name="Standard">
      <style:paragraph-properties fo:text-align="justify" style:justify-single-word="false" style:writing-mode="lr-tb"/>
      <style:text-properties officeooo:paragraph-rsid="005c5c80"/>
    </style:style>
    <style:style style:name="P24" style:family="paragraph" style:parent-style-name="Standard">
      <style:paragraph-properties fo:text-align="justify" style:justify-single-word="false" style:writing-mode="lr-tb"/>
      <style:text-properties officeooo:paragraph-rsid="008569c5"/>
    </style:style>
    <style:style style:name="P25" style:family="paragraph" style:parent-style-name="Standard">
      <style:paragraph-properties fo:text-align="justify" style:justify-single-word="false" style:writing-mode="lr-tb"/>
      <style:text-properties officeooo:paragraph-rsid="005d09fd"/>
    </style:style>
    <style:style style:name="P26" style:family="paragraph" style:parent-style-name="Standard">
      <style:paragraph-properties fo:text-align="justify" style:justify-single-word="false" style:writing-mode="lr-tb"/>
      <style:text-properties officeooo:paragraph-rsid="0060881f"/>
    </style:style>
    <style:style style:name="P27" style:family="paragraph" style:parent-style-name="Standard">
      <style:paragraph-properties fo:text-align="justify" style:justify-single-word="false" style:writing-mode="lr-tb"/>
      <style:text-properties officeooo:paragraph-rsid="008597e2"/>
    </style:style>
    <style:style style:name="P28" style:family="paragraph" style:parent-style-name="Standard">
      <style:paragraph-properties fo:text-align="justify" style:justify-single-word="false" style:writing-mode="lr-tb"/>
      <style:text-properties officeooo:paragraph-rsid="0061eab1"/>
    </style:style>
    <style:style style:name="P29" style:family="paragraph" style:parent-style-name="Standard">
      <style:paragraph-properties fo:text-align="justify" style:justify-single-word="false" style:writing-mode="lr-tb"/>
      <style:text-properties officeooo:paragraph-rsid="008e687d"/>
    </style:style>
    <style:style style:name="P30" style:family="paragraph" style:parent-style-name="Standard">
      <style:paragraph-properties fo:text-align="justify" style:justify-single-word="false" style:writing-mode="lr-tb"/>
      <style:text-properties officeooo:paragraph-rsid="00788da4"/>
    </style:style>
    <style:style style:name="P31" style:family="paragraph" style:parent-style-name="Standard">
      <style:paragraph-properties fo:text-align="justify" style:justify-single-word="false" style:writing-mode="lr-tb"/>
      <style:text-properties officeooo:paragraph-rsid="0090705d"/>
    </style:style>
    <style:style style:name="P32" style:family="paragraph" style:parent-style-name="Standard">
      <style:paragraph-properties fo:text-align="justify" style:justify-single-word="false" style:writing-mode="lr-tb"/>
      <style:text-properties officeooo:paragraph-rsid="008a2d4a"/>
    </style:style>
    <style:style style:name="P33" style:family="paragraph" style:parent-style-name="Standard">
      <style:paragraph-properties fo:text-align="justify" style:justify-single-word="false" style:writing-mode="lr-tb"/>
      <style:text-properties officeooo:paragraph-rsid="0091ca21"/>
    </style:style>
    <style:style style:name="P34" style:family="paragraph" style:parent-style-name="Standard">
      <style:paragraph-properties fo:text-align="justify" style:justify-single-word="false" style:writing-mode="lr-tb"/>
      <style:text-properties officeooo:paragraph-rsid="007da9a8"/>
    </style:style>
    <style:style style:name="P35" style:family="paragraph" style:parent-style-name="Standard">
      <style:paragraph-properties fo:text-align="justify" style:justify-single-word="false" style:writing-mode="lr-tb"/>
      <style:text-properties officeooo:paragraph-rsid="007f00c2"/>
    </style:style>
    <style:style style:name="P36" style:family="paragraph" style:parent-style-name="Standard">
      <style:paragraph-properties fo:text-align="justify" style:justify-single-word="false" style:writing-mode="lr-tb"/>
      <style:text-properties officeooo:paragraph-rsid="009ac528"/>
    </style:style>
    <style:style style:name="P37" style:family="paragraph" style:parent-style-name="Standard">
      <style:paragraph-properties fo:text-align="justify" style:justify-single-word="false" style:writing-mode="lr-tb"/>
      <style:text-properties officeooo:paragraph-rsid="0084665f"/>
    </style:style>
    <style:style style:name="P38" style:family="paragraph" style:parent-style-name="Standard">
      <style:paragraph-properties fo:text-align="justify" style:justify-single-word="false" style:writing-mode="lr-tb"/>
      <style:text-properties officeooo:paragraph-rsid="00a83013"/>
    </style:style>
    <style:style style:name="P39" style:family="paragraph" style:parent-style-name="Standard">
      <style:paragraph-properties fo:text-align="justify" style:justify-single-word="false" style:writing-mode="lr-tb"/>
      <style:text-properties officeooo:paragraph-rsid="00a18918"/>
    </style:style>
    <style:style style:name="P40" style:family="paragraph" style:parent-style-name="Standard">
      <style:paragraph-properties fo:text-align="justify" style:justify-single-word="false" style:writing-mode="lr-tb"/>
      <style:text-properties officeooo:paragraph-rsid="00aa15b4"/>
    </style:style>
    <style:style style:name="P41" style:family="paragraph" style:parent-style-name="Standard">
      <style:paragraph-properties fo:text-align="justify" style:justify-single-word="false" style:writing-mode="lr-tb"/>
      <style:text-properties officeooo:paragraph-rsid="00bdad48"/>
    </style:style>
    <style:style style:name="P42" style:family="paragraph" style:parent-style-name="Standard">
      <style:paragraph-properties fo:text-align="justify" style:justify-single-word="false" style:writing-mode="lr-tb"/>
      <style:text-properties officeooo:paragraph-rsid="00cfb582"/>
    </style:style>
    <style:style style:name="P43" style:family="paragraph" style:parent-style-name="Standard">
      <style:paragraph-properties fo:text-align="justify" style:justify-single-word="false" style:writing-mode="lr-tb"/>
      <style:text-properties officeooo:paragraph-rsid="00d24ae4"/>
    </style:style>
    <style:style style:name="P44" style:family="paragraph" style:parent-style-name="Standard">
      <style:paragraph-properties fo:text-align="justify" style:justify-single-word="false" style:writing-mode="lr-tb"/>
      <style:text-properties officeooo:paragraph-rsid="00d367e6"/>
    </style:style>
    <style:style style:name="P45" style:family="paragraph" style:parent-style-name="Standard">
      <style:paragraph-properties fo:text-align="justify" style:justify-single-word="false" style:writing-mode="lr-tb"/>
      <style:text-properties officeooo:paragraph-rsid="00d6b91e"/>
    </style:style>
    <style:style style:name="P46" style:family="paragraph" style:parent-style-name="Standard">
      <style:paragraph-properties fo:text-align="justify" style:justify-single-word="false" style:writing-mode="lr-tb"/>
      <style:text-properties officeooo:paragraph-rsid="00d7cc67"/>
    </style:style>
    <style:style style:name="P47" style:family="paragraph" style:parent-style-name="Standard">
      <style:paragraph-properties fo:text-align="justify" style:justify-single-word="false" style:writing-mode="lr-tb"/>
      <style:text-properties officeooo:paragraph-rsid="00e0feb9"/>
    </style:style>
    <style:style style:name="P48" style:family="paragraph" style:parent-style-name="Standard">
      <style:paragraph-properties fo:text-align="justify" style:justify-single-word="false" style:writing-mode="lr-tb"/>
      <style:text-properties officeooo:paragraph-rsid="00e2b4b9"/>
    </style:style>
    <style:style style:name="P49" style:family="paragraph" style:parent-style-name="Standard">
      <style:paragraph-properties fo:text-align="justify" style:justify-single-word="false" style:writing-mode="lr-tb"/>
      <style:text-properties officeooo:paragraph-rsid="00e3fcf5"/>
    </style:style>
    <style:style style:name="P50" style:family="paragraph" style:parent-style-name="Standard">
      <style:paragraph-properties fo:text-align="justify" style:justify-single-word="false" style:writing-mode="lr-tb"/>
      <style:text-properties officeooo:paragraph-rsid="00e8795b"/>
    </style:style>
    <style:style style:name="P51" style:family="paragraph" style:parent-style-name="Standard">
      <style:paragraph-properties fo:text-align="justify" style:justify-single-word="false" style:writing-mode="lr-tb"/>
      <style:text-properties officeooo:paragraph-rsid="00ed01d3"/>
    </style:style>
    <style:style style:name="P52" style:family="paragraph" style:parent-style-name="Standard">
      <style:paragraph-properties fo:text-align="justify" style:justify-single-word="false" style:writing-mode="lr-tb"/>
      <style:text-properties officeooo:paragraph-rsid="00f11f4b"/>
    </style:style>
    <style:style style:name="P53" style:family="paragraph" style:parent-style-name="Standard">
      <style:paragraph-properties fo:text-align="justify" style:justify-single-word="false" style:writing-mode="lr-tb"/>
      <style:text-properties officeooo:paragraph-rsid="00f94fe2"/>
    </style:style>
    <style:style style:name="P54" style:family="paragraph" style:parent-style-name="Standard">
      <style:paragraph-properties fo:text-align="justify" style:justify-single-word="false" style:writing-mode="lr-tb"/>
      <style:text-properties officeooo:paragraph-rsid="00fde3c7"/>
    </style:style>
    <style:style style:name="P55" style:family="paragraph" style:parent-style-name="Standard">
      <style:paragraph-properties fo:text-align="justify" style:justify-single-word="false" style:writing-mode="lr-tb"/>
      <style:text-properties officeooo:paragraph-rsid="01016d83"/>
    </style:style>
    <style:style style:name="P56" style:family="paragraph" style:parent-style-name="Standard">
      <style:paragraph-properties fo:text-align="justify" style:justify-single-word="false" style:writing-mode="lr-tb"/>
      <style:text-properties officeooo:paragraph-rsid="010a147e"/>
    </style:style>
    <style:style style:name="P57" style:family="paragraph" style:parent-style-name="Standard">
      <style:paragraph-properties fo:text-align="justify" style:justify-single-word="false" style:writing-mode="lr-tb"/>
      <style:text-properties officeooo:paragraph-rsid="0115a8cd"/>
    </style:style>
    <style:style style:name="P58" style:family="paragraph" style:parent-style-name="Standard">
      <style:paragraph-properties fo:text-align="justify" style:justify-single-word="false" style:writing-mode="lr-tb"/>
      <style:text-properties officeooo:paragraph-rsid="0119fe88"/>
    </style:style>
    <style:style style:name="P59" style:family="paragraph" style:parent-style-name="Standard">
      <style:paragraph-properties fo:text-align="justify" style:justify-single-word="false" style:writing-mode="lr-tb"/>
      <style:text-properties officeooo:paragraph-rsid="01227e59"/>
    </style:style>
    <style:style style:name="P60" style:family="paragraph" style:parent-style-name="Standard">
      <style:paragraph-properties fo:text-align="justify" style:justify-single-word="false" style:writing-mode="lr-tb"/>
      <style:text-properties officeooo:paragraph-rsid="0126f95a"/>
    </style:style>
    <style:style style:name="P61" style:family="paragraph" style:parent-style-name="Standard">
      <style:paragraph-properties fo:text-align="justify" style:justify-single-word="false" style:writing-mode="lr-tb"/>
      <style:text-properties officeooo:paragraph-rsid="0129fa4b"/>
    </style:style>
    <style:style style:name="P62" style:family="paragraph" style:parent-style-name="Standard">
      <style:paragraph-properties fo:text-align="justify" style:justify-single-word="false" style:writing-mode="lr-tb"/>
      <style:text-properties officeooo:paragraph-rsid="0130bb3b"/>
    </style:style>
    <style:style style:name="P63" style:family="paragraph" style:parent-style-name="Standard">
      <style:paragraph-properties fo:text-align="justify" style:justify-single-word="false" style:writing-mode="lr-tb"/>
      <style:text-properties officeooo:paragraph-rsid="0137ecfc"/>
    </style:style>
    <style:style style:name="P64" style:family="paragraph" style:parent-style-name="Standard">
      <style:paragraph-properties fo:text-align="justify" style:justify-single-word="false" style:writing-mode="lr-tb"/>
      <style:text-properties officeooo:paragraph-rsid="012d0ce5"/>
    </style:style>
    <style:style style:name="P65" style:family="paragraph" style:parent-style-name="Standard">
      <style:paragraph-properties fo:text-align="justify" style:justify-single-word="false" style:writing-mode="lr-tb"/>
      <style:text-properties officeooo:paragraph-rsid="013e5e03"/>
    </style:style>
    <style:style style:name="P66" style:family="paragraph" style:parent-style-name="Standard">
      <style:paragraph-properties fo:text-align="justify" style:justify-single-word="false" style:writing-mode="lr-tb"/>
      <style:text-properties officeooo:paragraph-rsid="01538ec8"/>
    </style:style>
    <style:style style:name="P67" style:family="paragraph" style:parent-style-name="Standard">
      <style:paragraph-properties fo:text-align="justify" style:justify-single-word="false" style:writing-mode="lr-tb"/>
      <style:text-properties officeooo:paragraph-rsid="0156186b"/>
    </style:style>
    <style:style style:name="P68" style:family="paragraph" style:parent-style-name="Standard">
      <style:paragraph-properties fo:text-align="justify" style:justify-single-word="false" style:writing-mode="lr-tb"/>
      <style:text-properties officeooo:paragraph-rsid="01578f1e"/>
    </style:style>
    <style:style style:name="P69" style:family="paragraph" style:parent-style-name="Standard">
      <style:paragraph-properties fo:text-align="justify" style:justify-single-word="false" style:writing-mode="lr-tb"/>
      <style:text-properties officeooo:paragraph-rsid="0158e1e5"/>
    </style:style>
    <style:style style:name="P70" style:family="paragraph" style:parent-style-name="Standard">
      <style:paragraph-properties fo:text-align="justify" style:justify-single-word="false" style:writing-mode="lr-tb"/>
      <style:text-properties officeooo:paragraph-rsid="01679996"/>
    </style:style>
    <style:style style:name="P71" style:family="paragraph" style:parent-style-name="Standard">
      <style:paragraph-properties fo:text-align="justify" style:justify-single-word="false" style:writing-mode="lr-tb"/>
      <style:text-properties officeooo:paragraph-rsid="0179e3bd"/>
    </style:style>
    <style:style style:name="P72" style:family="paragraph" style:parent-style-name="Standard">
      <style:paragraph-properties fo:text-align="justify" style:justify-single-word="false" style:writing-mode="lr-tb"/>
      <style:text-properties officeooo:paragraph-rsid="01826a78"/>
    </style:style>
    <style:style style:name="P73" style:family="paragraph" style:parent-style-name="Standard">
      <style:paragraph-properties fo:text-align="justify" style:justify-single-word="false" style:writing-mode="lr-tb"/>
      <style:text-properties officeooo:paragraph-rsid="0183b8e5"/>
    </style:style>
    <style:style style:name="P74" style:family="paragraph" style:parent-style-name="Standard">
      <style:paragraph-properties fo:text-align="justify" style:justify-single-word="false" style:writing-mode="lr-tb"/>
      <style:text-properties officeooo:paragraph-rsid="01916819"/>
    </style:style>
    <style:style style:name="P75" style:family="paragraph" style:parent-style-name="Standard">
      <style:paragraph-properties fo:text-align="justify" style:justify-single-word="false" style:writing-mode="lr-tb"/>
      <style:text-properties officeooo:paragraph-rsid="019200b3"/>
    </style:style>
    <style:style style:name="P76" style:family="paragraph" style:parent-style-name="Standard">
      <style:paragraph-properties fo:text-align="justify" style:justify-single-word="false" style:writing-mode="lr-tb"/>
      <style:text-properties officeooo:paragraph-rsid="019bf61d"/>
    </style:style>
    <style:style style:name="P77" style:family="paragraph" style:parent-style-name="Standard">
      <style:paragraph-properties fo:text-align="justify" style:justify-single-word="false" style:writing-mode="lr-tb"/>
      <style:text-properties officeooo:paragraph-rsid="019d65b4"/>
    </style:style>
    <style:style style:name="P78" style:family="paragraph" style:parent-style-name="Standard">
      <style:paragraph-properties fo:text-align="justify" style:justify-single-word="false" style:writing-mode="lr-tb"/>
      <style:text-properties officeooo:paragraph-rsid="01a3ea5a"/>
    </style:style>
    <style:style style:name="P79" style:family="paragraph" style:parent-style-name="Standard">
      <style:paragraph-properties fo:text-align="justify" style:justify-single-word="false" style:writing-mode="lr-tb"/>
      <style:text-properties officeooo:paragraph-rsid="01aba578"/>
    </style:style>
    <style:style style:name="P80" style:family="paragraph" style:parent-style-name="Standard">
      <style:paragraph-properties fo:text-align="justify" style:justify-single-word="false" style:writing-mode="lr-tb"/>
      <style:text-properties officeooo:paragraph-rsid="01b57314"/>
    </style:style>
    <style:style style:name="P81" style:family="paragraph" style:parent-style-name="Standard">
      <style:paragraph-properties fo:text-align="justify" style:justify-single-word="false" style:writing-mode="lr-tb"/>
      <style:text-properties officeooo:paragraph-rsid="01c26461"/>
    </style:style>
    <style:style style:name="P82" style:family="paragraph" style:parent-style-name="Standard">
      <style:paragraph-properties fo:text-align="justify" style:justify-single-word="false" style:writing-mode="lr-tb"/>
      <style:text-properties officeooo:paragraph-rsid="01c3eeda"/>
    </style:style>
    <style:style style:name="P83" style:family="paragraph" style:parent-style-name="Standard">
      <style:paragraph-properties fo:text-align="justify" style:justify-single-word="false" style:writing-mode="lr-tb"/>
      <style:text-properties officeooo:paragraph-rsid="01c545f5"/>
    </style:style>
    <style:style style:name="P84" style:family="paragraph" style:parent-style-name="Standard">
      <style:paragraph-properties fo:text-align="justify" style:justify-single-word="false" style:writing-mode="lr-tb"/>
      <style:text-properties officeooo:paragraph-rsid="01c8f92c"/>
    </style:style>
    <style:style style:name="P85" style:family="paragraph" style:parent-style-name="Standard">
      <style:paragraph-properties fo:text-align="justify" style:justify-single-word="false" style:writing-mode="lr-tb"/>
      <style:text-properties officeooo:paragraph-rsid="01cac54a"/>
    </style:style>
    <style:style style:name="P86" style:family="paragraph" style:parent-style-name="Standard">
      <style:paragraph-properties fo:text-align="justify" style:justify-single-word="false" style:writing-mode="lr-tb"/>
      <style:text-properties officeooo:paragraph-rsid="01cfbc72"/>
    </style:style>
    <style:style style:name="P87" style:family="paragraph" style:parent-style-name="Standard">
      <style:paragraph-properties fo:text-align="justify" style:justify-single-word="false" style:writing-mode="lr-tb"/>
      <style:text-properties officeooo:paragraph-rsid="01d0fa99"/>
    </style:style>
    <style:style style:name="P88" style:family="paragraph" style:parent-style-name="Standard">
      <style:paragraph-properties fo:text-align="justify" style:justify-single-word="false" style:writing-mode="lr-tb"/>
      <style:text-properties officeooo:paragraph-rsid="01d5356e"/>
    </style:style>
    <style:style style:name="P89" style:family="paragraph" style:parent-style-name="Standard">
      <style:paragraph-properties fo:text-align="justify" style:justify-single-word="false" style:writing-mode="lr-tb"/>
      <style:text-properties officeooo:paragraph-rsid="01dbc09a"/>
    </style:style>
    <style:style style:name="P90" style:family="paragraph" style:parent-style-name="Standard">
      <style:paragraph-properties fo:text-align="justify" style:justify-single-word="false" style:writing-mode="lr-tb"/>
      <style:text-properties officeooo:paragraph-rsid="01dc833a"/>
    </style:style>
    <style:style style:name="P91" style:family="paragraph" style:parent-style-name="Standard">
      <style:paragraph-properties fo:text-align="justify" style:justify-single-word="false" style:writing-mode="lr-tb"/>
      <style:text-properties officeooo:paragraph-rsid="01de2477"/>
    </style:style>
    <style:style style:name="P92" style:family="paragraph" style:parent-style-name="Standard">
      <style:paragraph-properties fo:text-align="justify" style:justify-single-word="false" style:writing-mode="lr-tb"/>
      <style:text-properties officeooo:paragraph-rsid="01e0dab3"/>
    </style:style>
    <style:style style:name="P93" style:family="paragraph" style:parent-style-name="Standard">
      <style:paragraph-properties fo:text-align="justify" style:justify-single-word="false" style:writing-mode="lr-tb"/>
      <style:text-properties officeooo:paragraph-rsid="01e25d85"/>
    </style:style>
    <style:style style:name="P94" style:family="paragraph" style:parent-style-name="Standard">
      <style:paragraph-properties fo:text-align="justify" style:justify-single-word="false" style:writing-mode="lr-tb"/>
      <style:text-properties officeooo:paragraph-rsid="01e751ef"/>
    </style:style>
    <style:style style:name="P95" style:family="paragraph" style:parent-style-name="Standard">
      <style:paragraph-properties fo:text-align="justify" style:justify-single-word="false" style:writing-mode="lr-tb"/>
      <style:text-properties officeooo:paragraph-rsid="01ebd0f2"/>
    </style:style>
    <style:style style:name="P96" style:family="paragraph" style:parent-style-name="Standard">
      <style:paragraph-properties fo:text-align="justify" style:justify-single-word="false" style:writing-mode="lr-tb"/>
      <style:text-properties officeooo:paragraph-rsid="01ec8274"/>
    </style:style>
    <style:style style:name="P97" style:family="paragraph" style:parent-style-name="Standard">
      <style:paragraph-properties fo:text-align="justify" style:justify-single-word="false" style:writing-mode="lr-tb"/>
      <style:text-properties officeooo:paragraph-rsid="01f2d2a4"/>
    </style:style>
    <style:style style:name="P98" style:family="paragraph" style:parent-style-name="Standard">
      <style:paragraph-properties fo:text-align="justify" style:justify-single-word="false" style:writing-mode="lr-tb"/>
      <style:text-properties officeooo:paragraph-rsid="02008eb5"/>
    </style:style>
    <style:style style:name="P99" style:family="paragraph" style:parent-style-name="Standard">
      <style:paragraph-properties fo:text-align="justify" style:justify-single-word="false" style:writing-mode="lr-tb"/>
      <style:text-properties officeooo:paragraph-rsid="0212adc6"/>
    </style:style>
    <style:style style:name="P100" style:family="paragraph" style:parent-style-name="Standard">
      <style:paragraph-properties fo:text-align="justify" style:justify-single-word="false" style:writing-mode="lr-tb"/>
      <style:text-properties officeooo:paragraph-rsid="0212af06"/>
    </style:style>
    <style:style style:name="P101" style:family="paragraph" style:parent-style-name="Standard">
      <style:paragraph-properties fo:text-align="justify" style:justify-single-word="false" style:writing-mode="lr-tb"/>
      <style:text-properties officeooo:paragraph-rsid="0218e681"/>
    </style:style>
    <style:style style:name="P102" style:family="paragraph" style:parent-style-name="Standard">
      <style:paragraph-properties fo:text-align="justify" style:justify-single-word="false" style:writing-mode="lr-tb"/>
      <style:text-properties officeooo:paragraph-rsid="021a64f7"/>
    </style:style>
    <style:style style:name="P103" style:family="paragraph" style:parent-style-name="Standard">
      <style:paragraph-properties fo:text-align="justify" style:justify-single-word="false" style:writing-mode="lr-tb"/>
      <style:text-properties officeooo:paragraph-rsid="0223924b"/>
    </style:style>
    <style:style style:name="P104" style:family="paragraph" style:parent-style-name="Standard">
      <style:paragraph-properties fo:text-align="justify" style:justify-single-word="false" style:writing-mode="lr-tb"/>
      <style:text-properties officeooo:paragraph-rsid="0228744d"/>
    </style:style>
    <style:style style:name="P105" style:family="paragraph" style:parent-style-name="Standard">
      <style:paragraph-properties fo:text-align="justify" style:justify-single-word="false" style:writing-mode="lr-tb"/>
      <style:text-properties officeooo:paragraph-rsid="022c79f4"/>
    </style:style>
    <style:style style:name="P106" style:family="paragraph" style:parent-style-name="Standard">
      <style:paragraph-properties fo:text-align="justify" style:justify-single-word="false" style:writing-mode="lr-tb"/>
      <style:text-properties officeooo:paragraph-rsid="022d75ad"/>
    </style:style>
    <style:style style:name="P107" style:family="paragraph" style:parent-style-name="Standard">
      <style:paragraph-properties fo:text-align="justify" style:justify-single-word="false" style:writing-mode="lr-tb"/>
      <style:text-properties officeooo:paragraph-rsid="0234b7e4"/>
    </style:style>
    <style:style style:name="P108" style:family="paragraph" style:parent-style-name="Standard">
      <style:paragraph-properties fo:text-align="justify" style:justify-single-word="false" style:writing-mode="lr-tb"/>
      <style:text-properties officeooo:paragraph-rsid="023bae3a"/>
    </style:style>
    <style:style style:name="P109" style:family="paragraph" style:parent-style-name="Standard">
      <style:paragraph-properties fo:text-align="justify" style:justify-single-word="false" style:writing-mode="lr-tb"/>
      <style:text-properties officeooo:paragraph-rsid="023e01a0"/>
    </style:style>
    <style:style style:name="P110" style:family="paragraph" style:parent-style-name="Standard">
      <style:paragraph-properties fo:text-align="justify" style:justify-single-word="false" style:writing-mode="lr-tb"/>
      <style:text-properties officeooo:paragraph-rsid="0244318f"/>
    </style:style>
    <style:style style:name="P111" style:family="paragraph" style:parent-style-name="Standard">
      <style:paragraph-properties fo:text-align="justify" style:justify-single-word="false" style:writing-mode="lr-tb"/>
      <style:text-properties officeooo:paragraph-rsid="024f7fd0"/>
    </style:style>
    <style:style style:name="P112" style:family="paragraph" style:parent-style-name="Standard">
      <style:paragraph-properties fo:text-align="justify" style:justify-single-word="false" style:writing-mode="lr-tb"/>
      <style:text-properties officeooo:paragraph-rsid="025116c5"/>
    </style:style>
    <style:style style:name="P113" style:family="paragraph" style:parent-style-name="Standard">
      <style:paragraph-properties fo:text-align="justify" style:justify-single-word="false" style:writing-mode="lr-tb"/>
      <style:text-properties officeooo:paragraph-rsid="02542069"/>
    </style:style>
    <style:style style:name="P114"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15" style:family="paragraph" style:parent-style-name="Text_20_body">
      <style:paragraph-properties fo:text-align="center" style:justify-single-word="false"/>
      <style:text-properties officeooo:paragraph-rsid="00182ee3"/>
    </style:style>
    <style:style style:name="P116"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17" style:family="paragraph" style:parent-style-name="Preformatted_20_Text">
      <style:paragraph-properties fo:margin-top="0in" fo:margin-bottom="0.1965in" style:contextual-spacing="false"/>
    </style:style>
    <style:style style:name="P118" style:family="paragraph" style:parent-style-name="Standard">
      <style:text-properties officeooo:paragraph-rsid="02326b97"/>
    </style:style>
    <style:style style:name="P119" style:family="paragraph" style:parent-style-name="Text_20_body">
      <style:text-properties officeooo:paragraph-rsid="02326b97"/>
    </style:style>
    <style:style style:name="P120" style:family="paragraph" style:parent-style-name="Heading_20_1">
      <style:paragraph-properties fo:text-align="center" style:justify-single-word="false"/>
      <style:text-properties fo:font-size="66pt" officeooo:paragraph-rsid="0196be83" style:font-size-asian="66pt" style:font-size-complex="66pt"/>
    </style:style>
    <style:style style:name="P121" style:family="paragraph" style:parent-style-name="Heading_20_1">
      <style:paragraph-properties fo:text-align="center" style:justify-single-word="false"/>
      <style:text-properties fo:font-size="22pt" officeooo:paragraph-rsid="01f6cf4d" style:font-size-asian="22pt" style:font-size-complex="22pt"/>
    </style:style>
    <style:style style:name="P122" style:family="paragraph" style:parent-style-name="Heading_20_1">
      <style:paragraph-properties fo:text-align="center" style:justify-single-word="false"/>
      <style:text-properties fo:color="#ff0000" loext:opacity="100%" officeooo:paragraph-rsid="00182ee3"/>
    </style:style>
    <style:style style:name="P123" style:family="paragraph" style:parent-style-name="Heading_20_1">
      <style:paragraph-properties fo:text-align="center" style:justify-single-word="false"/>
      <style:text-properties officeooo:paragraph-rsid="00182ee3"/>
    </style:style>
    <style:style style:name="P124" style:family="paragraph" style:parent-style-name="Heading_20_1" style:master-page-name="Content_20_1">
      <style:paragraph-properties fo:text-align="center" style:justify-single-word="false" style:page-number="auto"/>
      <style:text-properties officeooo:paragraph-rsid="01f6cf4d"/>
    </style:style>
    <style:style style:name="P125" style:family="paragraph" style:parent-style-name="Heading_20_1" style:master-page-name="Content_20_2">
      <style:paragraph-properties fo:text-align="center" style:justify-single-word="false" style:page-number="auto"/>
    </style:style>
    <style:style style:name="P126" style:family="paragraph" style:parent-style-name="Heading_20_1" style:master-page-name="Content_20_3">
      <style:paragraph-properties fo:text-align="center" style:justify-single-word="false" style:page-number="auto"/>
    </style:style>
    <style:style style:name="P127" style:family="paragraph" style:parent-style-name="Heading_20_1" style:master-page-name="Content_20_4">
      <style:paragraph-properties fo:text-align="center" style:justify-single-word="false" style:page-number="auto"/>
      <style:text-properties officeooo:paragraph-rsid="01fc69cf"/>
    </style:style>
    <style:style style:name="P128" style:family="paragraph" style:parent-style-name="Heading_20_1" style:master-page-name="Content_20_5">
      <style:paragraph-properties fo:text-align="center" style:justify-single-word="false" style:page-number="auto"/>
    </style:style>
    <style:style style:name="P129" style:family="paragraph" style:parent-style-name="Heading_20_2">
      <style:paragraph-properties fo:text-align="center" style:justify-single-word="false"/>
    </style:style>
    <style:style style:name="P130" style:family="paragraph" style:parent-style-name="Heading_20_2">
      <style:paragraph-properties fo:text-align="center" style:justify-single-word="false"/>
      <style:text-properties officeooo:paragraph-rsid="0017088b"/>
    </style:style>
    <style:style style:name="P131" style:family="paragraph" style:parent-style-name="Heading_20_2">
      <style:paragraph-properties fo:text-align="center" style:justify-single-word="false"/>
      <style:text-properties officeooo:paragraph-rsid="01ebd0f2"/>
    </style:style>
    <style:style style:name="P132" style:family="paragraph" style:parent-style-name="Heading_20_2">
      <style:paragraph-properties fo:text-align="center" style:justify-single-word="false"/>
      <style:text-properties fo:font-size="16pt" officeooo:rsid="005c5c80" style:font-size-asian="16pt" style:font-size-complex="16pt"/>
    </style:style>
    <style:style style:name="P133" style:family="paragraph" style:parent-style-name="Heading_20_3">
      <style:paragraph-properties fo:text-align="center" style:justify-single-word="false"/>
      <style:text-properties fo:color="#ff0000" loext:opacity="100%"/>
    </style:style>
    <style:style style:name="P134" style:family="paragraph" style:parent-style-name="Heading_20_3">
      <style:paragraph-properties fo:text-align="center" style:justify-single-word="false"/>
      <style:text-properties fo:color="#ff0000" loext:opacity="100%" officeooo:paragraph-rsid="021b3894"/>
    </style:style>
    <style:style style:name="P135"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136" style:family="paragraph" style:parent-style-name="Heading_20_3">
      <style:paragraph-properties fo:text-align="justify" style:justify-single-word="false"/>
    </style:style>
    <style:style style:name="P137" style:family="paragraph" style:parent-style-name="Heading_20_3">
      <style:paragraph-properties fo:text-align="justify" style:justify-single-word="false"/>
      <style:text-properties officeooo:paragraph-rsid="002bf890"/>
    </style:style>
    <style:style style:name="P138" style:family="paragraph" style:parent-style-name="Heading_20_3">
      <style:paragraph-properties fo:text-align="justify" style:justify-single-word="false"/>
      <style:text-properties officeooo:paragraph-rsid="021b3894"/>
    </style:style>
    <style:style style:name="P139" style:family="paragraph" style:parent-style-name="Heading_20_3">
      <style:paragraph-properties fo:text-align="center" style:justify-single-word="false"/>
    </style:style>
    <style:style style:name="P140" style:family="paragraph" style:parent-style-name="Heading_20_3">
      <style:paragraph-properties fo:text-align="center" style:justify-single-word="false"/>
      <style:text-properties officeooo:paragraph-rsid="005c5c80"/>
    </style:style>
    <style:style style:name="P141" style:family="paragraph" style:parent-style-name="Heading_20_4">
      <style:paragraph-properties fo:text-align="center" style:justify-single-word="false"/>
    </style:style>
    <style:style style:name="P142" style:family="paragraph" style:parent-style-name="Heading_20_4">
      <style:text-properties officeooo:paragraph-rsid="00cfb582"/>
    </style:style>
    <style:style style:name="P143"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14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145"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146"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147"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148" style:family="paragraph" style:parent-style-name="Standard" style:master-page-name="Content">
      <style:paragraph-properties fo:text-align="justify" style:justify-single-word="false" style:page-number="auto" style:writing-mode="lr-tb"/>
      <style:text-properties officeooo:paragraph-rsid="0017088b"/>
    </style:style>
    <style:style style:name="P149" style:family="paragraph" style:parent-style-name="Standard" style:master-page-name="Standard">
      <style:paragraph-properties style:page-number="auto"/>
      <style:text-properties officeooo:paragraph-rsid="02326b97"/>
    </style:style>
    <style:style style:name="P150" style:family="paragraph" style:parent-style-name="Text_20_body" style:list-style-name="L1"/>
    <style:style style:name="P151"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size="48pt" style:font-name-asian="文头1" style:font-size-asian="48pt" style:font-size-complex="72pt"/>
    </style:style>
    <style:style style:name="T10"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1"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2" style:family="text">
      <style:text-properties fo:color="#ff0000" loext:opacity="100%" fo:font-weight="bold" style:font-weight-asian="bold" style:font-weight-complex="bold"/>
    </style:style>
    <style:style style:name="T13" style:family="text">
      <style:text-properties fo:color="#ff0000" loext:opacity="100%" fo:font-style="normal" fo:font-weight="bold"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style="italic" officeooo:rsid="01ec8274" style:font-style-asian="italic" style:font-style-complex="italic"/>
    </style:style>
    <style:style style:name="T16" style:family="text">
      <style:text-properties fo:font-style="italic" style:language-asian="zh" style:country-asian="CN" style:font-style-asian="italic" style:font-style-complex="italic"/>
    </style:style>
    <style:style style:name="T17" style:family="text">
      <style:text-properties officeooo:rsid="002deb85"/>
    </style:style>
    <style:style style:name="T18" style:family="text">
      <style:text-properties officeooo:rsid="002df77d"/>
    </style:style>
    <style:style style:name="T19" style:family="text">
      <style:text-properties officeooo:rsid="002c00a6"/>
    </style:style>
    <style:style style:name="T20" style:family="text">
      <style:text-properties officeooo:rsid="001ba1a7"/>
    </style:style>
    <style:style style:name="T21" style:family="text">
      <style:text-properties officeooo:rsid="001d5353"/>
    </style:style>
    <style:style style:name="T22" style:family="text">
      <style:text-properties officeooo:rsid="002502ec"/>
    </style:style>
    <style:style style:name="T23" style:family="text">
      <style:text-properties officeooo:rsid="0026ea81"/>
    </style:style>
    <style:style style:name="T24" style:family="text">
      <style:text-properties style:language-asian="zh" style:country-asian="CN"/>
    </style:style>
    <style:style style:name="T25" style:family="text">
      <style:text-properties officeooo:rsid="005cbdec" style:language-asian="zh" style:country-asian="CN"/>
    </style:style>
    <style:style style:name="T26" style:family="text">
      <style:text-properties fo:language="zh" fo:country="CN"/>
    </style:style>
    <style:style style:name="T27" style:family="text">
      <style:text-properties fo:language="zh" fo:country="CN" style:language-asian="zh" style:country-asian="CN"/>
    </style:style>
    <style:style style:name="T28" style:family="text">
      <style:text-properties officeooo:rsid="002b427b"/>
    </style:style>
    <style:style style:name="T29" style:family="text">
      <style:text-properties officeooo:rsid="0032e7df"/>
    </style:style>
    <style:style style:name="T30" style:family="text">
      <style:text-properties officeooo:rsid="003d2b53"/>
    </style:style>
    <style:style style:name="T31" style:family="text">
      <style:text-properties officeooo:rsid="0018a348"/>
    </style:style>
    <style:style style:name="T32" style:family="text">
      <style:text-properties officeooo:rsid="001d7f47"/>
    </style:style>
    <style:style style:name="T33" style:family="text">
      <style:text-properties officeooo:rsid="00247b96"/>
    </style:style>
    <style:style style:name="T34" style:family="text">
      <style:text-properties officeooo:rsid="002a8198"/>
    </style:style>
    <style:style style:name="T35" style:family="text">
      <style:text-properties officeooo:rsid="003da4d8"/>
    </style:style>
    <style:style style:name="T36" style:family="text">
      <style:text-properties officeooo:rsid="0041b2f3"/>
    </style:style>
    <style:style style:name="T37" style:family="text">
      <style:text-properties officeooo:rsid="00451c72"/>
    </style:style>
    <style:style style:name="T38" style:family="text">
      <style:text-properties officeooo:rsid="0045634e"/>
    </style:style>
    <style:style style:name="T39" style:family="text">
      <style:text-properties officeooo:rsid="0047343c"/>
    </style:style>
    <style:style style:name="T40" style:family="text">
      <style:text-properties officeooo:rsid="004810ed"/>
    </style:style>
    <style:style style:name="T41" style:family="text">
      <style:text-properties fo:color="#000000" loext:opacity="100%" style:text-underline-style="none"/>
    </style:style>
    <style:style style:name="T42" style:family="text">
      <style:text-properties fo:color="#000000" loext:opacity="100%" style:text-underline-style="none" officeooo:rsid="00d08efb"/>
    </style:style>
    <style:style style:name="T43" style:family="text">
      <style:text-properties fo:color="#000000" loext:opacity="100%" style:text-underline-style="none" fo:font-weight="normal" style:font-weight-asian="normal" style:font-weight-complex="normal"/>
    </style:style>
    <style:style style:name="T44" style:family="text">
      <style:text-properties fo:color="#000000" loext:opacity="100%" style:text-underline-style="none" fo:font-weight="normal" officeooo:rsid="0230fc61" style:font-weight-asian="normal" style:font-weight-complex="normal"/>
    </style:style>
    <style:style style:name="T45" style:family="text">
      <style:text-properties fo:color="#000000" loext:opacity="100%" style:text-underline-style="none" officeooo:rsid="0230fc61"/>
    </style:style>
    <style:style style:name="T46" style:family="text">
      <style:text-properties fo:color="#000000" loext:opacity="100%" style:text-underline-style="none" officeooo:rsid="022fbc05"/>
    </style:style>
    <style:style style:name="T47" style:family="text">
      <style:text-properties fo:color="#000000" loext:opacity="100%" style:text-underline-style="solid" style:text-underline-width="auto" style:text-underline-color="font-color" fo:font-weight="normal" style:font-weight-asian="normal" style:font-weight-complex="normal"/>
    </style:style>
    <style:style style:name="T48" style:family="text">
      <style:text-properties fo:color="#000000" loext:opacity="100%" fo:font-style="normal" style:text-underline-style="none" style:font-style-asian="normal" style:font-style-complex="normal"/>
    </style:style>
    <style:style style:name="T49" style:family="text">
      <style:text-properties fo:color="#000000" loext:opacity="100%" fo:font-style="normal" style:text-underline-style="none" officeooo:rsid="0230fc61" style:font-style-asian="normal" style:font-style-complex="normal"/>
    </style:style>
    <style:style style:name="T50" style:family="text">
      <style:text-properties fo:color="#000000" loext:opacity="100%" fo:font-style="normal" style:text-underline-style="none" officeooo:rsid="00d08efb" style:font-style-asian="normal" style:font-style-complex="normal"/>
    </style:style>
    <style:style style:name="T51" style:family="text">
      <style:text-properties officeooo:rsid="004c5afa"/>
    </style:style>
    <style:style style:name="T52" style:family="text">
      <style:text-properties officeooo:rsid="004fd689"/>
    </style:style>
    <style:style style:name="T53" style:family="text">
      <style:text-properties officeooo:rsid="005172a0"/>
    </style:style>
    <style:style style:name="T54" style:family="text">
      <style:text-properties officeooo:rsid="005626d2"/>
    </style:style>
    <style:style style:name="T55" style:family="text">
      <style:text-properties fo:font-size="10.5pt" fo:font-style="italic" style:font-name-asian="Liberation Serif" style:font-size-asian="10.5pt" style:font-style-asian="italic" style:font-size-complex="10.5pt" style:font-style-complex="italic"/>
    </style:style>
    <style:style style:name="T56" style:family="text">
      <style:text-properties fo:font-size="10.5pt" style:font-name-asian="Liberation Serif" style:font-size-asian="10.5pt" style:font-size-complex="10.5pt"/>
    </style:style>
    <style:style style:name="T57" style:family="text">
      <style:text-properties fo:font-size="10.5pt" style:font-name-asian="Noto Serif CJK SC" style:font-size-asian="10.5pt" style:font-size-complex="10.5pt"/>
    </style:style>
    <style:style style:name="T58" style:family="text">
      <style:text-properties style:font-name="Liberation Serif" fo:font-size="10.5pt" fo:font-style="italic" style:font-name-asian="Liberation Serif" style:font-size-asian="10.5pt" style:font-style-asian="italic" style:font-size-complex="10.5pt" style:font-style-complex="italic"/>
    </style:style>
    <style:style style:name="T59"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60"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61"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62"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63" style:family="text">
      <style:text-properties officeooo:rsid="005c5c80"/>
    </style:style>
    <style:style style:name="T64" style:family="text">
      <style:text-properties fo:font-weight="normal" style:font-weight-asian="normal" style:font-weight-complex="normal"/>
    </style:style>
    <style:style style:name="T65" style:family="text">
      <style:text-properties fo:font-weight="normal" officeooo:rsid="01d5356e" style:font-weight-asian="normal" style:font-weight-complex="normal"/>
    </style:style>
    <style:style style:name="T66" style:family="text">
      <style:text-properties fo:font-weight="bold" style:font-weight-asian="bold" style:font-weight-complex="bold"/>
    </style:style>
    <style:style style:name="T67" style:family="text">
      <style:text-properties fo:font-weight="bold" officeooo:rsid="005c5c80" style:font-weight-asian="bold" style:font-weight-complex="bold"/>
    </style:style>
    <style:style style:name="T68" style:family="text">
      <style:text-properties officeooo:rsid="005ecb2c"/>
    </style:style>
    <style:style style:name="T69" style:family="text">
      <style:text-properties officeooo:rsid="00633085"/>
    </style:style>
    <style:style style:name="T70" style:family="text">
      <style:text-properties officeooo:rsid="0069cd20"/>
    </style:style>
    <style:style style:name="T71" style:family="text">
      <style:text-properties officeooo:rsid="00761b78"/>
    </style:style>
    <style:style style:name="T72" style:family="text">
      <style:text-properties officeooo:rsid="007c7e41"/>
    </style:style>
    <style:style style:name="T73" style:family="text">
      <style:text-properties officeooo:rsid="007da9a8"/>
    </style:style>
    <style:style style:name="T74" style:family="text">
      <style:text-properties officeooo:rsid="0084665f"/>
    </style:style>
    <style:style style:name="T75" style:family="text">
      <style:text-properties fo:font-style="normal"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8597e2" style:font-style-asian="normal" style:font-weight-asian="normal" style:font-style-complex="normal" style:font-weight-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officeooo:rsid="008a2d4a"/>
    </style:style>
    <style:style style:name="T80" style:family="text">
      <style:text-properties officeooo:rsid="0094a94a"/>
    </style:style>
    <style:style style:name="T81" style:family="text">
      <style:text-properties officeooo:rsid="0094f686"/>
    </style:style>
    <style:style style:name="T82" style:family="text">
      <style:text-properties officeooo:rsid="0095e257"/>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fo:font-weight="normal" style:font-weight-asian="normal" style:font-weight-complex="normal"/>
    </style:style>
    <style:style style:name="T85" style:family="text">
      <style:text-properties style:text-underline-style="none" fo:font-weight="normal" style:font-weight-asian="normal" style:font-weight-complex="normal"/>
    </style:style>
    <style:style style:name="T86" style:family="text">
      <style:text-properties style:text-underline-style="none" fo:font-weight="normal" officeooo:rsid="00ab5740" style:font-weight-asian="normal" style:font-weight-complex="normal"/>
    </style:style>
    <style:style style:name="T87" style:family="text">
      <style:text-properties officeooo:rsid="00ade419"/>
    </style:style>
    <style:style style:name="T88" style:family="text">
      <style:text-properties officeooo:rsid="00b16c1b"/>
    </style:style>
    <style:style style:name="T89" style:family="text">
      <style:text-properties officeooo:rsid="00c9b7b7"/>
    </style:style>
    <style:style style:name="T90" style:family="text">
      <style:text-properties officeooo:rsid="00cfb582"/>
    </style:style>
    <style:style style:name="T91" style:family="text">
      <style:text-properties officeooo:rsid="00d128ae"/>
    </style:style>
    <style:style style:name="T92" style:family="text">
      <style:text-properties officeooo:rsid="00d5a2f9"/>
    </style:style>
    <style:style style:name="T93" style:family="text">
      <style:text-properties officeooo:rsid="00db41d4"/>
    </style:style>
    <style:style style:name="T94" style:family="text">
      <style:text-properties officeooo:rsid="00e8795b"/>
    </style:style>
    <style:style style:name="T95" style:family="text">
      <style:text-properties officeooo:rsid="00ea9142"/>
    </style:style>
    <style:style style:name="T96" style:family="text">
      <style:text-properties officeooo:rsid="00ebd3e2"/>
    </style:style>
    <style:style style:name="T97" style:family="text">
      <style:text-properties officeooo:rsid="00ed01d3"/>
    </style:style>
    <style:style style:name="T98" style:family="text">
      <style:text-properties officeooo:rsid="00f1e5fd"/>
    </style:style>
    <style:style style:name="T99" style:family="text">
      <style:text-properties officeooo:rsid="0102999c"/>
    </style:style>
    <style:style style:name="T100" style:family="text">
      <style:text-properties officeooo:rsid="0105f975"/>
    </style:style>
    <style:style style:name="T101" style:family="text">
      <style:text-properties officeooo:rsid="0107d071"/>
    </style:style>
    <style:style style:name="T102" style:family="text">
      <style:text-properties officeooo:rsid="010fde23"/>
    </style:style>
    <style:style style:name="T103" style:family="text">
      <style:text-properties officeooo:rsid="0126f95a"/>
    </style:style>
    <style:style style:name="T104" style:family="text">
      <style:text-properties officeooo:rsid="0128149a"/>
    </style:style>
    <style:style style:name="T105" style:family="text">
      <style:text-properties officeooo:rsid="012afb97"/>
    </style:style>
    <style:style style:name="T106" style:family="text">
      <style:text-properties officeooo:rsid="012bca88"/>
    </style:style>
    <style:style style:name="T107" style:family="text">
      <style:text-properties officeooo:rsid="012d0ce5"/>
    </style:style>
    <style:style style:name="T108" style:family="text">
      <style:text-properties officeooo:rsid="01304662"/>
    </style:style>
    <style:style style:name="T109" style:family="text">
      <style:text-properties officeooo:rsid="0130bb3b"/>
    </style:style>
    <style:style style:name="T110" style:family="text">
      <style:text-properties officeooo:rsid="0131b956"/>
    </style:style>
    <style:style style:name="T111" style:family="text">
      <style:text-properties officeooo:rsid="0137ecfc"/>
    </style:style>
    <style:style style:name="T112" style:family="text">
      <style:text-properties officeooo:rsid="013a5a92"/>
    </style:style>
    <style:style style:name="T113" style:family="text">
      <style:text-properties officeooo:rsid="01410279"/>
    </style:style>
    <style:style style:name="T114" style:family="text">
      <style:text-properties officeooo:rsid="0141c49a"/>
    </style:style>
    <style:style style:name="T115" style:family="text">
      <style:text-properties officeooo:rsid="01453cf8"/>
    </style:style>
    <style:style style:name="T116" style:family="text">
      <style:text-properties officeooo:rsid="0147f266"/>
    </style:style>
    <style:style style:name="T117" style:family="text">
      <style:text-properties officeooo:rsid="014a11ac"/>
    </style:style>
    <style:style style:name="T118" style:family="text">
      <style:text-properties officeooo:rsid="014b1f6d"/>
    </style:style>
    <style:style style:name="T119" style:family="text">
      <style:text-properties officeooo:rsid="014b3c10"/>
    </style:style>
    <style:style style:name="T120" style:family="text">
      <style:text-properties officeooo:rsid="014db3c4"/>
    </style:style>
    <style:style style:name="T121" style:family="text">
      <style:text-properties officeooo:rsid="0156186b"/>
    </style:style>
    <style:style style:name="T122" style:family="text">
      <style:text-properties officeooo:rsid="01561f6e"/>
    </style:style>
    <style:style style:name="T123" style:family="text">
      <style:text-properties officeooo:rsid="0159c3c3"/>
    </style:style>
    <style:style style:name="T124" style:family="text">
      <style:text-properties officeooo:rsid="01708dfc"/>
    </style:style>
    <style:style style:name="T125" style:family="text">
      <style:text-properties officeooo:rsid="01730b9b"/>
    </style:style>
    <style:style style:name="T126" style:family="text">
      <style:text-properties officeooo:rsid="0178a38d"/>
    </style:style>
    <style:style style:name="T127" style:family="text">
      <style:text-properties officeooo:rsid="018649e4"/>
    </style:style>
    <style:style style:name="T128" style:family="text">
      <style:text-properties officeooo:rsid="01886b57"/>
    </style:style>
    <style:style style:name="T129" style:family="text">
      <style:text-properties officeooo:rsid="018c35e9"/>
    </style:style>
    <style:style style:name="T130" style:family="text">
      <style:text-properties officeooo:rsid="018e3ab7"/>
    </style:style>
    <style:style style:name="T131" style:family="text">
      <style:text-properties officeooo:rsid="018fc98e"/>
    </style:style>
    <style:style style:name="T132" style:family="text">
      <style:text-properties officeooo:rsid="01916148"/>
    </style:style>
    <style:style style:name="T133" style:family="text">
      <style:text-properties officeooo:rsid="01916819"/>
    </style:style>
    <style:style style:name="T134" style:family="text">
      <style:text-properties officeooo:rsid="0194e643"/>
    </style:style>
    <style:style style:name="T135" style:family="text">
      <style:text-properties officeooo:rsid="01a3cd81"/>
    </style:style>
    <style:style style:name="T136" style:family="text">
      <style:text-properties officeooo:rsid="01e8c562"/>
    </style:style>
    <style:style style:name="T137" style:family="text">
      <style:text-properties officeooo:rsid="01ee3332"/>
    </style:style>
    <style:style style:name="T138" style:family="text">
      <style:text-properties officeooo:rsid="01f11bec"/>
    </style:style>
    <style:style style:name="T139" style:family="text">
      <style:text-properties officeooo:rsid="01f51a7c"/>
    </style:style>
    <style:style style:name="T140" style:family="text">
      <style:text-properties officeooo:rsid="01fd975b"/>
    </style:style>
    <style:style style:name="T141" style:family="text">
      <style:text-properties officeooo:rsid="01ff7ec7"/>
    </style:style>
    <style:style style:name="T142" style:family="text">
      <style:text-properties officeooo:rsid="02019fc2"/>
    </style:style>
    <style:style style:name="T143" style:family="text">
      <style:text-properties officeooo:rsid="0214386f"/>
    </style:style>
    <style:style style:name="T144" style:family="text">
      <style:text-properties officeooo:rsid="021550c5"/>
    </style:style>
    <style:style style:name="T145" style:family="text">
      <style:text-properties fo:font-size="15pt" fo:font-weight="bold" style:font-size-asian="15pt" style:font-weight-asian="bold" style:font-size-complex="15pt" style:font-weight-complex="bold"/>
    </style:style>
    <style:style style:name="T146" style:family="text">
      <style:text-properties officeooo:rsid="025786f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0" text:outline-level="1">秘鲁共产党文集</text:h>
      <text:h text:style-name="P121"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15"/>
      <text:p text:style-name="P116">全世界无产者编辑</text:p>
      <text:p text:style-name="P118"><text:soft-page-break/></text:p>
      <text:p text:style-name="Standard"/>
      <text:p text:style-name="Standard"/>
      <text:p text:style-name="Standard"/>
      <text:h text:style-name="P122" text:outline-level="1">全世界被压迫民族、被压迫人民联合起来！</text:h>
      <text:h text:style-name="P122" text:outline-level="1">全世界无产者联合起来！</text:h>
      <text:h text:style-name="P122"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18"/>
      <text:h text:style-name="P123" text:outline-level="1"><text:soft-page-break/>目录</text:h>
      <text:p text:style-name="P8">——————————</text:p>
      <text:p text:style-name="P11">　　<text:a xlink:type="simple" xlink:href="#6.1968年 - 了解马里亚特吉|outline" text:style-name="Internet_20_link" text:visited-style-name="Visited_20_Internet_20_Link"><text:span text:style-name="T43">1968</text:span><text:span text:style-name="T44">年</text:span><text:span text:style-name="T43"> - 了解马里亚特吉</text:span></text:a></text:p>
      <text:p text:style-name="P11">　　<text:a xlink:type="simple" xlink:href="#6.1970年 - 拉丁美洲：人民战争的伟大胜利和辉煌前景|outline" text:style-name="Internet_20_link" text:visited-style-name="Visited_20_Internet_20_Link"><text:span text:style-name="T48">1970</text:span><text:span text:style-name="T49">年</text:span><text:span text:style-name="T48"> - 拉丁美洲：人民战争的伟大胜利和辉煌前景</text:span></text:a></text:p>
      <text:p text:style-name="P11">　　<text:a xlink:type="simple" xlink:href="#6.1973年 - 马克思主义、马里亚特吉和妇女运动|outline" text:style-name="Internet_20_link" text:visited-style-name="Visited_20_Internet_20_Link"><text:span text:style-name="T41">1973</text:span><text:span text:style-name="T45">年</text:span><text:span text:style-name="T41"> - 马克思主义、马里亚特吉和妇女运动</text:span></text:a></text:p>
      <text:p text:style-name="P11">　　<text:a xlink:type="simple" xlink:href="#6.1974年 - 关于民族问题|outline" text:style-name="Internet_20_link" text:visited-style-name="Visited_20_Internet_20_Link"><text:span text:style-name="T41">1974</text:span><text:span text:style-name="T45">年</text:span><text:span text:style-name="T41"> - 关于民族问题</text:span></text:a></text:p>
      <text:p text:style-name="P11">　　<text:a xlink:type="simple" xlink:href="#6.1974年 - 关于民族问题|outline" text:style-name="Internet_20_link" text:visited-style-name="Visited_20_Internet_20_Link"><text:span text:style-name="T41">1975</text:span><text:span text:style-name="T45">年</text:span><text:span text:style-name="T41"> - 让我们重回马里亚特吉并重组他的政党</text:span></text:a></text:p>
      <text:p text:style-name="P11">　　1976 - 论党的建设</text:p>
      <text:p text:style-name="P11">　　1976- 农民问题与革命</text:p>
      <text:p text:style-name="P11">　　1976毛泽东主席永垂不朽！国际无产阶级、被压迫人民和世界革命的伟大领袖</text:p>
      <text:p text:style-name="P11">　　1976毛泽东主席永垂不朽！</text:p>
      <text:p text:style-name="P11">　　1977- 成为马克思主义者就是坚持马列主义、毛泽东思想</text:p>
      <text:p text:style-name="P11">　　1978年 - 反对宪政幻想，争取新民主主义国家</text:p>
      <text:p text:style-name="P11">　　1979- 为新国旗</text:p>
      <text:p text:style-name="P11">　　1979- 发展日益壮大的人民抗议活动！</text:p>
      <text:p text:style-name="P11">　　1979年 - 关于我们历史的三个篇章</text:p>
      <text:p text:style-name="P11">　　1980- 我们开始推倒围墙，展开新的黎明</text:p>
      <text:p text:style-name="P11">　　1980- 我们是发起者</text:p>
      <text:p text:style-name="P11">　　1980- 走向游击战！</text:p>
      <text:p text:style-name="P11">　　1981——献给英勇战斗的人民！</text:p>
      <text:p text:style-name="P11">　　1981- 我国人民的武装斗争万岁！打倒反动骗局！</text:p>
      <text:p text:style-name="P11">　　1982- 让我们开展游击战吧！</text:p>
      <text:p text:style-name="P11">　　1982- 毛主义。马列毛主义论</text:p>
      <text:p text:style-name="P11">　　1985- 不要投票！而是扩大游击战，为民夺权！</text:p>
      <text:p text:style-name="P11">　　1986年 - 单一文件。El Frontón、卢里甘乔和卡亚俄的闪亮战壕战俘的要求。</text:p>
      <text:p text:style-name="P11">　　1986- 没有任何人可以打败我们！</text:p>
      <text:p text:style-name="P11">　　1986年 - 英雄主义日</text:p>
      <text:p text:style-name="P11">　　1986年——开展人民战争，服务世界革命</text:p>
      <text:p text:style-name="P11">　　1987- 提升、捍卫和应用马列毛主义，主要是毛主义！</text:p>
      <text:p text:style-name="P11">　　1987- PCP 和 PCE 之间的协议</text:p>
      <text:p text:style-name="P11">　　1987年——为党为革命献出生命</text:p>
      <text:p text:style-name="P11">　　1987年 - 荣耀归于英雄主义日！</text:p>
      <text:h text:style-name="P129" text:outline-level="2">附录</text:h>
      <text:p text:style-name="P11">　　1987- 贡萨罗主席的哲学研讨会 (笔记1987)</text:p>
      <text:p text:style-name="P11">　　1966年——毛主席，有思想有行动的人</text:p>
      <text:p text:style-name="P11">　　1973- 什么是官僚资本主义？</text:p>
      <text:p text:style-name="P11">　　1984年 - 给革命国际主义运动委员会的两封信</text:p>
      <text:p text:style-name="P11">　　1985年 - 给革命国际主义运动委员会的信</text:p>
      <text:p text:style-name="P8">——————————</text:p>
      <text:p text:style-name="P8"/>
      <text:p text:style-name="P8">——————————</text:p>
      <text:h text:style-name="P124" text:outline-level="1" text:is-list-header="true"><text:a xlink:type="simple" xlink:href="#2.目录|outline" text:style-name="Internet_20_link" text:visited-style-name="Visited_20_Internet_20_Link"><text:span text:style-name="T41">1968</text:span><text:span text:style-name="T42">年 </text:span><text:span text:style-name="T41">- 了解马里亚特吉</text:span></text:a></text:h>
      <text:p text:style-name="P8"/>
      <text:p text:style-name="P12">　　<text:span text:style-name="T14">1968年在秘鲁阿亚库乔的瓦曼加-圣克里斯托瓦尔国立大学举行的会议</text:span></text:p>
      <text:p text:style-name="P8"/>
      <text:p text:style-name="P8">　　我们有机会在这个地方交谈已经三年多了。当时我们谈到了教育的问题，并就这个重要的问题分享了我们的想法。这是与你交谈的绝好机会。今天，我们再次有机会与大家交谈，但情况有所不同。</text:p>
      <text:p text:style-name="P8"/>
      <text:p text:style-name="P8">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8"/>
      <text:p text:style-name="P8">　　当然，马里亚特吉的肉体已经死去多年，但他的思想依然鲜活，就像在1930年代一样。它仍然充满活力，仍然流行，仍然是秘鲁的前景，而还活着的人的其他想法确实已经死了。</text:p>
      <text:p text:style-name="P8"/>
      <text:p text:style-name="P8">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8"/>
      <text:h text:style-name="P130" text:outline-level="2">了解马里亚特吉</text:h>
      <text:p text:style-name="P8"/>
      <text:p text:style-name="P8">　　在试图默默地埋葬他之后，关于马里亚特吉的文章很多。当然，我们也看到马里亚特吉被高度评价，以迷惑他，系统地试图扭曲他，试图用毫无意义的迂腐来“改善”他。关于马里亚特吉，首先有人说他不是被公认的马克思主义者，他的思想也没有得到马列主义的支持。</text:p>
      <text:p text:style-name="P8"/>
      <text:p text:style-name="P8">　　马里亚特吉自己说过。他是一个被公认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8"/>
      <text:p text:style-name="P8">　　马里亚特吉是马列主义者。如果我们回顾他的作品，马里亚特吉告诉我们，在本世纪（他在1920年代左右发表讲话），列宁主义是一种新形式，是当时得到的马克思主义<text:span text:style-name="T17">的最高阶段</text:span>。马里亚特吉然后发现他与马克思和列宁有联系，这就是为什么他称自己<text:span text:style-name="T18">为</text:span>被公认为马列主义者。第三，马里亚特吉有一种工作方法，一种分析方法，一种无可替代<text:span text:style-name="T140">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8"/>
      <text:p text:style-name="P8">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8"/>
      <text:p text:style-name="P8"><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8"/>
      <text:p text:style-name="P8">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8"/>
      <text:p text:style-name="P8">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8"/>
      <text:p text:style-name="P8">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41">《</text:span>关于秘鲁现实的七篇解释性文章<text:span text:style-name="T141">》</text:span>（Siete Ensayos de Interpretacion de la Realidad Peruana）中对我们国家的解释仍然是一份不可动摇的文件。</text:p>
      <text:p text:style-name="P8"/>
      <text:p text:style-name="P8">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0">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8"/>
      <text:p text:style-name="P8">　　马里亚特吉从马克思主义者的观点，以及对我们秘鲁现实的唯一正确观点，为我们提出了七种精湛的解释。许多才华横溢、学识渊博、持相反观点的学者试图从 Don Victor Andres Belaunde（编者注<text:span text:style-name="T21">：秘鲁资产阶级历史学家</text:span>）的反动立场抹黑这本小书，但他们的努力都失败了。</text:p>
      <text:p text:style-name="P8"/>
      <text:h text:style-name="P130" text:outline-level="2">不朽之书</text:h>
      <text:p text:style-name="P8"/>
      <text:p text:style-name="P8">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8"/>
      <text:p text:style-name="P8">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8"><text:soft-page-break/></text:p>
      <text:p text:style-name="P8">　　很多人说“七篇文章”只是新闻工作，认为它们只是一个新闻工作者的工作。甚至有一个人——仅仅提到他的名字，Ravines [编者注：<text:span text:style-name="T22">他</text:span>在马里亚特吉死后篡夺了党的领导权]，污染了我们周围的空气——他<text:span text:style-name="T23">像这样</text:span>声称事情：“人们对马里亚特吉有什么看法，<text:span text:style-name="T24">如果他只是一个轻浮的记者，为什么人们对</text:span><text:span text:style-name="T27">马里亚特吉</text:span><text:span text:style-name="T24">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8"/>
      <text:p text:style-name="P8">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28">的</text:span>高度。</text:p>
      <text:p text:style-name="P8"/>
      <text:h text:style-name="P130" text:outline-level="2">马里亚特吉是无产阶级的战士</text:h>
      <text:p text:style-name="P8"/>
      <text:p text:style-name="P8">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8"/>
      <text:p text:style-name="P8">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29">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8"/>
      <text:p text:style-name="P8">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1">。</text:span>这点马里亚特吉理解得很透彻，按照马克思主义者的分析，马里亚特吉是CGTP的创始人。</text:p>
      <text:p text:style-name="P8"/>
      <text:h text:style-name="P130" text:outline-level="2">秘鲁工人总联合会 (CGTP)</text:h>
      <text:p text:style-name="P8"/>
      <text:p text:style-name="P8">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8"/>
      <text:p text:style-name="P8"><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8"/>
      <text:p text:style-name="P8">　　马里亚特吉阐述了斗争的方式，并向我们讲述了罢工。为什么马里亚特吉以这种方式阐述事情？因为在组织中也要跟他们讲斗争的手段和策略，按照我们要达到的目的，就有斗争的形式。</text:p>
      <text:p text:style-name="P8"/>
      <text:p text:style-name="P8">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8"/>
      <text:p text:style-name="P99">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4">马里亚特吉非常理解这个问题，人民只要组织起来就立于不败之地的问题。</text:span>列宁，在各个方面都是非凡的，他说：“人民是不可战胜的，但只有当他们像钢铁一样组织起来，按照自己的原则团结起来。”</text:p>
      <text:p text:style-name="P8"/>
      <text:h text:style-name="P130" text:outline-level="2">农民组织</text:h>
      <text:p text:style-name="P8"/>
      <text:p text:style-name="P8">　　马里亚特吉提出，人民首先要明确自己的思想政治立场，其次要打造自己的有机结构。</text:p>
      <text:p text:style-name="P8"/>
      <text:p text:style-name="P8">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8"/>
      <text:p text:style-name="P8"><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8"/>
      <text:p text:style-name="P100">　　马里亚特吉指出了这一点并更进一步。他提出了两件非凡的事情；对于权力，列宁说：“这同政权问题，同革命问题有关。”（《列宁全集》第<text:span text:style-name="T143">30卷，第</text:span><text:span text:style-name="T144">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8"/>
      <text:h text:style-name="P130" text:outline-level="2">党</text:h>
      <text:p text:style-name="P8"/>
      <text:p text:style-name="P101">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8"/>
      <text:p text:style-name="P8">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8"/>
      <text:p text:style-name="P8">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0">党的</text:span>计划。我们必须参考Martinez de la Torre [编者注：传记作者和马里亚特吉的亲密战友]的作品中找到的文件，其中我们找到了马里亚特吉自己编写的程序，即秘鲁共产党（PCP）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8"/>
      <text:p text:style-name="P8">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8"/>
      <text:h text:style-name="P130" text:outline-level="2">我们是马里亚特吉的合法继承人</text:h>
      <text:p text:style-name="P8"/>
      <text:p text:style-name="P13"><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2">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8"/>
      <text:h text:style-name="P130" text:outline-level="2">那些“取代”马里亚特吉的作品</text:h>
      <text:p text:style-name="P8"/>
      <text:p text:style-name="P8">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8"/>
      <text:p text:style-name="P8">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8"/>
      <text:p text:style-name="P8">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8"/>
      <text:p text:style-name="P8">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8"/>
      <text:p text:style-name="P8">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8"/>
      <text:p text:style-name="P8">　　反动派假装是资产阶级或小资产阶级的马里亚特吉，甚至有人说马里亚特吉是民粹主义者[笑声]，民粹主义者<text:span text:style-name="T33">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8"/>
      <text:h text:style-name="P130" text:outline-level="2">学习和传播</text:h>
      <text:p text:style-name="P8"/>
      <text:p text:style-name="P8">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8"/>
      <text:p text:style-name="P8">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8"/>
      <text:p text:style-name="P8">　　马里亚特吉是一种光源，我们不能允许它被关闭、被诽谤，我们不能允许它通过有色眼镜来看待，所以我们将被迫看到黑色是红色，所以他的基本思想会被扭曲<text:span text:style-name="T31">。</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8"/>
      <text:p text:style-name="P8">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8"/>
      <text:h text:style-name="P130" text:outline-level="2">马里亚特吉的榜样</text:h>
      <text:p text:style-name="P8"/>
      <text:p text:style-name="P8">　　马里亚特吉是我国的历史人物。哪怕是最近的一个，他也已经拥有了完美的过人历史维度。他是这个国家的思想家。没有其他人。反动思想家被马里亚特吉矮化和击败。</text:p>
      <text:p text:style-name="P8"/>
      <text:p text:style-name="P8">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8"/>
      <text:h text:style-name="P130" text:outline-level="2">一个小小的理论家</text:h>
      <text:p text:style-name="P8"/>
      <text:p text:style-name="P8">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8"/>
      <text:p text:style-name="P8">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8"/>
      <text:p text:style-name="P14">　　马里亚特吉非常稳定。他为工作牺牲了一切，因为他明白工作的重要性，因为他是一名战士，谁不是战士，就不是马列主义者。</text:p>
      <text:p text:style-name="P8"/>
      <text:p text:style-name="P8">　　我们必须遵循他的道路，真的，一个字接一个字，很难遵循他的道路，但我们必须遵循它。</text:p>
      <text:p text:style-name="P8"/>
      <text:p text:style-name="P8">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8">——————————</text:p>
      <text:p text:style-name="P8"/>
      <text:p text:style-name="P8">——————————</text:p>
      <text:h text:style-name="P125" text:outline-level="1" text:is-list-header="true"><text:a xlink:type="simple" xlink:href="#2.目录|outline" text:style-name="Internet_20_link" text:visited-style-name="Visited_20_Internet_20_Link"><text:span text:style-name="T41">1970年 - 拉丁美洲：人民战争的伟大胜利和辉煌前景</text:span></text:a></text:h>
      <text:p text:style-name="P114">　　<text:span text:style-name="T14">Bandera Roja 第42号，1970年5月</text:span></text:p>
      <text:p text:style-name="P8"/>
      <text:h text:style-name="P133" text:outline-level="3">☆毛主席语录☆</text:h>
      <text:h text:style-name="P136" text:outline-level="3">　　<text:span text:style-name="T13">“</text:span><text:span text:style-name="Emphasis"><text:span text:style-name="T13">革命战争是群众的战争</text:span></text:span><text:span text:style-name="T13">，</text:span><text:span text:style-name="Emphasis"><text:span text:style-name="T13">只有</text:span></text:span><text:span text:style-name="T13">动员</text:span><text:span text:style-name="Emphasis"><text:span text:style-name="T13">群众才能</text:span></text:span><text:span text:style-name="T13">进行战争，</text:span><text:span text:style-name="Emphasis"><text:span text:style-name="T13">只有</text:span></text:span><text:span text:style-name="T13">依靠</text:span><text:span text:style-name="Emphasis"><text:span text:style-name="T13">群众才能</text:span></text:span><text:span text:style-name="T13">进行战争。”</text:span></text:h>
      <text:p text:style-name="P8"/>
      <text:h text:style-name="P137" text:outline-level="3">　　<text:span text:style-name="T12">“</text:span><text:span text:style-name="Emphasis"><text:span text:style-name="T13">我们的原则是党指挥枪</text:span></text:span><text:span text:style-name="T13">，而决不容许</text:span><text:span text:style-name="Emphasis"><text:span text:style-name="T13">枪指挥党</text:span></text:span><text:span text:style-name="T13">。</text:span><text:span text:style-name="T12">”</text:span></text:h>
      <text:p text:style-name="P8"/>
      <text:p text:style-name="P15">　　世界政局进入新纪元：毛泽东思想（今<text:span text:style-name="T34">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8"/>
      <text:h text:style-name="P129" text:outline-level="2">世界的四个角落今天都在燃烧</text:h>
      <text:p text:style-name="P8"/>
      <text:p text:style-name="P15">　　人民战争星火燎原。革命的烈火正在蔓延，永远吞噬旧世界，使一切反动派陷入绝望，为全人类开辟新的、更近的希望。</text:p>
      <text:p text:style-name="P8"/>
      <text:h text:style-name="P129" text:outline-level="2">拉丁美洲是北美帝国主义的“后院”</text:h>
      <text:p text:style-name="P8"/>
      <text:p text:style-name="P15">　　帝国主义通过半殖民地政策，更加凶猛地向拉丁美洲国家渗透，加速对自然资源的剥削和掠夺，压迫和摧残人民群众，主要是工农。</text:p>
      <text:p text:style-name="P15"/>
      <text:p text:style-name="P15">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8"/>
      <text:p text:style-name="P15">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8"/>
      <text:p text:style-name="P15">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8"/>
      <text:p text:style-name="P15"><text:soft-page-break/>　　暴力镇压一直是帝国主义和反动派使用的主要武器。只要有游击活动的迹象，他们就会疯狂地发动自己，尽快彻底摧毁他们。</text:p>
      <text:p text:style-name="P8"/>
      <text:p text:style-name="P16">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8"/>
      <text:p text:style-name="P15">　　反动派主要在城市提倡和维持犯罪分子和堕落分子的秘密集团，他们在反动当局的公开支持下，造成成千上万爱国者和进步人士的惨死。</text:p>
      <text:p text:style-name="P8"/>
      <text:p text:style-name="P17">　　拉美各国人民最终要面对的人民战争，其发展将面临极其严酷的条件。它必须克服历史上最困难的条件。但是，帝国主义和反动派也不是无敌的。（我们的人民将为彻底埋葬所有剥削者做出贡献。）</text:p>
      <text:p text:style-name="P8"/>
      <text:p text:style-name="P76">　　苏修社会帝国主义者和其他修正主义者，摆出他们的奸诈反革命面孔，作为<text:span text:style-name="T134">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8"/>
      <text:p text:style-name="P17">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0">地</text:span>支持示威之后自我介绍或渗透到他们的队伍中，以夺取领导权并在政治谈判中利用游击队争取“合法性”。</text:p>
      <text:p text:style-name="P8"/>
      <text:p text:style-name="P17">　　拉丁美洲的经验证实了托洛茨基主义的反革命行动及其“坚决反资本主义”斗争的谬论的破坏性影响。许多革命[干部和领导人]<text:span text:style-name="T35">在</text:span>警察<text:span text:style-name="T35">的</text:span>“感谢”<text:span text:style-name="T35">中被</text:span>修正主义者和托洛茨基主义者提供的信息杀害。只有人民会根据这些战士的鲜血来评判他们。</text:p>
      <text:p text:style-name="P8"/>
      <text:p text:style-name="P17">　　随着1959年古巴武装斗争的胜利和卡斯特罗主义运动的活动，拉丁美洲受到部分小资产阶级“第三位置主义”的错误和有害影响。</text:p>
      <text:p text:style-name="P8"/>
      <text:p text:style-name="P18">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1">。</text:span></text:p>
      <text:p text:style-name="P8"/>
      <text:p text:style-name="P19">　　小资产阶级第三位置主义<text:span text:style-name="T37">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6">“</text:span>focos<text:span text:style-name="T36">”</text:span>来拍卖流浪武装。他们培养自发性，不考虑政治条件和群众主观意愿（凌驾于群众良心之上）而发动军事活动。</text:p>
      <text:p text:style-name="P8"/>
      <text:p text:style-name="P18">　　第三位置主义的所有尝试都以失败告终，因为这是不可避免的。他们的先锋努力将他们推向冒险主义，使他们从失败走向失败，并遭受惨痛的损失。</text:p>
      <text:p text:style-name="P8"/>
      <text:p text:style-name="P19"><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8"/>
      <text:p text:style-name="P17">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8"/>
      <text:p text:style-name="P17">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8"/>
      <text:p text:style-name="P18">　　卡斯特罗对第三位置主义者的支持，就像在拉丁美洲的其他情况下发生的那样，以他们服从他的方向为条件，或者是那些为该目的而成立的伪组织，即外部“领导中心”，违反了马列主义原则<text:span text:style-name="T51">即</text:span>革命是由每个国家的人民在他们的主要工作人员“共产党”的领导下进行的。</text:p>
      <text:p text:style-name="P8"/>
      <text:p text:style-name="P18">　　另一个例子是哥伦比亚的情况。那里出现了武装斗争，以回应美国有史以来对人民最残酷的镇压之一。反动行动以“暴力”为化身，有系统地杀害了数千名爱国者，并使哥伦比亚血流成河。</text:p>
      <text:p text:style-name="P8"/>
      <text:p text:style-name="P18">　　在哥伦比亚，修正主义者和第三位置主义者<text:span text:style-name="T70">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8"/>
      <text:p text:style-name="P18">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8"/>
      <text:p text:style-name="P18">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8"/>
      <text:p text:style-name="P20">　　同时，库斯科游击队采取被动防御的战术，一寸一寸地保卫自己的领土，拒绝主动防御，这是马克思列宁主义的一贯理念，也是各国人民取得革命战争胜利的唯一正确<text:span text:style-name="T52">的</text:span>指导思想。他们还在山区建造了自己的“营地”，远离了天真地认为自己是坚不可摧的[对敌人火力]的大量农民聚集的中心。</text:p>
      <text:p text:style-name="P8"/>
      <text:p text:style-name="P19">　　玻利维亚游击队事件是拉美小资产阶级第三位置主义<text:span text:style-name="T38">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8"/>
      <text:p text:style-name="P18">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8"/>
      <text:p text:style-name="P18"><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53">[</text:span>今天的毛主义<text:span text:style-name="T53">]</text:span>的道路。</text:p>
      <text:p text:style-name="P8"/>
      <text:p text:style-name="P21">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8"/>
      <text:p text:style-name="P18">　　拉丁美洲的马列主义者[毛主义者]政党已经明白了这个道理，他们沿着毛泽东同志的无产阶级军事路线，努力准备人民战争，敢于进行人民战争。</text:p>
      <text:p text:style-name="P8"/>
      <text:p text:style-name="P18">　　由于马列主义者[毛主义者]党的正确定位和国际共产主义运动的强大影响，毛泽东“枪杆子里出政权”的宝贵教导深入人心。扎根群众，对人民战争和人民军队的基本思想有了更广泛、更深刻的认识：人民<text:span text:style-name="T54">的</text:span>战争、人民<text:span text:style-name="T54">的</text:span>军队。</text:p>
      <text:p text:style-name="P8"/>
      <text:p text:style-name="P18">　　认清人民战争的道路，在本国共产党的领导下，拉丁美洲的马列主义者[毛主义者]坚持深入农村，在农民群众中开展政治工作，奠定革命战争的基础。</text:p>
      <text:p text:style-name="P8"/>
      <text:p text:style-name="P18">　　共产党的领导，马列主义者们，是拉美人民战争取得胜利的一个非常重要和不可或缺的因素。只有这样的党，以不可战胜的毛泽东思想[毛主义]为武装，才能把革命斗争进行到底。</text:p>
      <text:p text:style-name="P8"/>
      <text:p text:style-name="P22">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39">而</text:span>斗争作出了巨大贡献。</text:p>
      <text:p text:style-name="P8"/>
      <text:p text:style-name="P18">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8"/>
      <text:p text:style-name="P18">　　只有坚决反对修正主义、托洛茨基主义，反对包括小资产阶级第三位置主义分子在内的一切修正主义分子，彻彻底底地抹黑他们，才能真正坚决地反帝反封建。</text:p>
      <text:p text:style-name="P8"/>
      <text:p text:style-name="P18">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8"/>
      <text:p text:style-name="P18">　　我们取得了伟大的胜利。让我们热烈欢迎新的十年。前景是辉煌的。</text:p>
      <text:p text:style-name="P8"/>
      <text:h text:style-name="P136" text:outline-level="3">　　<text:span text:style-name="T1">人民战争胜利万岁！</text:span></text:h>
      <text:p text:style-name="P8"/>
      <text:h text:style-name="P136" text:outline-level="3">　　<text:span text:style-name="T1">马列主义、毛泽东思想万岁！</text:span></text:h>
      <text:p text:style-name="P8"/>
      <text:h text:style-name="P136" text:outline-level="3">　　<text:span text:style-name="T1">打倒小资产阶级军国主义！</text:span></text:h>
      <text:h text:style-name="P126" text:outline-level="1" text:is-list-header="true"><text:a xlink:type="simple" xlink:href="#6.目录|outline" text:style-name="Internet_20_link" text:visited-style-name="Visited_20_Internet_20_Link"><text:span text:style-name="T41">1973年 - 马克思主义、马里亚特吉和妇女运动</text:span></text:a></text:h>
      <text:p text:style-name="P53"><text:span text:style-name="T56">　　</text:span><text:span text:style-name="T55">秘鲁共产党</text:span><text:span text:style-name="T58"> – 中央委员会 - 原作者</text:span><text:span text:style-name="T59">为Catalina Adrianzen。她于20世纪70年代在秘鲁安第斯中部城市华曼加创立并领导了人民妇女运动。在整个20世纪70年代，Adrianzen 领导了该党在妇女中的工作。</text:span><text:span text:style-name="T60">在秘鲁共产党发动了秘鲁</text:span><text:span text:style-name="T61">的持久人民战争</text:span><text:span text:style-name="T60">之后，Adrianzen 在库斯科地区指挥了武装部队。</text:span><text:span text:style-name="T62">1982</text:span><text:span text:style-name="T60">年，她因涉嫌对一家农业合作社发动纵火袭击而被捕。她在监狱中遭受酷刑，这给她留下了情感创伤，导致她在精神病院被关押了数年。后来她离开秘鲁，流亡瑞典定居，并在那里读大学。</text:span><text:span text:style-name="T58"> - 1975年4月</text:span></text:p>
      <text:p text:style-name="P8"/>
      <text:h text:style-name="P132" text:outline-level="2">目录</text:h>
      <text:h text:style-name="P139" text:outline-level="3">一、妇女问题与马克思主义</text:h>
      <text:h text:style-name="P141" text:outline-level="4">1.女性“自然缺陷”论</text:h>
      <text:h text:style-name="P141" text:outline-level="4">2.资本主义的发展与妇女运动</text:h>
      <text:h text:style-name="P141" text:outline-level="4">3.马克思主义与妇女解放</text:h>
      <text:h text:style-name="P140" text:outline-level="3">二<text:span text:style-name="T63">、</text:span>马里亚特吉和妇女问题</text:h>
      <text:h text:style-name="P141" text:outline-level="4">1. 妇女状况</text:h>
      <text:h text:style-name="P141" text:outline-level="4">2.妇女斗争的历史背景</text:h>
      <text:h text:style-name="P141" text:outline-level="4">3.妇女运动</text:h>
      <text:h text:style-name="P141" text:outline-level="4">4.妇女解放</text:h>
      <text:h text:style-name="P139" text:outline-level="3">三<text:span text:style-name="T63">、</text:span>在马里亚特吉之后发展妇女运动</text:h>
      <text:h text:style-name="P141" text:outline-level="4">1.当前的马里亚特吉相关</text:h>
      <text:h text:style-name="P141" text:outline-level="4">2. 重上马里亚特吉之路</text:h>
      <text:h text:style-name="P129" text:outline-level="2">一、妇女问题与马克思主义</text:h>
      <text:p text:style-name="P23">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8"/>
      <text:p text:style-name="P23"><text:span text:style-name="T57">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66">“女人和男人一样，都是反动派、中间派或革命派，因此她们不可能在同一场战斗中并肩作战。在当今的人类全景中，阶级比性别更能区分个体。</text:span><text:span text:style-name="T67">”</text:span>这样，从一开始，科学地理解妇女问题的需要无疑就要求我们从工人阶级的马克思主义者概念出发<text:span text:style-name="T63">。</text:span></text:p>
      <text:p text:style-name="P8"><text:soft-page-break/></text:p>
      <text:h text:style-name="P139" text:outline-level="3"><text:span text:style-name="T71">1</text:span>、女性“自然缺陷”论</text:h>
      <text:p text:style-name="P23"><text:span text:style-name="T57">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8"/>
      <text:p text:style-name="P24"><text:span text:style-name="T57">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4">希波的奥古斯丁</text:span><text:span text:style-name="T25">说</text:span>“女人是一头既不坚定又不稳固的野兽”。在这些人受到谴责的同时，其他人则以女性自卑和服从为由审判；因此，使徒<text:span text:style-name="T64">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63">之</text:span>下，她自己没有权威。”</text:p>
      <text:p text:style-name="P8"/>
      <text:p text:style-name="P25"><text:span text:style-name="T57">　　</text:span>随着资本主义的发展，对女性状况的理解并没有太大进展，因为孔多塞指出了它的社会根源，他说：“有人说，女性……缺乏正义感，她们服从自己的感受而不是<text:span text:style-name="T81">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68">第</text:span>23章所认可的古老论点：“上帝和大自然赋予了女性各种家务，这些家务完善和补充了委托给男性的难事。”</text:p>
      <text:p text:style-name="P8"/>
      <text:p text:style-name="P26"><text:span text:style-name="T57">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8"/>
      <text:p text:style-name="P26"><text:span text:style-name="T57">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8"/>
      <text:h text:style-name="P139" text:outline-level="3"><text:span text:style-name="T71">2</text:span>、资本主义的发展与妇女运动</text:h>
      <text:p text:style-name="P26"><text:span text:style-name="T57">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8"/>
      <text:p text:style-name="P27"><text:span text:style-name="T57">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77">《</text:span><text:span text:style-name="T76">女权</text:span><text:span text:style-name="Emphasis"><text:span text:style-name="T76">宣言</text:span></text:span><text:span text:style-name="Emphasis"><text:span text:style-name="T77">》</text:span></text:span>，并创办了像“Thé Impatient”这样的报纸来要求改善她们的状况。在革命进程的发展过程中，妇女赢得了对长子权的压制和对男性特权的废除，并获得了与男性平等的继承权和离婚权。<text:span text:style-name="T79">她</text:span>们的战士参与带来了一些成果。</text:p>
      <text:p text:style-name="P8"/>
      <text:p text:style-name="P28"><text:span text:style-name="T57">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8"/>
      <text:p text:style-name="P28">　　在法国大革命中，我们已经清楚地看到妇女的进步和挫折是如何与人民和革命的进步和挫折联系在一起的。这是一个重要的教训：妇女运动和人民斗争的利益一致，前者如何成为后者的一部分。</text:p>
      <text:p text:style-name="P8"/>
      <text:p text:style-name="P29"><text:span text:style-name="T57">　　</text:span>这场资产阶级革命也表明，关于妇女的观念如何遵循与政治过程相似的过程；一旦革命高潮被打击和停止，关于妇女的反动思想就会重新出现<text:span text:style-name="T69">。</text:span><text:span text:style-name="T24">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75">子女、</text:span><text:span text:style-name="Emphasis"><text:span text:style-name="T75">厨房</text:span></text:span><text:span text:style-name="T75">、</text:span><text:span text:style-name="Emphasis"><text:span text:style-name="T75">教堂</text:span></text:span>”为导向，这是希特勒在本世纪赞同的口号。</text:p>
      <text:p text:style-name="P8"/>
      <text:p text:style-name="P30"><text:span text:style-name="T57">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8"/>
      <text:p text:style-name="P31"><text:span text:style-name="T57">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8"/>
      <text:p text:style-name="P32"><text:span text:style-name="T57">　　</text:span>在整个19世纪，随着她们越来越多地融入生产过程，妇女继续为自己要求加入工人工会和无产阶级革命运动而进行斗争。这种参与的一个例子是<text:span text:style-name="T24">路易丝</text:span><text:span text:style-name="T27">·</text:span><text:span text:style-name="T24">米歇尔</text:span>，她是1871年巴黎公社的一名战士。但妇女运动总体上将自己定位于选举权，争取妇女投票权的斗争，以追求一种错误的想法，即在获得投票和议会立场<text:span text:style-name="T72">后</text:span>，<text:span text:style-name="T79">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8"/>
      <text:p text:style-name="P33"><text:span text:style-name="T57">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8"/>
      <text:p text:style-name="P32"><text:soft-page-break/>　　总之，通过妇女的经济融入，资本主义为她们的经济自主奠定了基础；但资本主义本身并不能赋予女性形式上的法律平等；它决不能解放<text:span text:style-name="T79">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8"/>
      <text:h text:style-name="P139" text:outline-level="3"><text:span text:style-name="T73">3</text:span>、马克思主义与妇女解放</text:h>
      <text:p text:style-name="P34">　　马克思主义，工人阶级的意识形态，将人类视为一个社会关系<text:span text:style-name="T73">的集合</text:span>，随着社会进程的变化而变化。因此，马克思主义是绝对反对“人性”是社会条件框架之外永恒不变的现实的论点；这<text:span text:style-name="T82">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8"/>
      <text:p text:style-name="P35">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8"/>
      <text:p text:style-name="P35">　　对马克思主义而言，女性和男性一样，不过是一个社会关系的集合，在其发展过程中随着社会的变化而历史地适应和变化。妇女是社会的产物，她的转型需要社会的转型。</text:p>
      <text:p text:style-name="P8"/>
      <text:p text:style-name="P35">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8"/>
      <text:p text:style-name="P35">　　从这个角度具体分析妇女问题的一个非同寻常的例子是<text:span text:style-name="T80">弗</text:span>·恩格斯的《家庭、私有制和国家的起源》，他指出父权取代母权是妇女屈服的开始，他写道：</text:p>
      <text:p text:style-name="P8"/>
      <text:p text:style-name="P36">　　<text:span text:style-name="T85">“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86">她</text:span><text:span text:style-name="T85">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47">女性的具有世界历史意义的失败。</text:span><text:span text:style-name="T85">丈夫在家中也学握了权柄，而妻子则被贬低，被奴役，变成丈夫淫欲的奴隶，变成生孩子的简单工具了。”</text:span>（下划线是我们要注意的。）</text:p>
      <text:p text:style-name="P8"/>
      <text:p text:style-name="P37">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74">。</text:span></text:p>
      <text:p text:style-name="P8"/>
      <text:p text:style-name="P38"><text:soft-page-break/>　　发展这个唯物主义辩证法的出发点，恩格斯教导了如何在此基础上建立一夫一妻制的家庭，关于这一点，他说：<text:span text:style-name="T64">“一夫一妻制是不以自然条件为基础，</text:span><text:span text:style-name="T84">而以经济条件为基础，即以私有制对原始的自然长成的公有制的胜利为基础的第一个家庭形式。</text:span><text:span text:style-name="T64">”</text:span>并且：<text:span text:style-name="T64">“可见，</text:span><text:span text:style-name="T84">个体婚制</text:span><text:span text:style-name="T64">在历史上决不是作为男女之间的和好而出现的，更不是作为这种和好的最高形式而出现的。恰好相反。</text:span><text:span text:style-name="T84">它是作为女性被男性所奴役</text:span><text:span text:style-name="T64">，作为整个史前时代所未有的两性冲突的宣告而出现的。”</text:span><text:span text:style-name="T66"> </text:span>（起源......下划线是我们要注意的。）</text:p>
      <text:p text:style-name="P8"/>
      <text:p text:style-name="P7">　　在确立私有制维持一夫一妻制的家庭形式并认可对妇女的压迫之后，恩格斯建立了三种基本婚姻形式与人类进化的三大阶段的对应关系：野蛮时代和群体婚姻；野蛮和对偶婚姻；文明和一夫一妻制，<text:span text:style-name="T64">“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8"/>
      <text:p text:style-name="P7">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8"/>
      <text:p text:style-name="P39">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4">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8"/>
      <text:p text:style-name="P40">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4">伯里克利</text:span>）；以及调查公共事务的丈夫的回答“这不是你的事。闭嘴以免我打你......继续编织。”（阿里斯托芬，<text:span text:style-name="T24">利西翠妲</text:span>）这些话包含什么现实？希腊的妇女永远是少数；在<text:span text:style-name="T87">她</text:span>们的监护人的权力下，无论是父亲、丈夫、丈夫的继承人还是国家，<text:span text:style-name="T87">她</text:span>们的生活都在持续的监护下度过。她们得到了嫁妆，这样她们就有饭吃，不会挨饿，在某些情况下，她们还可以离婚；对于其他人来说，在专门当局的控制下，<text:span text:style-name="T88">她</text:span>们在家庭和社会中沦为厌恶女性主义者。当没有直系男性继承人时，妇女可以继承，在这种情况下，她必须嫁给父系中最年长的亲属；这样她就不会直接继承，而只是一个继承人；都是为了保全家产。</text:p>
      <text:p text:style-name="P8"/>
      <text:p text:style-name="P7">　　罗马也是一个奴隶社会，妇女的状况可以更好地理解它源于财产、家庭和国家。在塔奎尼乌斯统治之后，一旦建立了父权制，私有财产和家庭（氏族）就成为社会的基础：<text:span text:style-name="T83">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8"/>
      <text:p text:style-name="P41">　　<text:span text:style-name="T24">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8"/>
      <text:p text:style-name="P7">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8"/>
      <text:p text:style-name="P7">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8"/>
      <text:p text:style-name="P9">　　公元178年，在<text:span text:style-name="T24">马可</text:span><text:span text:style-name="T27">·</text:span><text:span text:style-name="T24">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8"/>
      <text:p text:style-name="P7">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8"/>
      <text:p text:style-name="P10">　　在当时的罗马，女性在社会上的地位比在希腊要好，在社会生活中获得了尊重，甚至产生了巨大的影响，正如<text:span text:style-name="T24">加图</text:span>所说：“到处都是男人统治着女人，而我们统治着所有的男人，也被我们的女人统治着。”罗马历史上有杰出的尊贵女性，从萨宾<text:span text:style-name="T89">、</text:span>到卢克丽霞和弗吉尼亚，再到科尔内利亚。对女性的批评，不是作为女性，而是作为同时代人，在我们这个时代的第一和第二世纪末发展起来；<text:span text:style-name="T24">尤维纳利斯</text:span>以这种方式责备他们：好色、暴食、献身于有男子气概的职业以及他们对狩猎和运动的热情。</text:p>
      <text:p text:style-name="P8"/>
      <text:p text:style-name="P7">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8"/>
      <text:p text:style-name="P43">　　在奴隶制的没落和封建主义的发展中，考虑女性的处境必须牢记基督教的影响和日耳曼人的贡献。基督教对妇女的压迫起了很大的作用。在教父中，有一种明确<text:span text:style-name="T91">地</text:span>贬低妇女的态度，他们认为妇女低人一等，是男人的仆人和罪恶的根源。对于已经说过的话，让我们加上天主教会<text:span text:style-name="T64">金口圣若望</text:span>的谴责：“没有野兽像女人一样具有破坏性。”在这种影响下，根据罗马立法取得的进步起初受到了削弱，后来又被否定了。</text:p>
      <text:p text:style-name="P8"/>
      <text:p text:style-name="P7">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8"/>
      <text:p text:style-name="P44">　　基督教和日耳曼主义影响了封建主义下妇女的处境。妇女对父亲和丈夫处于绝对依赖的境地；到了<text:span text:style-name="T24">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8"/>
      <text:p text:style-name="P7">　　就像在罗马发生的那样，同样在封建制度下，我们看到女性状况的演变，这是封建权力的限制和王权的增加：世俗从领主转移到国王；世俗成为监护人的负担，<text:span text:style-name="T92">但</text:span>监护的服从被保留了下来。</text:p>
      <text:p text:style-name="P8"/>
      <text:p text:style-name="P7">　　在封建主义形成的动荡时期，妇女的状况是不确定的。由于主权和财产权，无论是公共的还是私人的，都没有明确规定，妇女的状况随着社会的突发事件持续变化和提高或降低。</text:p>
      <text:p text:style-name="P8"><text:soft-page-break/></text:p>
      <text:p text:style-name="P7">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8"/>
      <text:p text:style-name="P7">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8"/>
      <text:p text:style-name="P7">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8"/>
      <text:p text:style-name="P45">　　13世纪见证了文艺女性运动的发展，她们从南到北的旅行增加了她们的声望；与那个时代的骑士精神、爱情和强烈的玛丽安主义有关的同一个人。它并没有像<text:span text:style-name="T24">西蒙</text:span><text:span text:style-name="T27">·</text:span><text:span text:style-name="T24">德</text:span><text:span text:style-name="T27">·</text:span><text:span text:style-name="T24">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8"/>
      <text:p text:style-name="P46">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8"/>
      <text:p text:style-name="P7">　　在封建社会中，就像在其他由剥削者、奴隶制或资本主义统治的社会中一样，关于妇女状况的描述已经<text:span text:style-name="T93">在过去被</text:span>统治并<text:span text:style-name="T93">在现在被</text:span>统治了；但我们必须强调，只有在贫穷女性的境遇中，我们才能看到面对婚姻权力时不同的、更柔和的境遇；这种情况的根源必须在于大众阶级妇女的经济参与以及缺乏巨额财富。</text:p>
      <text:p text:style-name="P8"/>
      <text:p text:style-name="P7">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8"/>
      <text:p text:style-name="P47">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8"/>
      <text:p text:style-name="P7"><text:soft-page-break/>　　揭露了妇女的社会状况及其与财产、家庭、国家的发展历史轮廓之后，剩下的就是从马克思主义者的角度来看待妇女解放问题。</text:p>
      <text:p text:style-name="P8"/>
      <text:p text:style-name="P7">　　马克思主义从根本上认为，机器的发展将妇女和儿童纳入生产过程，从而增加了被剥削的人手的数量，破坏了工人阶级家庭，使妇女在身体上退化，并使她们在物质和道德上陷入苦难的剥削。</text:p>
      <text:p text:style-name="P8"/>
      <text:p text:style-name="P48">　　分析工作中的妇女和儿童，卡尔·马克思写道：“就机器使肌肉力成为多余的东西来说，机器成了一种使用<text:span text:style-name="T66">没有肌肉力</text:span>或身体发育不成熟而四肢比较灵活的工人的手段。因此，<text:span text:style-name="T66">资本主义</text:span>使用机器的第一个口号是<text:span text:style-name="T66">妇女劳动和儿童劳动！</text:span>这样一来，这种代替劳动和工人的有力手段，就立即变成了这样一种手段，它使工人家庭全体成员不分男女老少都受资本的直接统治，从而使<text:span text:style-name="T66">雇佣工人人数增加。</text:span>为资本家进行的强制劳动，不仅夺去了儿童游戏的时间，而且夺去了家庭本身通常需要的、在家庭范围内从事的自由劳动的时间。”</text:p>
      <text:p text:style-name="P8"/>
      <text:p text:style-name="P49">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8"/>
      <text:p text:style-name="P50">　　“机器使儿童和妇女以压倒的多数加入结合劳动人员中，终于打破了男工在工场手工业时期还进行的对资本专制的反抗。” （《资本论》第一卷，第<text:span text:style-name="T94">441</text:span>页。《马克思恩格斯全集》第一版，<text:span text:style-name="T64">1956-1983</text:span>年。粗体字为原文斜体字。在西班牙文版转为网页版过程中，粗体字已丢失。西班牙语原文引自<text:span text:style-name="T96">《资本论》</text:span>第一卷，第 394-395 页。经济文化基金，1966。）</text:p>
      <text:p text:style-name="P8"/>
      <text:p text:style-name="P51">　　继续他精湛的分析，马克思自己向我们描述了资本主义是如何利用女性的美德和义务来谋取利益的：<text:span text:style-name="T95">“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94">441-</text:span><text:span text:style-name="T97">442</text:span>页。《马克思恩格斯全集》第一版，<text:span text:style-name="T64">1956-1983</text:span>年。此注释文本参考资料为<text:span text:style-name="T96">：《十小时工厂法案。艾释黎勋爵</text:span><text:span text:style-name="T97">3</text:span><text:span text:style-name="T96">月</text:span><text:span text:style-name="T97">15</text:span><text:span text:style-name="T96">日的演说》</text:span><text:span text:style-name="T97">1844</text:span><text:span text:style-name="T96">年伦敦版</text:span><text:span text:style-name="T97">，</text:span><text:span text:style-name="T96">第</text:span><text:span text:style-name="T97">20</text:span><text:span text:style-name="T96">页</text:span><text:span text:style-name="T97">。</text:span><text:span text:style-name="T96">西班牙文上述引述卷和版本的注释57，第331页。</text:span>）</text:p>
      <text:p text:style-name="P8"/>
      <text:p text:style-name="P52">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98">，下划线丢失</text:span>。）显然，资本主义以其自身的未来利益为未来的妇女解放奠定了基础，同时也创造了将在其发展过程中摧毁它的阶级：无产阶级。</text:p>
      <text:p text:style-name="P8"/>
      <text:p text:style-name="P54">　　另一方面，她们的经济参与和阶级斗争的发展又推动了<text:span text:style-name="T66">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4">路易丝</text:span><text:span text:style-name="T27">·</text:span><text:span text:style-name="T24">米歇尔</text:span>、<text:span text:style-name="T24">娜·克鲁普斯卡娅</text:span>、罗莎·卢森堡、刘胡兰和人民和无产阶级铭记的其他人。</text:p>
      <text:p text:style-name="P8"/>
      <text:p text:style-name="P55">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99">32卷，第571页</text:span>，18<text:span text:style-name="T99">6</text:span>8年。）对于列宁来说，妇女的参与对革命更为紧迫和重要：“从一切解放运动的经验中可以看到，革命的成败取决于妇女参加解放运动的程度。” （《在全俄女工第一次代表大会上的讲话》，《列宁全集》第<text:span text:style-name="T100">35卷，第181页，1918年。</text:span>我们的重点，可能有下划线。）</text:p>
      <text:p text:style-name="P8"/>
      <text:p text:style-name="P56">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01">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8"/>
      <text:p text:style-name="P57">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02">1949-1976年的</text:span>）中国宣称的那样，遵循毛泽东的论点：“<text:span text:style-name="Emphasis"><text:span text:style-name="T75">真正的男女平等</text:span></text:span><text:span text:style-name="T75">，</text:span><text:span text:style-name="Emphasis"><text:span text:style-name="T75">只有在整个社会的社会主义改造过程中才能实现</text:span></text:span><text:span text:style-name="T75">。</text:span>” （<text:a xlink:type="simple" xlink:href="https://www.massline.org/PekingReview/PR1972/PR1972-10b.htm" text:style-name="Internet_20_link" text:visited-style-name="Visited_20_Internet_20_Link">原文为粗体，《北京评论》1972年，第10期</text:a>）</text:p>
      <text:p text:style-name="P8"/>
      <text:p text:style-name="P58">　　这使我们考虑<text:span text:style-name="T66">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8"/>
      <text:p text:style-name="P7">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8"><text:soft-page-break/></text:p>
      <text:p text:style-name="P59">　　与其他情况一样，预见到这种扭曲，经典作家分析了女性参与资本主义开始的生产过程是否能够使男女真正平等的问题。毛泽东在1950年代再次给出简洁有力的回答：<text:span text:style-name="T64">“</text:span><text:span text:style-name="Emphasis"><text:span text:style-name="T78">真正的男女平等，只有在整个社会的社会主义改造过程中才能实现</text:span></text:span><text:span text:style-name="T78">。</text:span><text:span text:style-name="T64">”</text:span></text:p>
      <text:p text:style-name="P8"/>
      <text:p text:style-name="P60">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03">（《</text:span>论苏维埃共和国女工运动的任务<text:span text:style-name="T103">》，《列宁全集》第37卷</text:span><text:span text:style-name="T105">，第189页</text:span><text:span text:style-name="T103">，</text:span>1919年9月23日<text:span text:style-name="T104">。</text:span><text:span text:style-name="T103">）</text:span></text:p>
      <text:p text:style-name="P8"/>
      <text:p text:style-name="P61">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06">上，第190页。</text:span>）</text:p>
      <text:p text:style-name="P8"/>
      <text:p text:style-name="P64">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07">（《伟大的创举》，《列宁全集》第37卷，第21页，</text:span>1919年6月28日<text:span text:style-name="T107">。）</text:span></text:p>
      <text:p text:style-name="P8"/>
      <text:p text:style-name="P62">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08">上，第21页</text:span><text:span text:style-name="T110">，</text:span><text:span text:style-name="T109">原文中</text:span><text:span text:style-name="T110">有</text:span><text:span text:style-name="T109">斜体下划线</text:span><text:span text:style-name="T110">。</text:span>）</text:p>
      <text:p text:style-name="P8"/>
      <text:p text:style-name="P7">　　因此，列宁和毛泽东回答了马克思主义预期中的机会主义歪曲和伪发展，后者今天试图歪曲恩格斯的论点并混淆工人阶级在妇女问题上的立场。</text:p>
      <text:p text:style-name="P8"/>
      <text:p text:style-name="P63">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11">38卷，第204页，</text:span>1920年3月4日。）</text:p>
      <text:p text:style-name="P8"/>
      <text:p text:style-name="P66">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03">《</text:span>论苏维埃共和国女工运动的任务<text:span text:style-name="T103">》</text:span>，第<text:span text:style-name="T112">192-193页。</text:span>）</text:p>
      <text:p text:style-name="P8"/>
      <text:p text:style-name="P7">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8"/>
      <text:p text:style-name="P65">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8"/>
      <text:h text:style-name="P129" text:outline-level="2">二、马里亚特吉和妇女问题</text:h>
      <text:p text:style-name="P42">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13">（西班牙语《马里亚特吉全集》第14卷。）</text:span>和《女权主义要求》<text:span text:style-name="T113">（</text:span><text:a xlink:type="simple" xlink:href="https://thetricontinental.org/wp-content/uploads/2020/06/Mariategui-LW-en.pdf" text:style-name="Internet_20_link" text:visited-style-name="Visited_20_Internet_20_Link"><text:span text:style-name="T113">《马里亚特吉选集》</text:span><text:span text:style-name="T114">，第74-80页。</text:span></text:a><text:span text:style-name="T113">）</text:span>来解决这个问题。回到这个源头是必不可少的，因为从中我们可以找到秘鲁工人阶级在妇女问题上的立场；更重要的是，因为这个问题是马里亚特吉工作中鲜为人知和研究的方面。</text:p>
      <text:p text:style-name="P8"/>
      <text:p text:style-name="P42">　　何塞·卡洛斯·马里亚特吉教导我们：“在我们这个时代，如果不调查和分析其原因，就无法研究社会生活：家庭的组织，妇女的状况<text:span text:style-name="T115">；</text:span>”在研究新生的秘鲁妇女运动时，他说：“对我们时代的伟大情感敏感的男人不能也不应该觉得自己对这场运动格格不入或漠不关心。妇女问题是人类问题的一部分。”</text:p>
      <text:p text:style-name="P8"/>
      <text:p text:style-name="P42">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8"/>
      <text:p text:style-name="P42">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8"/>
      <text:p text:style-name="P67">　　上个世纪，Clorinda Matto de Turner、Mercedes Cabello de Carbonera 和 Margarita Praxedes Muñoz 的行动和文学作品强调了女性在数百万农民、工人和其他女性的背景下的存在，她们虽然匿名，但却受到来自封建根源<text:span text:style-name="T121">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22">前</text:span>，首都还没有这样的学校。值得一提的是，上世纪末，一些女教育家对女性教育感到担忧，提出革新：要求克服“教育<text:span text:style-name="T116">她</text:span>们只是为了结婚，这让人认为这是<text:span text:style-name="T116">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17">她</text:span>们要求并创建新的教育中心。Teresa Gonzalez de Fanning 在这方面表现出色。</text:p>
      <text:p text:style-name="P8"/>
      <text:p text:style-name="P42">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8"/>
      <text:p text:style-name="P42"><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8"/>
      <text:p text:style-name="P42">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66">捍卫秘鲁妇女权利</text:span>的行动”；在这场伟大的斗争中，妇女在25日的会议上面对警察，在克服警察的血腥镇压后，她们宣布了以下结论：</text:p>
      <text:p text:style-name="P8"/>
      <text:p text:style-name="P68">　　“<text:span text:style-name="T84">利马</text:span><text:span text:style-name="T83">、周边城镇和农民的妇女</text:span>于1919年5月25日星期日在海王星公园举行了大型公开会议，考虑到：”</text:p>
      <text:p text:style-name="P68">　　“再也不能容忍生活用品和住宅租金的高昂成本以及所有生活必需品使人们陷入苦难境地；秘鲁妇女以及所有文明国家的妇女都了解她们的生活参与解决影响他们的经济和社会问题的任务；”</text:p>
      <text:p text:style-name="P68">　　“已经同意：”</text:p>
      <text:p text:style-name="P68">　　“1. 将5月4日在 Alameda de los Descalzos 举行的人民会议的结论作为自己的结论。”</text:p>
      <text:p text:style-name="P68">　　“2. 如果不接受这些结论，则宣布所有行业的女性全面罢工，将日期留给降低生活成本的男性委员会自行决定”（Martinez de la Torre<text:span text:style-name="T118">《秘鲁社会史马克思主义解释笔记》</text:span>第一卷，1947年<text:span text:style-name="T118">，利马</text:span>。丢失<text:span text:style-name="T119">的</text:span>下划线<text:span text:style-name="T119">是重点</text:span>。）</text:p>
      <text:p text:style-name="P42">　　索科罗·罗霍 (Socorro Rojo) 展开了妇女斗争史的另一篇章，反对桑切斯·塞罗 (Sanchez Cerror) 独裁统治为捍卫人民，尤其是无产阶级的权利和自由而发动的迫害、镇压、监禁和血腥政治。</text:p>
      <text:p text:style-name="P8"/>
      <text:p text:style-name="P42">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8"/>
      <text:p text:style-name="P74">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20">“</text:span>女性的劳动。<text:span text:style-name="T84">真</text:span><text:span text:style-name="T83">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20">”</text:span>（<text:a xlink:type="simple" xlink:href="https://thetricontinental.org/wp-content/uploads/2020/06/Mariategui-LW-en.pdf" text:style-name="Internet_20_link" text:visited-style-name="Visited_20_Internet_20_Link">《女权主义要求》</text:a>；丢失<text:span text:style-name="T119">的</text:span>下划线<text:span text:style-name="T119">是重点</text:span>。）</text:p>
      <text:p text:style-name="P8"/>
      <text:p text:style-name="P69">　　正是在这个基础上，马里亚特吉阐述了秘鲁无产阶级在妇女问题上的立场，为任何想从马克思主义观点发展<text:span text:style-name="T123">它</text:span>的人确立了在这一问题上的总路线。让我们从这个立场来看看基本问题：</text:p>
      <text:p text:style-name="P8"/>
      <text:h text:style-name="P139" text:outline-level="3"><text:span text:style-name="T90">1</text:span>、妇女状况</text:h>
      <text:p text:style-name="P42">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8"/>
      <text:p text:style-name="P42">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8"/>
      <text:p text:style-name="P70">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8"/>
      <text:p text:style-name="P75">　　马里亚特吉发展了女性状况的社会根源论点，阐述了拉丁女性和撒克逊女性之间的差异，确立了封建背景与气质之间的因果关系以及每个女性的差异：“<text:span text:style-name="T66">拉丁女性生活得更谨慎，激情更少。她没有那种追求真理的冲动。尤其是西班牙妇女非常谨慎和务实。</text:span><text:span text:style-name="T64">”</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8"/>
      <text:p text:style-name="P74">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33">者</text:span>可以在没有任何种族或宗教不便的情况下与克里奥尔人结婚，而且她更愿意与一个入侵的种族结婚。在这方面，中产阶级妇女也不会感到任何顾忌。能够诱捕格雷斯公司或基金会雇用的扬基帝国主义的 huachafita 对提升自己的社会地位感到满意。<text:span text:style-name="T124">”</text:span>（反帝国主义观点。）</text:p>
      <text:p text:style-name="P8"/>
      <text:p text:style-name="P42">　　因此，将我们社会中的女性状况典型化为对女性的农奴制，作为其根源的半封建和半殖民地背景得以确立，抛弃了所谓的“女性自然缺陷<text:span text:style-name="T125">论</text:span>”所支撑的所有解释</text:p>
      <text:p text:style-name="P8"/>
      <text:p text:style-name="P71">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26">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27">《</text:span>秘鲁工人总联合会 [CGTP] 致该国工人阶级的宣言<text:span text:style-name="T127">》</text:span>妇女问题一节；在马里亚特吉的领导下编辑的文件<text:span text:style-name="T127">，西班牙语《意识形态和政治》，第</text:span><text:span text:style-name="T128">144-145页</text:span>。</text:a>）</text:p>
      <text:p text:style-name="P8"/>
      <text:p text:style-name="P42">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8"/>
      <text:p text:style-name="P42">　　同样，马里亚特吉继续调查土著农民妇女的状况，他说她们和她们的孩子一起有义务“为业主及其家人以及当局提供无偿服务”；他们悲惨的处境和社会地位有一个根源：大庄园和农奴制。</text:p>
      <text:p text:style-name="P8"/>
      <text:p text:style-name="P72">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8"/>
      <text:h text:style-name="P139" text:outline-level="3"><text:span text:style-name="T90">2</text:span>、妇女斗争的历史背景</text:h>
      <text:p text:style-name="P73">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29">，</text:span><text:span text:style-name="T130">第</text:span><text:span text:style-name="T129">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31">。</text:span>”</text:p>
      <text:p text:style-name="P8"/>
      <text:p text:style-name="P42">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8"/>
      <text:p text:style-name="P42">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8"/>
      <text:p text:style-name="P42">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32">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8"/>
      <text:h text:style-name="P139" text:outline-level="3">3、妇女运动</text:h>
      <text:p text:style-name="P42">　　一个中心点和今天非常重要的是马里亚特吉主义者关于妇女的一般问题的建议，以及他关于妇女运动的论文，该主题的三个部分值得注意：女权主义；妇女和组织的政治化。</text:p>
      <text:p text:style-name="P8"/>
      <text:p text:style-name="P42"><text:soft-page-break/>　　关于<text:span text:style-name="T66">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8"/>
      <text:p text:style-name="P77">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8"/>
      <text:p text:style-name="P82">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8"/>
      <text:p text:style-name="P42">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8"/>
      <text:p text:style-name="P42">　　关于<text:span text:style-name="T66">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8"/>
      <text:p text:style-name="P78">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6">全集</text:span>》第 16 卷，第<text:span text:style-name="T135">197页。</text:span></text:a>）</text:p>
      <text:p text:style-name="P8"/>
      <text:p text:style-name="P42">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8"/>
      <text:p text:style-name="P42">　　关于<text:span text:style-name="T66">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8"/>
      <text:p text:style-name="P42">　　作为一个“被公认的马克思主义者”，马里亚特吉创造性地应用了这些原则。正如上文提到的 CGTP 宣言中的建议所示，他非常重视组织女工：</text:p>
      <text:p text:style-name="P8"/>
      <text:p text:style-name="P42"><text:soft-page-break/>　　“所有这些压在被剥削妇女身上的‘灾难’的累积都无法解决，除非立即组织起来。就像工会必须建立青年干部一样，他们必须建立自己的妇女部门，我们未来的女激进分子将在那里接受教育。“</text:p>
      <text:p text:style-name="P8"/>
      <text:p text:style-name="P42">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8"/>
      <text:p text:style-name="P42">　　后来，在1930年3月，共产党批准了以下动议：</text:p>
      <text:p text:style-name="P8"/>
      <text:p text:style-name="P42">　　“第一，建立一个临时书记处来组织社会主义青年，在党的直接控制下。</text:p>
      <text:p text:style-name="P8"/>
      <text:p text:style-name="P42">　　第二，成立临时书记处，在党的领导和控制下组织劳动妇女。</text:p>
      <text:p text:style-name="P8"/>
      <text:p text:style-name="P42">　　第三，两个秘书处都将努力争取立即组织男女青年，对他们进行政治和思想教育，作为他们入党的准备阶段”（Martinez de la Torre，同上，第二卷；丢失的下划线是重点。)</text:p>
      <text:p text:style-name="P8"/>
      <text:p text:style-name="P42">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8"/>
      <text:p text:style-name="P42">　　这三个问题：女权主义、妇女政治化和妇女组织，以及马里亚特吉确立的论点，必须始终如一地研究和应用，因为只有这样才能发展真正的大众妇女运动。</text:p>
      <text:p text:style-name="P8"/>
      <text:h text:style-name="P139" text:outline-level="3"><text:span text:style-name="T90">4</text:span>、妇女解放</text:h>
      <text:p text:style-name="P42">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8"/>
      <text:p text:style-name="P79">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8"/>
      <text:p text:style-name="P42">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8"/>
      <text:p text:style-name="P80">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8"/>
      <text:p text:style-name="P42"><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8"/>
      <text:p text:style-name="P42">　　到目前为止，我们已经介绍和阐述了马里亚特吉关于妇女问题的思想中心论点，在其中，我们使用了大量的引文，原因与我们在处理马克思主义在这个问题上的立场时的原因相同。</text:p>
      <text:p text:style-name="P8"/>
      <text:h text:style-name="P129" text:outline-level="2">三、在马里亚特吉之后发展妇女运动</text:h>
      <text:h text:style-name="P139" text:outline-level="3">1.当前的马里亚特吉相关</text:h>
      <text:p text:style-name="P42">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8"/>
      <text:p text:style-name="P81">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4">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8"/>
      <text:p text:style-name="P83">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8"/>
      <text:p text:style-name="P84">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8"/>
      <text:p text:style-name="P85">　　如果说在Basadre那里，统治阶级向我们讲述其本质是爱的“女性本质”，那么他们在1940年也通过 Carlos Miro Quesada Laos 表达了自己的看法，如下所示：</text:p>
      <text:p text:style-name="P8"><text:soft-page-break/></text:p>
      <text:p text:style-name="P87">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4">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8"/>
      <text:p text:style-name="P42">　　a) 将妇女从宗教异化中解放出来……</text:p>
      <text:p text:style-name="P8"/>
      <text:p text:style-name="P42">　　b) 在不服从对男性主动性的偏见的情况下行使选择配偶的权利……</text:p>
      <text:p text:style-name="P8"/>
      <text:p text:style-name="P42">　　c) 不要将妇女解放理解为自由恋爱的同义词……<text:span text:style-name="T24">以及（谢天谢地！）</text:span></text:p>
      <text:p text:style-name="P8"/>
      <text:p text:style-name="P86">　　d) 女人与男人平等，她不能通过声称自己的女性状况而与政治保持分离......爱情，作为社会变革的起点，应该成为青年（男人和女人）努力建设一个没有压迫或不公正的平等世界的动力。”</text:p>
      <text:p text:style-name="P8"/>
      <text:p text:style-name="P88">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64">M</text:span><text:span text:style-name="T65">UJER</text:span>》杂志第1期和第2期；虽然没有日期，但它们是在1960年代印刷的）。显然，<text:span text:style-name="T64">M</text:span><text:span text:style-name="T65">UJER</text:span>的思想，尽管有着明显的马克思主义者和革命姿态，却巧妙地暴露了资产阶级背景，绝没有表达无产阶级在妇女问题上的立场。</text:p>
      <text:p text:style-name="P8"/>
      <text:p text:style-name="P89">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36">UJER</text:span>》杂志的立场，在马克思主义者的色彩下，尽管它被作为革命性的和为妇女解放服务的杂志呈现给我们。</text:p>
      <text:p text:style-name="P8"/>
      <text:p text:style-name="P90">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8"/>
      <text:h text:style-name="P139" text:outline-level="3"><text:soft-page-break/>2. 重上马里亚特吉之路</text:h>
      <text:p text:style-name="P42">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8"/>
      <text:p text:style-name="P91">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8"/>
      <text:p text:style-name="P92">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4">问题在于确立两条相反的路线</text:span>，并在每条<text:span text:style-name="T24">路线</text:span>内确定<text:span text:style-name="T24">路线</text:span>的变化和细微差别；确定每条路线的指挥位置，并根据每条路线所代表的阶级，赋予每条斗争路线以革命或反革命的性质。</text:p>
      <text:p text:style-name="P8"/>
      <text:p text:style-name="P93">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2"/>
      <text:h text:style-name="P142" text:outline-level="4">　　1.坚持马里亚特吉思想；</text:h>
      <text:h text:style-name="P142" text:outline-level="4">　　2.群众的自觉组织；</text:h>
      <text:h text:style-name="Heading_20_4" text:outline-level="4">　　3.服从民主集中制。</text:h>
      <text:p text:style-name="Text_20_body"/>
      <text:p text:style-name="P42">　　构建这样一个运动给我们提出了两个问题：</text:p>
      <text:p text:style-name="P8"/>
      <text:h text:style-name="Heading_20_4" text:outline-level="4">　　1.思想政治建设，必然要有纲领；</text:h>
      <text:p text:style-name="P8"/>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8"/>
      <text:p text:style-name="P42"><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8">——————————</text:p>
      <text:p text:style-name="P8"/>
      <text:p text:style-name="P8">——————————</text:p>
      <text:p text:style-name="Standard"/>
      <text:h text:style-name="P127" text:outline-level="1" text:is-list-header="true"><text:a xlink:type="simple" xlink:href="#6.目录|outline" text:style-name="Internet_20_link" text:visited-style-name="Visited_20_Internet_20_Link"><text:span text:style-name="T48">1974</text:span><text:span text:style-name="T50">年 </text:span><text:span text:style-name="T48">- 关于民族问题</text:span></text:a></text:h>
      <text:p text:style-name="P96">　　<text:span text:style-name="T14">贡萨罗主席在秘鲁阿亚库乔</text:span><text:span text:style-name="T16">瓦曼加省</text:span><text:span text:style-name="T14">教师工会组织的会议上的讲话，1974年</text:span><text:span text:style-name="T15">。</text:span></text:p>
      <text:p text:style-name="P8"/>
      <text:h text:style-name="P129" text:outline-level="2">目录</text:h>
      <text:h text:style-name="P139" text:outline-level="3">当代秘鲁社会</text:h>
      <text:h text:style-name="P141" text:outline-level="4">我们社会的性质</text:h>
      <text:h text:style-name="P141" text:outline-level="4">秘鲁社会革命进程的特点</text:h>
      <text:h text:style-name="P139" text:outline-level="3">官僚资本主义</text:h>
      <text:h text:style-name="P141" text:outline-level="4">我们所说的官僚资本主义是什么意思？</text:h>
      <text:h text:style-name="P141" text:outline-level="4">官僚资本主义内部的三条路线</text:h>
      <text:h text:style-name="P139" text:outline-level="3">国家的当代情况</text:h>
      <text:h text:style-name="P141" text:outline-level="4">当前政权发展的条件</text:h>
      <text:h text:style-name="P141" text:outline-level="4">该政权的计划和特点</text:h>
      <text:h text:style-name="P131" text:outline-level="2">当代秘鲁社会</text:h>
      <text:p text:style-name="P95">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8"/>
      <text:h text:style-name="P139" text:outline-level="3">我们社会的性质</text:h>
      <text:p text:style-name="P8"/>
      <text:p text:style-name="P95">　　秘鲁是半封建半殖民地社会。我们的国家在上个世纪独立了。150多年前，我们是西班牙的殖民地。我们生活在这个大<text:span text:style-name="T137">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8"/>
      <text:p text:style-name="P95">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8"/>
      <text:p text:style-name="P95"><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8"/>
      <text:p text:style-name="P95">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8"/>
      <text:p text:style-name="P95">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8"/>
      <text:p text:style-name="P95">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39">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8"/>
      <text:p text:style-name="P95">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8"/>
      <text:p text:style-name="P95">　　因此，从十九世纪到今天的民族历史，是在英国资本主义和美帝国主义相继统治下的封建和殖民地阶级斗争，演变和转变为半封建半殖民地社会，但两个基本问题仍未解决：土地问题和国家问题。</text:p>
      <text:p text:style-name="P8"/>
      <text:h text:style-name="P139" text:outline-level="3">秘鲁社会革命进程的特点</text:h>
      <text:p text:style-name="P8"/>
      <text:p text:style-name="P95">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8"/>
      <text:p text:style-name="P95">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38">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8"/>
      <text:p text:style-name="P95">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8"/>
      <text:p text:style-name="P97">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4">何塞</text:span><text:span text:style-name="T27">·</text:span><text:span text:style-name="T24">卡洛斯</text:span><text:span text:style-name="T27">·</text:span><text:span text:style-name="T24">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8"/>
      <text:p text:style-name="P95">　　因此，工人阶级得到了突飞猛进和发展，除了与资产阶级争夺革命的领导权之外，它是唯一能够带领秘鲁革命取得胜利的阶级。国内的资产阶级革命有两个时期：</text:p>
      <text:p text:style-name="P8"/>
      <text:p text:style-name="P95">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8"/>
      <text:p text:style-name="P95">　　我们坚持的立场是，在国内，无产阶级及其政党必须领导运动，否则就没有民族民主革命。否则，让我们不要直接或间接地自欺欺人，我们就是在为阶级的敌人服务。</text:p>
      <text:p text:style-name="P8"/>
      <text:p text:style-name="P95">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8"/>
      <text:p text:style-name="P98">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8"/>
      <text:h text:style-name="P129" text:outline-level="2"><text:soft-page-break/>官僚资本主义</text:h>
      <text:p text:style-name="P8"/>
      <text:p text:style-name="P95">　　这个问题对于理解秘鲁社会很重要，忽视它是严重政治错误的根源。官僚资本主义的论点可以在经典著作和马里亚特吉那里找到，尽管他使用了另一个术语。</text:p>
      <text:p text:style-name="P8"/>
      <text:h text:style-name="P139" text:outline-level="3">我们所说的官僚资本主义是什么意思？</text:h>
      <text:p text:style-name="P8"/>
      <text:p text:style-name="P95">　　这就是帝国主义在落后国家推行的资本主义；资本主义的一种，资本主义的特殊形式，是帝国主义国家强加给落后国家的，不管它是半封建的还是半殖民地的。我们来分析一下这个历史过程。</text:p>
      <text:p text:style-name="P8"/>
      <text:p text:style-name="P95">　　旧欧洲国家的资本主义是怎样发展起来的？考虑法国；到十八世纪末，它还是一个封建国家，有20<text:span text:style-name="T142">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8"/>
      <text:p text:style-name="P95">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8"/>
      <text:p text:style-name="P95">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8"/>
      <text:p text:style-name="P95">　　后一条道路是在秘鲁采取的道路。正如我们所见，在本世纪的第二个十年，扬基帝国主义取代了英国的统治地位。</text:p>
      <text:p text:style-name="P8"/>
      <text:h text:style-name="P139" text:outline-level="3">官僚资本主义内部的三条路线</text:h>
      <text:p text:style-name="P8"/>
      <text:p text:style-name="P95">　　官僚资本主义在其过程中发展了三条路线：农村的地主路线，工业的官僚路线，以及意识形态领域的第三条路线，也是官僚路线。这并不是假装只有这些。</text:p>
      <text:p text:style-name="P8"/>
      <text:p text:style-name="P95">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8"/>
      <text:p text:style-name="P95"><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8"/>
      <text:p text:style-name="P95">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8"/>
      <text:p text:style-name="P95">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8"/>
      <text:p text:style-name="P95">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8"/>
      <text:p text:style-name="P95">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8"/>
      <text:p text:style-name="P95">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8"/>
      <text:h text:style-name="P129" text:outline-level="2">国家的当代情况</text:h>
      <text:h text:style-name="P139" text:outline-level="3">当前政权发展的条件</text:h>
      <text:p text:style-name="P8"/>
      <text:p text:style-name="P95">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8"/>
      <text:p text:style-name="P102"><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8"/>
      <text:p text:style-name="P95">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8"/>
      <text:p text:style-name="P95">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8"/>
      <text:h text:style-name="P139" text:outline-level="3">该政权的计划和特点</text:h>
      <text:p text:style-name="P8"/>
      <text:p text:style-name="P103">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8"/>
      <text:p text:style-name="P103">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8"/>
      <text:p text:style-name="P103">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8"/>
      <text:p text:style-name="P103">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8"/>
      <text:p text:style-name="P103">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8"/>
      <text:p text:style-name="P103">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8"/>
      <text:p text:style-name="P103">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8"/>
      <text:p text:style-name="P103">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8"/>
      <text:p text:style-name="P103">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8"/>
      <text:h text:style-name="P134" text:outline-level="3">☆马里亚特吉语录☆</text:h>
      <text:h text:style-name="P138" text:outline-level="3">　　<text:span text:style-name="T13">“所有辩论都对发表意见的人开放，而不是对保持沉默的人开放。”</text:span></text:h>
      <text:h text:style-name="P135" text:outline-level="3">　　“当真正着手澄清理论和行动，并且只引入明确的想法和动机时，论战是有用的。”</text:h>
      <text:p text:style-name="P8">——————————</text:p>
      <text:p text:style-name="P8"/>
      <text:p text:style-name="P8">——————————</text:p>
      <text:p text:style-name="Text_20_body"/>
      <text:h text:style-name="P128" text:outline-level="1"><text:a xlink:type="simple" xlink:href="#7.1975年 - 让我们重回马里亚特吉并重组他的政党|outline" text:style-name="Internet_20_link" text:visited-style-name="Visited_20_Internet_20_Link"><text:span text:style-name="T41">1975</text:span><text:span text:style-name="T46">年</text:span><text:span text:style-name="T41"> - 让我们重回马里亚特吉并重组他的政党</text:span></text:a></text:h>
      <text:p text:style-name="P103">　　<text:span text:style-name="T14">秘鲁共产党 - 中央委员会 -1975年10月</text:span></text:p>
      <text:p text:style-name="P8"/>
      <text:p text:style-name="P104">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8"/>
      <text:h text:style-name="P129" text:outline-level="2">一、阶级斗争产生的马里亚特吉思想</text:h>
      <text:p text:style-name="P8"/>
      <text:p text:style-name="P8">　　马里亚特吉思想是秘鲁工人阶级的政治表达，是在阶级斗争中而不是在阶级斗争之外形成和发展的；因此，要很好地理解它，就必须将它与国际上和我国的斗争联系起来。</text:p>
      <text:p text:style-name="P8"/>
      <text:p text:style-name="P103">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8"/>
      <text:p text:style-name="P103">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8"/>
      <text:p text:style-name="P105">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8"/>
      <text:p text:style-name="P106">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8"/>
      <text:p text:style-name="P103">　　意识形态上，资产阶级思想危机更加严重，在全球工人运动中，修正主义机会主义一扫而光，革命工团主义得到完善，马克思主义进入了马列主义的新阶段。</text:p>
      <text:p text:style-name="P8"/>
      <text:p text:style-name="P103">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8"/>
      <text:p text:style-name="P103">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8"/>
      <text:p text:style-name="P107">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8"/>
      <text:p text:style-name="P103">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8"/>
      <text:p text:style-name="P103">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8"/>
      <text:p text:style-name="P108">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8"/>
      <text:p text:style-name="P103">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8"/>
      <text:p text:style-name="P109">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8"/>
      <text:p text:style-name="P103">　　简而言之，马里亚特吉是阶级斗争的产物，主要是由无产阶级发动的，他是无产阶级的最高政治表现。</text:p>
      <text:p text:style-name="P8"/>
      <text:h text:style-name="P129" text:outline-level="2">二、马里亚特吉是一个“被公认<text:span text:style-name="T146">的</text:span>”马列主义者</text:h>
      <text:p text:style-name="P8"/>
      <text:p text:style-name="P103">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公认”。</text:p>
      <text:p text:style-name="P8"/>
      <text:p text:style-name="P103">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8"/>
      <text:p text:style-name="P103">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8"/>
      <text:p text:style-name="P110">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8"/>
      <text:p text:style-name="P103">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8"/>
      <text:p text:style-name="P103">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8"/>
      <text:p text:style-name="P103">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8"/>
      <text:p text:style-name="P103">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8"/>
      <text:p text:style-name="P103">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8"/>
      <text:p text:style-name="P103">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8"/>
      <text:p text:style-name="P111">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8"/>
      <text:p text:style-name="P103">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8"/>
      <text:p text:style-name="P112"><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8"/>
      <text:p text:style-name="P103">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8"/>
      <text:p text:style-name="P103">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8"/>
      <text:p text:style-name="P113">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8"/>
      <text:p text:style-name="P103">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8"/>
      <text:p text:style-name="P103">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8"/>
      <text:p text:style-name="P103">　　马克思主义哲学、政治经济学和科学社会主义的论文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8"/>
      <text:p text:style-name="P103">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8"/>
      <text:h text:style-name="P129" text:outline-level="2">三、马里亚特吉确立了秘鲁革命的总政治路线</text:h>
      <text:p text:style-name="P8"/>
      <text:p text:style-name="P103">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8"/>
      <text:p text:style-name="P103">　　让我们来分析一下这个实质性的问题，或明或暗；我国的命运取决于我们在这方面采取的立场。</text:p>
      <text:p text:style-name="P8"/>
      <text:p text:style-name="P103">　　a) 秘鲁社会的特征。让我们从共产党创始人的话说起：</text:p>
      <text:p text:style-name="P8"/>
      <text:p text:style-name="P103">　　“资本主义在像我们这样的半封建国家中发展；有时，在达到垄断和帝国主义阶段时，与自由竞争阶段相对应的整个自由主义意识形态已不再有效。帝国主义不容忍国有化的经济计划任何半殖民地国家的工业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8"/>
      <text:p text:style-name="P103">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的结构中农业经济”马里亚特吉说。我们今天看到它，尽管岁月流逝，因为它仍然存在，并且发展了新形式的半封建根源，无酬劳动形式，家庭义务和延期工资，个人特权，旧大庄园的维持和融合以及 gamonalismo 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8"/>
      <text:p text:style-name="P103">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8"><text:soft-page-break/></text:p>
      <text:p text:style-name="P103">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8"/>
      <text:p text:style-name="P103">　　这是马里亚特吉对秘鲁社会特征的有效和当前的理解。后来的研究和研究只是证实和具体说明了我们创始人所坚持的准确论点。</text:p>
      <text:p text:style-name="P8"/>
      <text:p text:style-name="P103">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8"/>
      <text:p text:style-name="P103">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资产阶级”。这就是四个阶级联合起来瞄准革命的目标：半封建主义和帝国主义。</text:p>
      <text:p text:style-name="P8"/>
      <text:p text:style-name="P103">　　在由创始人本人撰写的共产党纲领的两个著名段落中，定义了秘鲁革命的阶段并具体说明了其特征：</text:p>
      <text:p text:style-name="P8"/>
      <text:p text:style-name="P103">　　“国家经济的解放只有通过无产阶级群众的行动，与世界反帝斗争的团结一致才能实现。只有无产阶级的行动才能首先激发并随后执行资产阶级的任务——资产阶级政权本身无法实现的民主革命。”</text:p>
      <text:p text:style-name="P8"/>
      <text:p text:style-name="P103">　　“资产阶级民主阶段已经完成，革命在其目标和学说上成为无产阶级革命。无产阶级政党通过斗争行使权力和制定自己的纲领，在这个阶段完成组织和发展自己的任务。捍卫社会主义秩序。”</text:p>
      <text:p text:style-name="P8"/>
      <text:p text:style-name="P103">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8"/>
      <text:p text:style-name="P103">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完成资产阶级政权无能为力的资产阶级民主革命的任务去发展和实现。”这就是我们的立场。我们必须坚持和打击反革命论点，把矛头对准宣扬反对马里亚特吉论点的社会社团主义修正主义，它是我国社会帝国主义的支队，其努力只是为了它与美国超级大国的勾结和冲突为了统治世界。</text:p>
      <text:p text:style-name="P8"/>
      <text:p text:style-name="P103"><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8"/>
      <text:p text:style-name="P103">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8"/>
      <text:p text:style-name="P103">　　考虑到秘鲁和拉丁美洲农民的普遍斗争，马里亚特吉提出了农民的口号：“耕种者土地，无偿征用”，他们的动员要求“工农武装起来征服和征服”。捍卫他们的利益。”那样，必须没收土地来消灭封建制度，只有武装的工农才能做到这一点，因为没有别的办法可以打破封建制度，消灭大庄园，废除农奴制度。我们不能忘记，秘鲁的法律统治着土地关系，废除了农奴制已有l50多年，但实际上却保留了底层的封建制度。</text:p>
      <text:p text:style-name="P8"/>
      <text:p text:style-name="P103">　　因此，反封建斗争是农村阶级斗争的动力，是我国民族民主革命本身的基础。</text:p>
      <text:p text:style-name="P8"/>
      <text:p text:style-name="P103">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取消了他们作为一个元素进步。那些使印第安人陷入贫困和沮丧的人，使民族陷入贫困和沮丧的人......没有印第安人，就不可能成为秘鲁人。这个真理首先应该对纯粹的民主自由资产阶级的人有效和民族主义意识形态……”</text:p>
      <text:p text:style-name="P8"/>
      <text:p text:style-name="P103">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8"/>
      <text:p text:style-name="P103">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立场民族资产阶级；此外，正如我们所看到的，他明确指出，随着外国统治的增加，小资产阶级将继续发展“革命的民族主义立场”。</text:p>
      <text:p text:style-name="P8"/>
      <text:p text:style-name="P103">　　另一方面，指责那些将反帝国主义提升到“一个纲领、一种政治态度、一种本身就是目的并自发地领导的运动的水平，由于我们不知道的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8"><text:soft-page-break/></text:p>
      <text:p text:style-name="P103">　　因此，反封建和反帝的斗争作为两个不可分割的问题混合在一起，并且是只有工人阶级才能领导的民族民主革命的组成部分，前提是建立工农联盟作为民族民主革命的起点。革命统一战线。</text:p>
      <text:p text:style-name="P8"/>
      <text:p text:style-name="P103">　　d) 统一战线。看到社会性质和革命以及反封建反帝斗争的基本问题，就出现了社会改造的工具问题，即“革命的三个关键杠杆”：统一战线，军事问题和党。</text:p>
      <text:p text:style-name="P8"/>
      <text:p text:style-name="P103">　　1924年5月1日，马里亚特吉写道：“自从我加入这个先锋队以来，我的态度始终是坚定、热情的统一战线宣传者。”很少有人来划分我们自己”，以及许多在为班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为无产阶级的人类军团中是不可避免的”之后，他要求：“重要的是这些群体和倾向知道如何在具体现实面前相互理解所以他们不会像拜占庭人那样在相互开除教会和前忏悔中崩溃。他们不会通过传教士的教条争吵的大表演来疏远群众与革命。他们不使用他们的武器或者把时间浪费在互相伤害上，而是在与旧的社会秩序、它的制度、它的不公正和它的罪行作斗争上。”</text:p>
      <text:p text:style-name="P8"/>
      <text:p text:style-name="P103">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8"/>
      <text:p text:style-name="P103">　　在此基础上，马里亚特吉提出建立以工人阶级为领导、以工农联盟为基础的反帝反封建战线，可以团结工农、小资产阶级，并在一定条件和条件下团结起来。“资产阶级左派”，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8"/>
      <text:p text:style-name="P103">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8"/>
      <text:p text:style-name="P103">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8"/>
      <text:p text:style-name="P103">　　今天，我们的国家生活在社团主义的攻势之下，这是一种反动的攻势，它像所有此类攻势一样，根据需要使用政治欺骗和镇压；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实现工人阶级的本能做不到：无产阶级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8"/>
      <text:p text:style-name="P103"><text:soft-page-break/>　　“我们生活在一个开放的意识形态好战时期。代表新生力量的人不能与代表保守或倒退力量的人一起参加音乐会或被混淆，甚至不能随便或偶然地混淆。历史深渊将他们分开。他们说不同的语言，对历史没有共同的直觉。”</text:p>
      <text:p text:style-name="P8"/>
      <text:p text:style-name="P103">　　“我认为我们必须团结那些相似的人，而不是那些不同的人。我们必须更接近那些历史想要团结的人。我们必须支持那些历史想要团结的人。我认为这是唯一可能的协调。”只有具有准确而有效的历史意义的情报。”</text:p>
      <text:p text:style-name="P8"/>
      <text:p text:style-name="P103">　　还有：“我是一个革命者。但我认为，在思想清晰、立场明确的人之间，很容易达成理解和相互欣赏，即使是在彼此冲突的时候。最重要的是，在互相争斗的时候。随着我永远无法理解的政治部门是另一回事：平庸的改良主义、驯化的社会主义或法利赛人的民主。”</text:p>
      <text:p text:style-name="P8"/>
      <text:p text:style-name="P103">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平静的革命”；1923年：“权力是通过暴力征服的……只有通过独裁才能保存权力”；1925年：“反应是保护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8"/>
      <text:p text:style-name="P103">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主义的一章。”在这里，我们看到马克思主义者在革命与反革命斗争之前的正确立场，对革命必将胜利的不变的信心；在这里，我们有必须指导我们的论点。</text:p>
      <text:p text:style-name="P8"/>
      <text:p text:style-name="P103">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8"/>
      <text:p text:style-name="P103">　　最后，马里亚特吉特别关注拉丁美洲的墨西哥革命和亚洲的中国革命，强调它们的民族民主性质、农业根源、农民的作用和工人阶级的积极参与，同时同时突出帝国主义和资产阶级背叛或贩卖革命的相反作品。</text:p>
      <text:p text:style-name="P8"/>
      <text:p text:style-name="P103">　　他从“耕者有其田”的基本前提出发，提出武装工农去征服和保卫它，武装工农群众进行民族民主革命。他强调它的发展是一场农民革命，从农村开始，在“革命行动”中发展，在 montoneras [安第斯山脉 - Trans. 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8"><text:soft-page-break/></text:p>
      <text:p text:style-name="P103">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灭封建制度。</text:p>
      <text:p text:style-name="P8"/>
      <text:p text:style-name="P103">　　g）无产阶级党。“政治斗争需要建立一个阶级政党”菲律宾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8"/>
      <text:p text:style-name="P103">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8"/>
      <text:p text:style-name="P103">　　党不是也不可能是选举机构，而是夺取政权的组织；虽然它可能能够利用选举，但它的权力并不植根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8"/>
      <text:p text:style-name="P103">　　再一次，共产党的成立是马里亚特吉理论斗争和实践斗争的完成，是他直接参加阶级斗争的实现，是他为无产阶级作出的伟大贡献和服务，在我们当代史上30多年的斗争中， 维持了 PCP 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8"/>
      <text:p text:style-name="P103">　　我们的创始人何塞·卡洛斯·马里亚特吉以他的加入第三（第三）国际的论文为党的斗争画上了句号，这是一个必须牢记的重要文本：</text:p>
      <text:p text:style-name="P8"/>
      <text:p text:style-name="P103">　　“党的共产党员坚持第三国际，并同意努力从组成党的团体中获得同样的支持。我们采用的意识形态是革命的和好战的马克思主义，我们接受的所有方面的学说：哲学，政治的和社会经济的。我们认可的方法是正统的革命社会主义的方法。我们不仅反对，而且通过一切手段和一切形式反对第二国际社会民主主义的方法和倾向。”</text:p>
      <text:p text:style-name="P8"/>
      <text:p text:style-name="P103"><text:soft-page-break/>　　“党是一个阶级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8"/>
      <text:p text:style-name="P103">　　在这里，我们有一份由马里亚特吉编辑的文件，他本人于1930年3月1日提交给中央委员会，并于随后的3月4日获得批准；这份文件足以推翻今天不值一提的反党言论。</text:p>
      <text:p text:style-name="P8"/>
      <text:p text:style-name="P103">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8"/>
      <text:p text:style-name="P103">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演员。工人阶级有一个神话，一个目标——社会革命，一个无产阶级以“积极而强烈的信念”坚持和前进的目标，与资产阶级的怀疑主义和颓废主义形成鲜明对比。群众为确保他们胜利的“最后的斗争”而战，他说：“尤金波蒂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8"/>
      <text:p text:style-name="P103">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8"/>
      <text:p text:style-name="P103">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来镇压反革命。工农革命群众。”这些和其他提议显示了马里亚特吉对群众的明确立场，他认为马克思主义在群众斗争中是活生生的：“马克思生活在全世界无数被他的学说激励的群众为实现社会主义而进行的斗争中。“</text:p>
      <text:p text:style-name="P8"/>
      <text:p text:style-name="P103">　　所说的并不意味着否定领导者在阶级斗争中的重要性，我们重申，领导者的规模是通过认同革命阶级的利益和为他们服务，主要是为无产阶级，阶级这会产生一种新型的“思考和行动”的人。对于革命者的行为，马里亚特吉要求考虑到个人思想中的阶级斗争：“颓废和革命共存于同一个世界，也存在于同一个个人身上。良心……是一个人的战斗舞台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8"/>
      <text:p text:style-name="P103">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那些肯定和相信的人的声音，年轻而富有成果。”</text:p>
      <text:p text:style-name="P8"/>
      <text:p text:style-name="P103"><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走马里亚特吉的道路，并根据阶级斗争的现状发展它。</text:p>
      <text:p text:style-name="P8"/>
      <text:p text:style-name="P103">　　j)马里亚特吉确立了秘鲁革命的总政治路线。很明显，马里亚特吉将秘鲁工人阶级和人民的斗争经验系统化，通过他在阶级斗争中的直接理论和实践参与确立了秘鲁革命的总政治路线，以及具体的政治阶级路线在群众工作的各个方面。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8"/>
      <text:p text:style-name="P103">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8"/>
      <text:p text:style-name="P103">　　因此，我们革命的决定性问题，今天比以往任何时候都更重要，是重走马里亚特吉的道路，并在当今群众的阶级斗争中发展它，为工人阶级、人民和革命服务。</text:p>
      <text:p text:style-name="P8"/>
      <text:h text:style-name="P129" text:outline-level="2">四、重回马里亚特吉并重建他的政党为工人阶级、党和革命服务</text:h>
      <text:p text:style-name="P8"/>
      <text:p text:style-name="P103">　　a)马里亚特吉的道路是在斗争中产生和发展的。</text:p>
      <text:p text:style-name="P8"/>
      <text:p text:style-name="P103">　　马里亚特吉的道路出现在反对现存社会秩序的阶级斗争中；它必须与盛行思想的反动制度作斗争，并与否认需要无产阶级政党的阿普拉进行艰苦的斗争。共产党的成立是激烈斗争的产物，在马里亚特吉的道路上树立了一个重要的里程碑。然而，何塞·卡洛斯·马里亚特吉所进行的斗争不仅在党内，而且在党内，他努力坚持马列主义和共产国际。</text:p>
      <text:p text:style-name="P8"/>
      <text:p text:style-name="P103">　　很快，几乎是在他死后不久，一整套机会主义路线就形成了，背信弃义地开始谈论马里亚特吉的“无产阶级化”和“进步”；而党外的“阿普里斯塔批评”则将马里亚特吉贴上“知识分子化”和“欧化者”的标签，其暗藏的目的是否认他的路线并摧毁党。到1940年代初期，人们对马里亚特吉的马克思主义者基金会提出了质疑，虽然虚伪，但他们承认其卓越品质。后来，德尔普拉多和他的公司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8"/>
      <text:p text:style-name="P103">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前法西斯<text:soft-page-break/>政权崛起的条件和原因，以及剥削阶级和帝国主义赋予它完成的任务，当他们看到群众斗争的兴起所带来的质疑其秩序的危险时，其中有一章是游击斗争，其中包含了人民未来的重要教训。</text:p>
      <text:p text:style-name="P8"/>
      <text:p text:style-name="P103">　　在这些条件和尖锐的斗争中，共产党人的理论和实际行动得到发展，秘鲁马列主义者们接受了毛泽东思想及其明智的教导，为重回马里亚特吉的道路和重建他的党而斗争。1964年1月，菲共开除普拉多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其他重要时刻是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党。这就是如何完成长期寻找马里亚特吉思想的过程，开启了“重走马里亚特吉道路”的阶段，其中一个阶段是党的重建，作为一个基本和必要的问题。</text:p>
      <text:p text:style-name="P8"/>
      <text:p text:style-name="P103">　　然而，斗争并没有就此结束，而是一直在进行。当前法西斯政权的崛起及其反革命纲领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党就可以更好地完成其历史使命。最后，中共中央六中全会在“全面重回马里亚特吉的道路，开展以党为中心的群众工作”的口号下，正式将重回马里亚特吉的道路作为重建的决定性问题，综合起来，总的政治路线，我们必须围绕其应用和发展完成马里亚特吉党的重建。</text:p>
      <text:p text:style-name="P8"/>
      <text:p text:style-name="P103">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8"/>
      <text:p text:style-name="P103">　　1）马里亚特吉道路的出现和党的成立；</text:p>
      <text:p text:style-name="P8"/>
      <text:p text:style-name="P103">　　2) 寻找马里亚特吉之路；</text:p>
      <text:p text:style-name="P8"/>
      <text:p text:style-name="P103">　　3) 重回马里亚特吉的道路和重建党。三个瞬间，是我们党40多年的历史，是秘鲁无产阶级的历史，是当代秘鲁阶级斗争的历史。</text:p>
      <text:p text:style-name="P8"/>
      <text:p text:style-name="P103">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地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8"/>
      <text:p text:style-name="P103"><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者。发生的情况是，那些没有防备的人会被他使用的不熟悉的语言迷失方向，再加上忽视我们拉丁美洲的情况，更根本的是，从与马克思主义相反的立场出发。</text:p>
      <text:p text:style-name="P8"/>
      <text:p text:style-name="P103">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走他的道路的需要。</text:p>
      <text:p text:style-name="P8"/>
      <text:p text:style-name="P103">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帕蒂之外，没有任何秘鲁阶级或政党能够展示出如此积累的经验，也没有在阶级斗争中证明的如此高大的旗帜。</text:p>
      <text:p text:style-name="P8"/>
      <text:p text:style-name="P103">　　今天比以往任何时候都更重要的是重走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8"/>
      <text:p text:style-name="P103">　　重走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8"/>
      <text:p text:style-name="P103">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8">——————————</text:p>
      <text:p text:style-name="P8"/>
      <text:p text:style-name="P8">——————————</text:p>
      <text:p text:style-name="P8"/>
      <text:p text:style-name="P148">1976- 论党的建设</text:p>
      <text:p text:style-name="P8">内容</text:p>
      <text:p text:style-name="P8">1关于党的建设</text:p>
      <text:p text:style-name="P8">2马克思主义与党的建设</text:p>
      <text:p text:style-name="P8">3马克思、恩格斯和党的建设</text:p>
      <text:p text:style-name="P8">4列宁与新型政党建设</text:p>
      <text:p text:style-name="P8">5毛泽东与半封建半殖民地国家党的建设。</text:p>
      <text:p text:style-name="P8">关于党的建设</text:p>
      <text:p text:style-name="P8">总结100年工人阶级斗争和世界革命的经验，毛泽东主席*在1948年写道：</text:p>
      <text:p text:style-name="P8"/>
      <text:p text:style-name="P8">“要革命，就必须有革命党。没有革命党，没有建立在马列主义者革命理论和马克思主义者列宁主义者革命作风基础上的革命党，就不可能领导工人阶级和广大人民群众打败帝国主义及其走狗，马克思主义诞生一百多年来，就是以俄国布尔什维克为榜样，领导十月革命，领导社会主义建设并在战胜法西斯侵略的过程中，在世界范围内形成和发展了新型革命政党。随着这种革命政党的诞生，世界革命的面貌发生了变化。变化之大，变化之大，难以想象。老一辈人都是风雨兼程的……随着共产党的诞生，中国革命面貌焕然一新。我这个事实还不够清楚吗？” （毛泽东，文选，第四卷，284页。重点是我们党）</text:p>
      <text:p text:style-name="P8"/>
      <text:p text:style-name="P8">在这里，我们浓缩了党的问题；它的必要性和作为新型政党的建设，它建立并为世界革命和每个国家提供准确的方向，因为它为工人阶级及其解放而发挥作用。</text:p>
      <text:p text:style-name="P8"/>
      <text:p text:style-name="P8">需要考虑三个问题：</text:p>
      <text:p text:style-name="P8"/>
      <text:p text:style-name="P8">1）党的必要性，即为工人阶级夺取政权的问题；</text:p>
      <text:p text:style-name="P8"/>
      <text:p text:style-name="P8">2）党的建设，这是在半封建半殖民地国家建设党的问题，在这个国家，工人阶级，而且只有它通过自己的党，才能领导民主民族革命；和</text:p>
      <text:p text:style-name="P8"/>
      <text:p text:style-name="P8">3）内部斗争，即党在两条路线的斗争中发展自己的问题，是维持党的团结和凝聚力的斗争。</text:p>
      <text:p text:style-name="P8"/>
      <text:p text:style-name="P8">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8"/>
      <text:p text:style-name="P8">马克思主义与党的建设</text:p>
      <text:p text:style-name="P8">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发展的道路。</text:p>
      <text:p text:style-name="P8"/>
      <text:p text:style-name="P8">马克思、恩格斯和党的建设</text:p>
      <text:p text:style-name="P8">马克思和恩格斯创立了工人阶级的概念，即马克思主义。他们提出了我们不能放弃的坚实真理，例如：理解和改造世界的阶级斗争原则；暴力是历史的助产士；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8"/>
      <text:p text:style-name="P8"><text:soft-page-break/>“在反对有产阶级的联合力量的斗争中，无产阶级不能作为一个阶级行动，除非它把自己组织成一个与有产阶级建立的所有旧政党截然不同的政党。”</text:p>
      <text:p text:style-name="P8"/>
      <text:p text:style-name="P8">“将无产阶级组织成一个政党对于确保社会革命的胜利及其最终目标：消灭阶级……是必不可少的。”</text:p>
      <text:p text:style-name="P8"/>
      <text:p text:style-name="P8">“鉴于土地和资本的领主总是利用他们的政治特权来捍卫和延续他们的经济垄断并征服劳工，夺取政权已成为无产阶级的重大职责。” （马克思和恩格斯，全集，第23卷，第243页）</text:p>
      <text:p text:style-name="P8"/>
      <text:p text:style-name="P8">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8"/>
      <text:p text:style-name="P8">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8"/>
      <text:p text:style-name="P8">“为了确保革命的成功，思想和行动的统一是必要的。国际的成员试图通过宣传、讨论和组织来建立这种统一……”</text:p>
      <text:p text:style-name="P8"/>
      <text:p text:style-name="P8">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8"/>
      <text:p text:style-name="P8">“虽然在德国，（资产阶级）民主革命尚未完成，但马克思将所有注意力集中在他所谓的社会主义无产阶级推动农民民主能量的策略上。”</text:p>
      <text:p text:style-name="P8"/>
      <text:p text:style-name="P8">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我们应该有勇气在更重要的事情的祭坛上放弃眼前的成功”。教学中的自我批评和对错误的严肃评判以及应着重突出的地方，指出了斗争和分裂的根源：</text:p>
      <text:p text:style-name="P8"/>
      <text:p text:style-name="P8">“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8"><text:soft-page-break/></text:p>
      <text:p text:style-name="P8">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8"/>
      <text:p text:style-name="P8">列宁与新型政党建设</text:p>
      <text:p text:style-name="P8">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8"/>
      <text:p text:style-name="P8">“给我们一个革命者组织，我们将彻底撼动俄罗斯。”</text:p>
      <text:p text:style-name="P8"/>
      <text:p text:style-name="P8">对列宁来说，改变世界需要一个党，党有一个纲领，用他自己的话说，“包括无产阶级阶级斗争的组织和这场斗争的领导，其最终目标是为人民夺取政治权力无产阶级和社会主义社会的组织”。</text:p>
      <text:p text:style-name="P8"/>
      <text:p text:style-name="P8">与他那个时代的其他人一样，列宁认识到无产阶级组织的必要性，而无产阶级的组织正是他们的力量所在，列宁提出了以下原则，这是任何共产党人都不能忘记的：</text:p>
      <text:p text:style-name="P8"/>
      <text:p text:style-name="P8">“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尽管有机会主义的空话当代社会民主主义的傀儡，尽管对落后的循环精神进行了愚蠢的颂扬，尽管金属丝和知识分子的流动n 无政府主义破产。” （列宁，全集，第7卷，第415页）</text:p>
      <text:p text:style-name="P8"/>
      <text:p text:style-name="P8">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8"/>
      <text:p text:style-name="P8">列宁就这样提出了党的建设问题，提出了斗争的必要性和发展问题，提出了思想建设、政治建设和组织建设的问题。</text:p>
      <text:p text:style-name="P8"/>
      <text:p text:style-name="P8">但这并不是全部。在前进一步，后退两步中，列宁阐述了党的组织理论，我们从斯大林的苏联共产党（布尔什维克）古老而伟大的历史中摘录了其宏伟的总结，第48-49页。</text:p>
      <text:p text:style-name="P8"/>
      <text:p text:style-name="P8">1）党是工人阶级的军队，是工人阶级的一部分。但它是一个先锋队，它在前面，它在领导。这是一个了解革命过程规律的自觉的队伍，是一个坚定地坚持工人阶级革命观念的马克思主义者队伍。</text:p>
      <text:p text:style-name="P8"/>
      <text:p text:style-name="P8"><text:soft-page-break/>2）党是一个有组织的队伍，它是一个组织体系，“作为工人阶级的先锋队，结合了尽可能多的组织，只吸收那些至少承认最低组织水平的分子”为此，它对其所有成员都有自己的强制性纪律。</text:p>
      <text:p text:style-name="P8"/>
      <text:p text:style-name="P8">3）党是无产阶级的“最高组织形式”，号召领导其他阶级组织，其目标是由本阶级最优秀的孩子组成（沉浸在马克思主义中，学习阶级斗争的规律)，以及他们自己和全球工人阶级的经验。</text:p>
      <text:p text:style-name="P8"/>
      <text:p text:style-name="P8">4）“党是把工人阶级先锋队和群众团结起来的纽带的化身。”因此，它的生存和发展不会脱离群众，相反，它的生存和发展要求它“多联系群众，取群众信任”。</text:p>
      <text:p text:style-name="P8"/>
      <text:p text:style-name="P8">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8"/>
      <text:p text:style-name="P8">6）为了保持党内的团结，党需要一种适用于所有人的统一纪律，一种需要高度重视的团结，因为正如斯大林所说，“列宁同志给了我们像照顾孩子一样关心党的团结的遗产他们的眼睛。”</text:p>
      <text:p text:style-name="P8"/>
      <text:p text:style-name="P8">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8"/>
      <text:p text:style-name="P8">“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8"/>
      <text:p text:style-name="P8">在同一本小册子中，列宁反对那些将秘密理解为僵化和机械的东西的人：</text:p>
      <text:p text:style-name="P8"/>
      <text:p text:style-name="P8">“此外，秘密的程度和不同圈子的有机形式将取决于其职能的性质。因此，组织形式应根据组织类型的不同而变化最大，从‘最严格的’紧闭到‘最自由’的宽阔、开放且几乎没有结构。” （列宁，第6卷，第245页）</text:p>
      <text:p text:style-name="P8"/>
      <text:p text:style-name="P8">我们认为这个问题对我们当前的革命形势至关重要，因为我们重申，在考虑这些问题时有太多机械和非辩证的思想。列宁关于秘密工作的理论在《秘密党与法律工作》中进一步阐述：</text:p>
      <text:p text:style-name="P8"/>
      <text:p text:style-name="P8">“秘密党的问题和社会民主主义在俄罗斯的合法工作是党的主要问题之一。在革命后的整个时期（他指的是1905年），它占据了 POSDR 的注意力，并让位于其队伍中最激烈的斗争。”</text:p>
      <text:p text:style-name="P8"/>
      <text:p text:style-name="P8">“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8"/>
      <text:p text:style-name="P8">并强调合法工作与秘密工作之间的关系：</text:p>
      <text:p text:style-name="P8"/>
      <text:p text:style-name="P8"><text:soft-page-break/>“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8"/>
      <text:p text:style-name="P8">“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8"/>
      <text:p text:style-name="P8">“通过组织形式，秘密‘适应’合法。通过我们党的工作内容，合法工作将‘适应’秘密思想。” （列宁，第18卷，第392页）</text:p>
      <text:p text:style-name="P8"/>
      <text:p text:style-name="P8">最后：</text:p>
      <text:p text:style-name="P8"/>
      <text:p text:style-name="P8">“社会民主党‘完全’是秘密的，在它的每一个细胞中，最重要的是，在其提出和准备革命的全部工作内容中。正因为如此，最公开的工作最开放的细胞不能作为“党的开放工作”。”（列宁，第18卷，第393-4页）</text:p>
      <text:p text:style-name="P8"/>
      <text:p text:style-name="P8">这篇引文很长，但我们认为它对我国的一切革命工作都具有重大意义，与前面关于秘密工作的引文一样，值得特别注意。</text:p>
      <text:p text:style-name="P8"/>
      <text:p text:style-name="P8">在我们国家，普遍认为秘密工作使我们脱离了群众。但是，我们应该回忆一下列宁所说的：</text:p>
      <text:p text:style-name="P8"/>
      <text:p text:style-name="P8">“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8"/>
      <text:p text:style-name="P8">这些是我们在无产阶级政党的建设和发展中应当牢记并正确运用到马里亚特吉党的重建中的列宁的基本理论。</text:p>
      <text:p text:style-name="P8"/>
      <text:p text:style-name="P8">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8"/>
      <text:p text:style-name="P8">“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8"/>
      <text:p text:style-name="P8">列宁的那些理论对我们来说不重要吗？我们革命党人、共产党人真的不应该坚持吗？我们这样做是我们应该做的吗？现在是时候放下自满情绪，认真判断我们的革命现实了。</text:p>
      <text:p text:style-name="P8"/>
      <text:p text:style-name="P8">毛泽东与半封建半殖民地国家党的建设。</text:p>
      <text:p text:style-name="P8">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8"/>
      <text:p text:style-name="P8"><text:soft-page-break/>继续讨论党的建设问题，我们首先注意到毛主席在战争与战略问题中提出了基于革命暴力普遍原则的建设。因此他教导我们：</text:p>
      <text:p text:style-name="P8"/>
      <text:p text:style-name="P8">“一切革命的中心任务和最高形式是通过武装斗争夺取政权。也就是说，通过战争解决问题。这个革命的马列主义原则在中国具有普遍适用性以及在其他国家。” (毛选， Vol.2， p.219)</text:p>
      <text:p text:style-name="P8"/>
      <text:p text:style-name="P8">从这个马列主义原则出发，区分资本主义国家和中国的革命，他在同一著作中确立：</text:p>
      <text:p text:style-name="P8"/>
      <text:p text:style-name="P8">“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8"/>
      <text:p text:style-name="P8">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8"/>
      <text:p text:style-name="P8">其次，他根据自己党同资产阶级的关系，同统一战线和武装斗争的关系的判断，确立了如下伟大的论点：</text:p>
      <text:p text:style-name="P8"/>
      <text:p text:style-name="P8">“通过与中国资产阶级的这些复杂关系，中国革命和中国共产党得到了发展。这是历史的特殊性，是殖民地或半殖民地革命发展的特点，是任何国家的革命历史都没有的特点。资本主义国家。” (毛选， Vol.2， p.286-7)</text:p>
      <text:p text:style-name="P8"/>
      <text:p text:style-name="P8">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8"/>
      <text:p text:style-name="P8">第三，中国革命有两个特点，用毛主席的话来说：</text:p>
      <text:p text:style-name="P8"/>
      <text:p text:style-name="P8">“因此，无产阶级与资产阶级形成革命的民族统一战线，或者说这个战线的被迫决裂，其次是武装斗争作为革命的主要形式，成为两个根本中国民主资产阶级革命进程的特殊性。”</text:p>
      <text:p text:style-name="P8"/>
      <text:p text:style-name="P8">第四，前面强调，不能脱离民主革命政治路线的这两个特殊性来理解中国共产党的建设和发展。这位伟大的领袖教导我们：</text:p>
      <text:p text:style-name="P8"/>
      <text:p text:style-name="P8">“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8"/>
      <text:p text:style-name="P8">第五，它把问题从中国革命确定的方向上解开了。在引用的文章中，以下论点应该让我们认真思考，看看我们在多大程度上走在正确的道路上：</text:p>
      <text:p text:style-name="P8"/>
      <text:p text:style-name="P8">“统一战线、武装斗争和党的建设，就是我们党在中国革命中的三个根本问题。正确认识这三个问题及其相互关系，就为整个中国革命指明了正确的方向。“</text:p>
      <text:p text:style-name="P8"/>
      <text:p text:style-name="P8">最后，他指出了党的作用：</text:p>
      <text:p text:style-name="P8"><text:soft-page-break/></text:p>
      <text:p text:style-name="P8">“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8"/>
      <text:p text:style-name="P8">毛泽东主席建立的半殖民地半封建国家党的建设的思想政治基础就在这里，这些问题的重要性是无论如何也不能歪曲的。因为正如他自己教导我们的：“思想政治基础要正确，不能决定一切。”</text:p>
      <text:p text:style-name="P8"/>
      <text:p text:style-name="P8">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8"/>
      <text:p text:style-name="P8">“一开始（主导的），我们的政策是秘密地维持党的组织，使它紧凑、有选择、有效率。长期地下，积蓄力量，伺机而动，不沉淀，不暴露自己。“</text:p>
      <text:p text:style-name="P8"/>
      <text:p text:style-name="P8">其次，他确立了应该指导的战术原则：</text:p>
      <text:p text:style-name="P8"/>
      <text:p text:style-name="P8">“本着理智、利己、不矫枉过正的原则，我们同顽抗者的斗争策略，是利用国民党法令和社会习俗所允许的一切，固守阵地，积蓄力量。”</text:p>
      <text:p text:style-name="P8"/>
      <text:p text:style-name="P8">第三，他确立了反动组织的渗透和革命者在其中的工作。</text:p>
      <text:p text:style-name="P8"/>
      <text:p text:style-name="P8">第四，他提出基本方针：</text:p>
      <text:p text:style-name="P8"/>
      <text:p text:style-name="P8">“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8"/>
      <text:p text:style-name="P8">第五，他指出需要做好应急准备：</text:p>
      <text:p text:style-name="P8"/>
      <text:p text:style-name="P8">“与此同时，我们应该清楚地准备好应对地方或国家层面的任何紧急情况。”</text:p>
      <text:p text:style-name="P8"/>
      <text:p text:style-name="P8">第六，他强调秘密：</text:p>
      <text:p text:style-name="P8"/>
      <text:p text:style-name="P8">“国民党占领区的党组织要严守秘密。”</text:p>
      <text:p text:style-name="P8"/>
      <text:p text:style-name="P8">第七，他强调委员的审视：</text:p>
      <text:p text:style-name="P8"/>
      <text:p text:style-name="P8">“在东南局和所有专门的、省的、区的或地区的委员会中，每一位工作人员（从党委书记到厨师）都应该受到严格和细致的审查。任何人都是绝对不允许的这些主要生物体中仍然存在最轻微的怀疑。”</text:p>
      <text:p text:style-name="P8"/>
      <text:p text:style-name="P8">最后：</text:p>
      <text:p text:style-name="P8"/>
      <text:p text:style-name="P8">“我们的干部的保护应该非常小心。”</text:p>
      <text:p text:style-name="P8"/>
      <text:p text:style-name="P8">这些都是对党的斗争和组织生活的真实而宝贵的指示。</text:p>
      <text:p text:style-name="P8"/>
      <text:p text:style-name="P8">至于内部斗争，值得记住的是，正是毛泽东主席出色地发展了将党内斗争理解为阶级斗争和社会新旧矛盾的反映。更重要的是，他提出党内的斗争是两条路线的斗争，贯穿党的发展的全过程，如果不发生这<text:soft-page-break/>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8"/>
      <text:p text:style-name="P8">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8"/>
      <text:p text:style-name="P8">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党内的团结和党和人民的团结，是战胜困难的两大利器，全党同志都应该珍惜。”</text:p>
      <text:p text:style-name="P8"/>
      <text:p text:style-name="P8">这就是毛主席关于党的必要性、党的建设和党内斗争的实质性理论。我们要研究他们，因为他们对我国无产阶级政党的建设起着决定性的指导作用。</text:p>
      <text:p text:style-name="P8"/>
      <text:p text:style-name="P8">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8"/>
      <text:p text:style-name="P8">注：转录自 Bandera Roja，1976年8月46日。</text:p>
      <text:p text:style-name="P8">——————————</text:p>
      <text:p text:style-name="P8"/>
      <text:p text:style-name="P8">——————————</text:p>
      <text:p text:style-name="P8">1976- 农民问题与革命</text:p>
      <text:p text:style-name="P8">Bandera Roja，第46号，1976年8月</text:p>
      <text:p text:style-name="P8"/>
      <text:p text:style-name="P8">内容</text:p>
      <text:p text:style-name="P8">一、农民问题与权力问题</text:p>
      <text:p text:style-name="P8">2二。农民运动与民族民主革命</text:p>
      <text:p text:style-name="P8">3三。土地之争</text:p>
      <text:p text:style-name="P8">4四。人民战争就是农民战争</text:p>
      <text:p text:style-name="P8">5五、反应路线</text:p>
      <text:p text:style-name="P8">6六。路为民</text:p>
      <text:p text:style-name="P8">一、农民问题与权力问题</text:p>
      <text:p text:style-name="P8">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8"/>
      <text:p text:style-name="P8"><text:soft-page-break/>“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8"/>
      <text:p text:style-name="P8">因此，解决农民问题这样的话题的重要性是普遍的：毕竟，通过武装斗争发展农民运动是现在权力问题的症结所在。</text:p>
      <text:p text:style-name="P8"/>
      <text:p text:style-name="P8">无产阶级的伟大导师提出了关于这个问题的基本问题。马克思在给恩格斯的信中恰当地指出：</text:p>
      <text:p text:style-name="P8"/>
      <text:p text:style-name="P8">“德国的整个事件进程将取决于能否通过‘第二版’，也就是农民战争来协助无产阶级革命。”</text:p>
      <text:p text:style-name="P8"/>
      <text:p text:style-name="P8">列宁重申了这个想法，讨论了俄国革命：</text:p>
      <text:p text:style-name="P8"/>
      <text:p text:style-name="P8">“无产阶级必须把民主革命进行到底，联合农民群众，以强力粉碎专制制度的反抗，麻痹资产阶级的不稳定因素”（社会民主党在民主革命中的两种策略） .</text:p>
      <text:p text:style-name="P8"/>
      <text:p text:style-name="P8">他在给国际第三次代表大会的报告中申明：</text:p>
      <text:p text:style-name="P8"/>
      <text:p text:style-name="P8">“运动在进步，殖民地的劳动群众、农民，尽管他们仍然落后，但将在世界革命的后续阶段中发挥非常伟大的革命作用。”</text:p>
      <text:p text:style-name="P8"/>
      <text:p text:style-name="P8">最后毛泽东对农民运动的作用有了很深的认识，他说：</text:p>
      <text:p text:style-name="P8"/>
      <text:p text:style-name="P8">“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8"/>
      <text:p text:style-name="P8">该党的创始人马里亚特吉明确了总政治路线中的基本问题。谈到土著农民，他说：“土著的希望是绝对革命的”，并提醒菲律宾共产党，要以阶级组织工农品格，“先刺激后执行资产阶级民主革命的任务”，即领导土地革命。</text:p>
      <text:p text:style-name="P8"/>
      <text:p text:style-name="P8">为了重回马里亚特吉的道路上，PCP 一直在提高对这个重要问题的理解。Red Flag41的社论如是说：</text:p>
      <text:p text:style-name="P8"/>
      <text:p text:style-name="P8">“没有农民群众的革命工作，没有马列主义在政治上由共产党领导，就没有武装力量的发展，就没有人民战争，总之就没有民族解放，也没有，因此，破坏帝国主义和封建剥削。”</text:p>
      <text:p text:style-name="P8"/>
      <text:p text:style-name="P8">二。农民运动与民族民主革命</text:p>
      <text:p text:style-name="P8">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8"/>
      <text:p text:style-name="P8">我们强调官僚资本主义的作用，它通过它的发展成熟了民族民主革命胜利的最终条件。地主形成了垄断的、买办的、封建的国家垄断资本。就这样，它达到了发展的顶峰，为“新民主主义革命准备了充分的<text:soft-page-break/>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8"/>
      <text:p text:style-name="P8">“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8"/>
      <text:p text:style-name="P8">可见，我们要进行的武装斗争是土地革命，是农民在无产阶级领导下进行的；这构成了革命的一个不变的、自然的环境。如果战争还没有开始，一切都要为它准备，一旦开始，一切都要为它发展。</text:p>
      <text:p text:style-name="P8"/>
      <text:p text:style-name="P8">工农联盟.马里亚特吉教会了我们：</text:p>
      <text:p text:style-name="P8"/>
      <text:p text:style-name="P8">“革命的力量始终在于土地和劳动力的联合，在于工农群众。”</text:p>
      <text:p text:style-name="P8"/>
      <text:p text:style-name="P8">与此相一致，工农将成为革命的基本群众，一旦动员和组织起来，剥削者就会被推翻，革命就会胜利。以百万工农联盟为基础，也有可能团结城市小资产阶级，并在一定条件下团结民族资产阶级。</text:p>
      <text:p text:style-name="P8"/>
      <text:p text:style-name="P8">农民是人数最多、受压迫最深的阶级，身上压着半封建制度的沉重枷锁，是一股可怕的力量。用我们的开国元勋的话来说：</text:p>
      <text:p text:style-name="P8"/>
      <text:p text:style-name="P8">“印第安人很容易被屈服和怯懦所削弱，他们并没有停止反抗在共和国和殖民地时期压迫他的半封建政权。”</text:p>
      <text:p text:style-name="P8"/>
      <text:p text:style-name="P8">支持农民争取土地，就是为无产阶级争取到最大的同盟军，从而组织起强大的战斗力量。农民是民族民主革命的主力军，是无产阶级的最佳同盟军。</text:p>
      <text:p text:style-name="P8"/>
      <text:p text:style-name="P8">无产阶级作为历史上最先进的阶级，肩负着领导农民的紧迫职责。马里亚特吉在《阿毛塔·阿图斯帕里亚》的序言中充分综合了这个问题</text:p>
      <text:p text:style-name="P8"/>
      <text:p text:style-name="P8">“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8"/>
      <text:p text:style-name="P8">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8"/>
      <text:p text:style-name="P8">三、土地之争</text:p>
      <text:p text:style-name="P8">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text:soft-page-break/>限苦难和压迫为代价，因此使我们的人民陷入落后和饥饿之中。因此，几个世纪以来，庄园和农奴制一直作为秘鲁社会、政治和经济组织的支柱。</text:p>
      <text:p text:style-name="P8"/>
      <text:p text:style-name="P8">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8"/>
      <text:p text:style-name="P8">马里亚特吉用以下的话解释了这个过程：</text:p>
      <text:p text:style-name="P8"/>
      <text:p text:style-name="P8">“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8"/>
      <text:p text:style-name="P8">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8"/>
      <text:p text:style-name="P8">“土地属于耕种它的人。”我们党的创始人在《原住民问题的方案》中说：</text:p>
      <text:p text:style-name="P8"/>
      <text:p text:style-name="P8">“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8"/>
      <text:p text:style-name="P8">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8"/>
      <text:p text:style-name="P8">摧毁大庄园，将其重新分配给农民没收或“无偿征用” 武力执行，为了农民战争，为了人民政权</text:p>
      <text:p text:style-name="P8"/>
      <text:p text:style-name="P8">四、人民战争就是农民战争</text:p>
      <text:p text:style-name="P8">战争是实现我国革命的绝对必要条件。马里亚特吉在秘鲁共产党 (PCP)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8"/>
      <text:p text:style-name="P8">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8"/>
      <text:p text:style-name="P8">“敌人基础脆弱，内部瓦解，脱离人民，深陷经济危机，是可以打败的”，同时“群众，千千万万支持真诚的革命。这才是真正的铁壁，任何力量都无法打破。”害怕敌人好像他们是无所不能的，这是停止行<text:soft-page-break/>动的右倾。由于对敌人的恐惧，一些人会说：“法西斯主义是对人民运动及其组织的破坏”，他们会选择神秘主义，以“撤退”或“被定为非法”为名。</text:p>
      <text:p text:style-name="P8"/>
      <text:p text:style-name="P8">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8"/>
      <text:p text:style-name="P8">所以必须打持久战，打到死，把敌人一个个消灭掉。这样，也只有这样，经过漫长的周而复始的过程，敌人的弱点才会显现出来，人民的力量才会压倒一切。</text:p>
      <text:p text:style-name="P8"/>
      <text:p text:style-name="P8">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8"/>
      <text:p text:style-name="P8">毛泽东总结了这个伟大的真理，它适用于所有落后的国家，对这些国家的共产党建设具有巨大的价值：</text:p>
      <text:p text:style-name="P8"/>
      <text:p text:style-name="P8">“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8"/>
      <text:p text:style-name="P8">我们不适合像资本主义国家那样在发动战争之前进行长时间的准备和合法性。在战争中，我们将赢得人民，我们将逐步消灭敌人。</text:p>
      <text:p text:style-name="P8"/>
      <text:p text:style-name="P8">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8"/>
      <text:p text:style-name="P8">革命的道路是从田野到城市。马里亚特吉曾教导过这条道路，他说：</text:p>
      <text:p text:style-name="P8"/>
      <text:p text:style-name="P8">“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8"/>
      <text:p text:style-name="P8">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8"/>
      <text:p text:style-name="P8">“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8"/>
      <text:p text:style-name="P8">我们不会马上争取农民，首先我们要建立大面积的根据地，并以此为基础发展人民战争。武装部队。在这些根据地，人民政权崛起，进行土地改革。根据地问题是发展人民战争的根本问题。</text:p>
      <text:p text:style-name="P8"><text:soft-page-break/></text:p>
      <text:p text:style-name="P8">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8"/>
      <text:p text:style-name="P8">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8"/>
      <text:p text:style-name="P8">马里亚特吉一直关注着基层的PCP建设。在谈到当时的一位农民活动家时，他说：</text:p>
      <text:p text:style-name="P8"/>
      <text:p text:style-name="P8">“'新印第安人'希望。他有一个目标。那是他的秘密和力量......乌尔维奥拉代表即将到来的第一颗火花。它是印度革命者，社会主义印度人......今天，塞拉利昂充满了斯巴达人。</text:p>
      <text:p text:style-name="P8"/>
      <text:p text:style-name="P8">战争的另一个重要问题是人民军队，人民军队是主要的组织形式，是革命的三大工具之一。马里亚特吉定义了这种新型军队的作用，并说：</text:p>
      <text:p text:style-name="P8"/>
      <text:p text:style-name="P8">“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8"/>
      <text:p text:style-name="P8">五、反应路线</text:p>
      <text:p text:style-name="P8">在我国，反动派发展了一条官僚主义道路，实质上是在展开帝国主义和封建统治，官僚资本主义在这两个支柱上发展起来。</text:p>
      <text:p text:style-name="P8"/>
      <text:p text:style-name="P8">从一开始，它就遭到人民的坚决反对，并且提出了一个艰巨的任务来推进。在60年代，农民起义并把全体人民拖入革命高潮，这给反动派带来了严重的压力并质疑了它的权力。因此，反动派得出了两个结论：I）深化官僚资本主义和2）秘鲁社会公司化。</text:p>
      <text:p text:style-name="P8"/>
      <text:p text:style-name="P8">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8"/>
      <text:p text:style-name="P8">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8"/>
      <text:p text:style-name="P8">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义。”</text:p>
      <text:p text:style-name="P8"/>
      <text:p text:style-name="P8">六。路为民</text:p>
      <text:p text:style-name="P8"><text:soft-page-break/>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8"/>
      <text:p text:style-name="P8">目前，群众发展的主要趋势是，自由人民加强斗争，发展生活的各个方面：思想、政治和组织。国家最底层和最落后的群众强烈不满地生活在这种情况下。当他们准备发动伟大的革命风暴时，在他们中蔓延。</text:p>
      <text:p text:style-name="P8"/>
      <text:p text:style-name="P8">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8"/>
      <text:p text:style-name="P8">马里亚特吉巧妙地分析了与我们类似的情况，墨西哥在革命前的时刻：</text:p>
      <text:p text:style-name="P8"/>
      <text:p text:style-name="P8">“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PCP 被迫重组并融入群众，主要是农民。让我们对毛泽东的这些明智的话充满信心地结束：</text:p>
      <text:p text:style-name="P8"/>
      <text:p text:style-name="P8">“思想政治路线的正确与否，决定一切。党的路线正确了，我们就有了。没有人，我们就有；没有枪，我们就有。” ; 无力则克之。行不正则失已得。"</text:p>
      <text:p text:style-name="P8">——————————</text:p>
      <text:p text:style-name="P8"/>
      <text:p text:style-name="P8">——————————</text:p>
      <text:p text:style-name="P8">1976毛泽东主席永垂不朽！国际无产阶级、被压迫人民和世界革命的伟大领袖</text:p>
      <text:p text:style-name="P8">中共中央委员会致中共中央委员会的信 -1976年9月10日</text:p>
      <text:p text:style-name="P8"/>
      <text:p text:style-name="P8">致中国共产党中央委员会</text:p>
      <text:p text:style-name="P8"/>
      <text:p text:style-name="P8">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8"/>
      <text:p text:style-name="P8">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8"/>
      <text:p text:style-name="P8">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8"/>
      <text:p text:style-name="P8">毛泽东主席不仅是他非凡的作品集，还通过他自己创造的中华人民共和国社会主义革命的指挥产生了重大影响。他根据阶级斗争的原则确定了社会主义的基本路线，提出了阶级和阶级斗争就是社会主义，并<text:soft-page-break/>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8"/>
      <text:p text:style-name="P8">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8"/>
      <text:p text:style-name="P8">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8"/>
      <text:p text:style-name="P8">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8"/>
      <text:p text:style-name="P8">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8"/>
      <text:p text:style-name="P8">毛泽东主席死了，但他的思想和行动活在工人阶级中，活在被压迫人民中，活在全世界人民群众中；革命将斗争引向何处，马列主义、毛泽东思想将长存。</text:p>
      <text:p text:style-name="P8"/>
      <text:p text:style-name="P8">毛泽东主席永垂不朽，他是国际无产阶级、被压迫人民和世界革命的伟大导师！</text:p>
      <text:p text:style-name="P8">——————————</text:p>
      <text:p text:style-name="P8"/>
      <text:p text:style-name="P8">——————————</text:p>
      <text:p text:style-name="P8">1976毛泽东主席永垂不朽！</text:p>
      <text:p text:style-name="P8">协调委员会</text:p>
      <text:p text:style-name="P8"/>
      <text:p text:style-name="P8">遵守马里亚特吉的组织</text:p>
      <text:p text:style-name="P8"><text:soft-page-break/></text:p>
      <text:p text:style-name="P8">副总裁。6号，76年12月</text:p>
      <text:p text:style-name="P8"/>
      <text:p text:style-name="P8">利马，1976年9月18日</text:p>
      <text:p text:style-name="P8"/>
      <text:p text:style-name="P8">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8"/>
      <text:p text:style-name="P8">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8"/>
      <text:p text:style-name="P8">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8"/>
      <text:p text:style-name="P8">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8"/>
      <text:p text:style-name="P8">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8"/>
      <text:p text:style-name="P8">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8"/>
      <text:p text:style-name="P8">永恒的荣耀属于毛泽东主席！</text:p>
      <text:p text:style-name="P8">——————————</text:p>
      <text:p text:style-name="P8"/>
      <text:p text:style-name="P8">——————————</text:p>
      <text:p text:style-name="P8">1977- 成为马克思主义者就是坚持马列主义、毛泽东思想</text:p>
      <text:p text:style-name="P8">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8"/>
      <text:p text:style-name="P8"><text:soft-page-break/>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8"/>
      <text:p text:style-name="P8">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8"/>
      <text:p text:style-name="P8">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8"/>
      <text:p text:style-name="P74">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8"/>
      <text:p text:style-name="P8">他就这样痛斥美帝国主义，号召我们同它作斗争。但修正主义者在苏联篡权，复辟资本主义，把它变成社会帝国主义国家，扩大渗透、颠覆、控制和统治，与美帝国主义争夺世界霸权。</text:p>
      <text:p text:style-name="P8"/>
      <text:p text:style-name="P8">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8"/>
      <text:p text:style-name="P8">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text:soft-page-break/>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8"/>
      <text:p text:style-name="P8">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8"/>
      <text:p text:style-name="P8">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8"/>
      <text:p text:style-name="P8">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8"/>
      <text:p text:style-name="P8">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8"/>
      <text:p text:style-name="P8">“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8"/>
      <text:p text:style-name="P8">“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8"/>
      <text:p text:style-name="P8">“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8"/>
      <text:p text:style-name="P8">于是，为了巩固无产阶级专政，防止资本主义复辟，建设社会主义，开展了无产阶级文化大革命；并在中国共产党第九次代表大会上作出总结，在中国共产党和国际共产主义运动史上具有里程碑意义。</text:p>
      <text:p text:style-name="P8"/>
      <text:p text:style-name="P8"><text:soft-page-break/>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8"/>
      <text:p text:style-name="P8">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8"/>
      <text:p text:style-name="P8">“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8"/>
      <text:p text:style-name="P8">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8"/>
      <text:p text:style-name="P8">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8"/>
      <text:p text:style-name="P8">1975年1月，邓小平在第十次代表大会上担任中央委员会副主席。同年9月，号召“展开对《水浒传》的批判”。毛主席呼吁注意投降，这是修正主义的本质问题；他说：</text:p>
      <text:p text:style-name="P8"/>
      <text:p text:style-name="P8">“《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领导权的人物；储衣客厅是指聚在一起，起义等叛军首领给他们会面的客厅取了这个名字；忠主义客厅的意思是向皇帝表示效忠，这是篡位者使用的一种恶作剧）。</text:p>
      <text:p text:style-name="P8"/>
      <text:p text:style-name="P8">我们要强调，投降主义是国内阶级向资产阶级投降，是国际上民族向帝国主义投降，投降主义就是修正主义。在这种情况下，就是反对复辟的、反文革的右倾之风。</text:p>
      <text:p text:style-name="P8"/>
      <text:p text:style-name="P8">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8"/>
      <text:p text:style-name="P8">“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8"/>
      <text:p text:style-name="P8"><text:soft-page-break/>“撤销公正的判决违背了人民的意愿。” “不奋斗就不能进步。” “作为八亿人，我们能不奋斗吗？！” “那‘以三个指令为纲’是什么意思！”安定团结不是放弃阶级斗争。阶级斗争是网纲，其他都是邮件。”</text:p>
      <text:p text:style-name="P8"/>
      <text:p text:style-name="P8">“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8"/>
      <text:p text:style-name="P8">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8"/>
      <text:p text:style-name="P8">反对他鼓吹增加自用地、自由市场、企业盈亏自负、农业生产分户到户，掀起了农业劳动个人主义的修正主义风潮。反对他的人说：“不管黑猫白猫，能抓到老鼠就是好猫。”</text:p>
      <text:p text:style-name="P8"/>
      <text:p text:style-name="P8">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8"/>
      <text:p text:style-name="P8">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8"/>
      <text:p text:style-name="P8">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8"/>
      <text:p text:style-name="P8">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8"/>
      <text:p text:style-name="P8">这一切无非是趁着毛泽东主席逝世的余波，在继续革命时期两条路线尖锐斗争中的右倾政变。在中国出现的情况并不是一个不重要的问题。</text:p>
      <text:p text:style-name="P8"/>
      <text:p text:style-name="P8">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8"/>
      <text:p text:style-name="P8"><text:soft-page-break/>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8"/>
      <text:p text:style-name="P8">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8"/>
      <text:p text:style-name="P8">“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8"/>
      <text:p text:style-name="P8">（Bandera Roja Nos.47/48，1977年10月，秘鲁 CP 于1987年重新分发）</text:p>
      <text:p text:style-name="P8">——————————</text:p>
      <text:p text:style-name="P8"/>
      <text:p text:style-name="P8">——————————</text:p>
      <text:p text:style-name="P8">1978年 - 反对宪政幻想，争取新民主主义国家</text:p>
      <text:p text:style-name="P8">内容</text:p>
      <text:p text:style-name="P8">1反对宪政幻想，争取新民主主义国家</text:p>
      <text:p text:style-name="P8">2I. 基本问题：国家、暴力和选举</text:p>
      <text:p text:style-name="P8">3关于国家</text:p>
      <text:p text:style-name="P8">4关于暴力</text:p>
      <text:p text:style-name="P8">5关于选举</text:p>
      <text:p text:style-name="P8">6经济形势和危机</text:p>
      <text:p text:style-name="P8">7三。政治形势与人民的道路</text:p>
      <text:p text:style-name="P8">8关于阶级的融合；反动阵营的派别和党派</text:p>
      <text:p text:style-name="P8">9关于选举中的机会主义路线</text:p>
      <text:p text:style-name="P8">10在人民的道路上</text:p>
      <text:p text:style-name="P8">反对宪政幻想，争取新民主主义国家</text:p>
      <text:p text:style-name="P8">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8"/>
      <text:p text:style-name="P8">一、基本问题：国家、暴力和选举</text:p>
      <text:p text:style-name="P8">对当前形势的分析必须基于工人阶级的根本问题，这些问题通过工人阶级并根据马克思主义已经在我国得到确立和证明。</text:p>
      <text:p text:style-name="P8"/>
      <text:p text:style-name="P8">关于国家</text:p>
      <text:p text:style-name="P8">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text:soft-page-break/>围内。这是一种独裁统治，无论其政府制度（代议制民主或社团主义）和指导它的政治（非自由主义或法西斯主义）如何剥削和压迫人民。</text:p>
      <text:p text:style-name="P8"/>
      <text:p text:style-name="P8">关于暴力</text:p>
      <text:p text:style-name="P8">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8"/>
      <text:p text:style-name="P8">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8"/>
      <text:p text:style-name="P8">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8"/>
      <text:p text:style-name="P8">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8"/>
      <text:p text:style-name="P8">关于选举</text:p>
      <text:p text:style-name="P8">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8"/>
      <text:p text:style-name="P8">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8"/>
      <text:p text:style-name="P8">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text:soft-page-break/>选举是地主和资产阶级大资本家的统治手段。它们不是改造人民的工具，也不是推翻统治者权力的手段。因此，我们正确的方向是在只是为了鼓动和宣传的目的而进行选举时使用选举。本期</text:p>
      <text:p text:style-name="P8"/>
      <text:p text:style-name="P8">这个问题需要分析两个问题：国家的经济形势和危机，以及秘鲁国家的第三次重组。</text:p>
      <text:p text:style-name="P8"/>
      <text:p text:style-name="P8">经济形势和危机</text:p>
      <text:p text:style-name="P8">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8"/>
      <text:p text:style-name="P74">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8"/>
      <text:p text:style-name="P8">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8"/>
      <text:p text:style-name="P74">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8"/>
      <text:p text:style-name="P8">土地分布，1961-1972年面积比较（公顷）</text:p>
      <text:p text:style-name="P8"/>
      <text:p text:style-name="P8">总台数 (1961)</text:p>
      <text:p text:style-name="P8"/>
      <text:p text:style-name="P8">总台数 (1972)</text:p>
      <text:p text:style-name="P8"/>
      <text:p text:style-name="P8">1公顷 =2.47英亩</text:p>
      <text:p text:style-name="P8"/>
      <text:p text:style-name="P8">农场百分比</text:p>
      <text:p text:style-name="P8"/>
      <text:p text:style-name="P8">有的百分比。</text:p>
      <text:p text:style-name="P8"/>
      <text:p text:style-name="P8">农场百分比</text:p>
      <text:p text:style-name="P8"/>
      <text:p text:style-name="P8">有百分比</text:p>
      <text:p text:style-name="P8"/>
      <text:p text:style-name="P8">少于5个。</text:p>
      <text:p text:style-name="P8"/>
      <text:p text:style-name="P8">83.2</text:p>
      <text:p text:style-name="P8"/>
      <text:p text:style-name="P8">5.5</text:p>
      <text:p text:style-name="P8"/>
      <text:p text:style-name="P8">77.9</text:p>
      <text:p text:style-name="P8"/>
      <text:p text:style-name="P8"><text:soft-page-break/>6.6</text:p>
      <text:p text:style-name="P8"/>
      <text:p text:style-name="P8">小于1</text:p>
      <text:p text:style-name="P8"/>
      <text:p text:style-name="P8">34.2</text:p>
      <text:p text:style-name="P8"/>
      <text:p text:style-name="P8">0.6</text:p>
      <text:p text:style-name="P8"/>
      <text:p text:style-name="P8">34.7</text:p>
      <text:p text:style-name="P8"/>
      <text:p text:style-name="P8">0.8</text:p>
      <text:p text:style-name="P8"/>
      <text:p text:style-name="P8">1-5</text:p>
      <text:p text:style-name="P8"/>
      <text:p text:style-name="P8">49.0</text:p>
      <text:p text:style-name="P8"/>
      <text:p text:style-name="P8">4.9</text:p>
      <text:p text:style-name="P8"/>
      <text:p text:style-name="P8">43.2</text:p>
      <text:p text:style-name="P8"/>
      <text:p text:style-name="P8">5.8</text:p>
      <text:p text:style-name="P8"/>
      <text:p text:style-name="P8">乙5-20</text:p>
      <text:p text:style-name="P8"/>
      <text:p text:style-name="P8">12.6</text:p>
      <text:p text:style-name="P8"/>
      <text:p text:style-name="P8">4.7</text:p>
      <text:p text:style-name="P8"/>
      <text:p text:style-name="P8">16.7</text:p>
      <text:p text:style-name="P8"/>
      <text:p text:style-name="P8">8.7</text:p>
      <text:p text:style-name="P8"/>
      <text:p text:style-name="P8">C20-100</text:p>
      <text:p text:style-name="P8"/>
      <text:p text:style-name="P8">2.9</text:p>
      <text:p text:style-name="P8"/>
      <text:p text:style-name="P8">5.2</text:p>
      <text:p text:style-name="P8"/>
      <text:p text:style-name="P8">4.3</text:p>
      <text:p text:style-name="P8"/>
      <text:p text:style-name="P8">9.3</text:p>
      <text:p text:style-name="P8"/>
      <text:p text:style-name="P8">D 大于100</text:p>
      <text:p text:style-name="P8"/>
      <text:p text:style-name="P8">1.3</text:p>
      <text:p text:style-name="P8"/>
      <text:p text:style-name="P8">84.6</text:p>
      <text:p text:style-name="P8"/>
      <text:p text:style-name="P8">1.1</text:p>
      <text:p text:style-name="P8"/>
      <text:p text:style-name="P8">75.4</text:p>
      <text:p text:style-name="P8"><text:soft-page-break/></text:p>
      <text:p text:style-name="P8">100-500</text:p>
      <text:p text:style-name="P8"/>
      <text:p text:style-name="P8">0.9</text:p>
      <text:p text:style-name="P8"/>
      <text:p text:style-name="P8">8.7</text:p>
      <text:p text:style-name="P8"/>
      <text:p text:style-name="P8">0.8</text:p>
      <text:p text:style-name="P8"/>
      <text:p text:style-name="P8">9.1</text:p>
      <text:p text:style-name="P8"/>
      <text:p text:style-name="P8">500-1000</text:p>
      <text:p text:style-name="P8"/>
      <text:p text:style-name="P8">0.2</text:p>
      <text:p text:style-name="P8"/>
      <text:p text:style-name="P8">6.2</text:p>
      <text:p text:style-name="P8"/>
      <text:p text:style-name="P8">0.1</text:p>
      <text:p text:style-name="P8"/>
      <text:p text:style-name="P8">4.6</text:p>
      <text:p text:style-name="P8"/>
      <text:p text:style-name="P8">1000-2500</text:p>
      <text:p text:style-name="P8"/>
      <text:p text:style-name="P8">0.1</text:p>
      <text:p text:style-name="P8"/>
      <text:p text:style-name="P8">8.8</text:p>
      <text:p text:style-name="P8"/>
      <text:p text:style-name="P8">0.1</text:p>
      <text:p text:style-name="P8"/>
      <text:p text:style-name="P8">7.4</text:p>
      <text:p text:style-name="P8"/>
      <text:p text:style-name="P8">超过2500</text:p>
      <text:p text:style-name="P8"/>
      <text:p text:style-name="P8">0.1</text:p>
      <text:p text:style-name="P8"/>
      <text:p text:style-name="P8">60.9</text:p>
      <text:p text:style-name="P8"/>
      <text:p text:style-name="P8">1.1</text:p>
      <text:p text:style-name="P8"/>
      <text:p text:style-name="P8">54.3</text:p>
      <text:p text:style-name="P8"/>
      <text:p text:style-name="P8"/>
      <text:p text:style-name="P8">A = 非常小的房产 (minifundio) B = 家庭单位 C = 中型房产 D = 大型和超大房产 (latifundio)</text:p>
      <text:p text:style-name="P8"/>
      <text:p text:style-name="P8">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8"/>
      <text:p text:style-name="P8">1974年</text:p>
      <text:p text:style-name="P8"><text:soft-page-break/></text:p>
      <text:p text:style-name="P8">1975年</text:p>
      <text:p text:style-name="P8"/>
      <text:p text:style-name="P8">1976年</text:p>
      <text:p text:style-name="P8"/>
      <text:p text:style-name="P8">1977年</text:p>
      <text:p text:style-name="P8"/>
      <text:p text:style-name="P8">增长率（国民生产总值）</text:p>
      <text:p text:style-name="P8"/>
      <text:p text:style-name="P8">6.9</text:p>
      <text:p text:style-name="P8"/>
      <text:p text:style-name="P8">3.3</text:p>
      <text:p text:style-name="P8"/>
      <text:p text:style-name="P8">3.0</text:p>
      <text:p text:style-name="P8"/>
      <text:p text:style-name="P8">-0.2</text:p>
      <text:p text:style-name="P8"/>
      <text:p text:style-name="P8">利马价格上涨百分比</text:p>
      <text:p text:style-name="P8"/>
      <text:p text:style-name="P8">16.9</text:p>
      <text:p text:style-name="P8"/>
      <text:p text:style-name="P8">23.6</text:p>
      <text:p text:style-name="P8"/>
      <text:p text:style-name="P8">33.5</text:p>
      <text:p text:style-name="P8"/>
      <text:p text:style-name="P8">39.0</text:p>
      <text:p text:style-name="P8"/>
      <text:p text:style-name="P8">政府赤字（十亿索尔）</text:p>
      <text:p text:style-name="P8"/>
      <text:p text:style-name="P8">-14.09</text:p>
      <text:p text:style-name="P8"/>
      <text:p text:style-name="P8">-30.591</text:p>
      <text:p text:style-name="P8"/>
      <text:p text:style-name="P8">-48.432</text:p>
      <text:p text:style-name="P8"/>
      <text:p text:style-name="P8">-38.2</text:p>
      <text:p text:style-name="P8"/>
      <text:p text:style-name="P8"/>
      <text:p text:style-name="P8">GNP=国民生产总值</text:p>
      <text:p text:style-name="P8"/>
      <text:p text:style-name="P8">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8"/>
      <text:p text:style-name="P74"><text:soft-page-break/>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8"/>
      <text:p text:style-name="P8">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8"/>
      <text:p text:style-name="P8">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8"/>
      <text:p text:style-name="P8">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8"/>
      <text:p text:style-name="P8">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8"/>
      <text:p text:style-name="P74">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8"/>
      <text:p text:style-name="P8">1933年宪法具有卡尔·马克思精辟指出的特点：</text:p>
      <text:p text:style-name="P8"/>
      <text:p text:style-name="P8"><text:soft-page-break/>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8"/>
      <text:p text:style-name="P8">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8"/>
      <text:p text:style-name="P8">1. 公司化的基础和发展，质疑过去的所有做法，贴上“革命前”旧秩序的标签，建立组织基础，建立所谓的“意识形态基础”。这种情况一直持续到1975年。</text:p>
      <text:p text:style-name="P8"/>
      <text:p text:style-name="P8">2. 总体社团调整，评估其成功和问题，以巩固地位并向社团国家推进，呈现为“全员参与的社会民主主义”。这始于1975年8月莫拉莱斯·贝穆德斯 (Morales Bermudez) 取代贝拉斯科 (Velasco)。</text:p>
      <text:p text:style-name="P8"/>
      <text:p text:style-name="P8">3.1977年7月至今的秘鲁国家第三次改组，制定政治时间表，选举制宪会议，批准宪法，必须“将1968年10月3日以来进行的结构改革制度化”并且必须根据图帕克阿马鲁计划进行大选，直到1980年。</text:p>
      <text:p text:style-name="P8"/>
      <text:p text:style-name="P8">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8"/>
      <text:p text:style-name="P8">在社团化的第一阶段，官僚资产阶级设法孤立无产阶级，甚至部分地束缚它，在机会主义，主要是社会社团主义修正主义的支持下，将自己表现为进步力量和“革命者”。联合军”</text:p>
      <text:p text:style-name="P8"/>
      <text:p text:style-name="P8">第二阶段是社团主义的全面调整，官僚资产阶级在国家事务中的影响力开始下降，伪装脱下，机会主义更难将无产阶级绑在敌人的尾巴上。</text:p>
      <text:p text:style-name="P8"/>
      <text:p text:style-name="P8">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8"/>
      <text:p text:style-name="P8"><text:soft-page-break/>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8"/>
      <text:p text:style-name="P8">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8"/>
      <text:p text:style-name="P8">三、政治形势与人民的道路</text:p>
      <text:p text:style-name="P8">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8"/>
      <text:p text:style-name="P8">关于阶级的融合；反动阵营的派别和党派</text:p>
      <text:p text:style-name="P8">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8"/>
      <text:p text:style-name="P74">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8"/>
      <text:p text:style-name="P8">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8"/>
      <text:p text:style-name="P8"><text:soft-page-break/>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8"/>
      <text:p text:style-name="P8">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8"/>
      <text:p text:style-name="P8">选举中的机会主义路线</text:p>
      <text:p text:style-name="P8">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8"/>
      <text:p text:style-name="P8">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8"/>
      <text:p text:style-name="P8">在人民的道路上</text:p>
      <text:p text:style-name="P8">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8"/>
      <text:p text:style-name="P8">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8"/>
      <text:p text:style-name="P8">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text:soft-page-break/>围城市；在我们中间，起义本质上是农民运动的起义，武装斗争将由此而来，国家的历史和1960年代的十年证明了这一点；这就是我们必须如何理解，在我们的例子中，列宁想到的群众提升的问题。</text:p>
      <text:p text:style-name="P8"/>
      <text:p text:style-name="P8">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8"/>
      <text:p text:style-name="P8">反对立宪主义的幻想，为了新民主主义的国家！</text:p>
      <text:p text:style-name="P8"/>
      <text:p text:style-name="P8">让我们重回马里亚特吉并重建他的政党！</text:p>
      <text:p text:style-name="P8"/>
      <text:p text:style-name="P8">马列主义、毛泽东思想万岁！</text:p>
      <text:p text:style-name="P8">——————————</text:p>
      <text:p text:style-name="P8"/>
      <text:p text:style-name="P8">——————————</text:p>
      <text:p text:style-name="P8">1979- 为新国旗</text:p>
      <text:p text:style-name="P8">内容</text:p>
      <text:p text:style-name="P8">1国旗</text:p>
      <text:p text:style-name="P8">2关于我们历史的三个章节</text:p>
      <text:p text:style-name="P8">2.1I. 黑暗如何盛行。</text:p>
      <text:p text:style-name="P8">2.2二。光是如何出现的，钢铁是如何锻造的。</text:p>
      <text:p text:style-name="P8">2.3三。墙壁如何倒塌，黎明如何展开。</text:p>
      <text:p text:style-name="P8">3我们开始推倒高墙，开启新的曙光</text:p>
      <text:p text:style-name="P8">3.1一、群众要求组织造反。</text:p>
      <text:p text:style-name="P8">3.2二。让行动说话。</text:p>
      <text:p text:style-name="P8">3.3三。我们开始推倒围墙。</text:p>
      <text:p text:style-name="P8">3.4四、展现乐观和热情洋溢。</text:p>
      <text:p text:style-name="P8">国旗</text:p>
      <text:p text:style-name="P8">许多人被召唤，但很少有人被选中。我们不是唯一的。我们都经受风暴；风吹走了叶子，但种子留了下来。1927年，一场大风暴催生了秘鲁共产党（PCP）。党进入了一场大风暴；一切都会被点燃。长期以来，我们一直寻求成为一个极地中心。现在是时候了。我们走的道路是正确的，我们面临的问题都会迎刃而解。</text:p>
      <text:p text:style-name="P8"/>
      <text:p text:style-name="P8">今天是向旗帜宣誓的日子，但我们的是红旗，旗帜鲜明，拿着锤子和镰刀。我们的旗帜是绝对的红色；所有反叛者都有危险信号。</text:p>
      <text:p text:style-name="P8"/>
      <text:p text:style-name="P8"><text:soft-page-break/>第九交响曲悠长而优美，它是资产阶级胜利的表现，是胜利的资产阶级之歌。它的作者热爱自由，他为之奋斗。他为拿破仑写了第三交响曲，但当他的偶像践踏自由时，他却表明，这不再是为了他，而是为了自由。</text:p>
      <text:p text:style-name="P8"/>
      <text:p text:style-name="P8">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8"/>
      <text:p text:style-name="P8">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8"/>
      <text:p text:style-name="P8">寂静怎能平雷霆？星星之火不能遏制火焰，动荡在火的漩涡中诞生，没有什么能阻止它们。锤子是工人阶级挥舞的，铁砧是斗争的；每个人都会完成他们的任务。试图破坏这件事是愚蠢的。</text:p>
      <text:p text:style-name="P8"/>
      <text:p text:style-name="P8">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8"/>
      <text:p text:style-name="P8">有一首老歌：</text:p>
      <text:p text:style-name="P8"/>
      <text:p text:style-name="P8">“那眼光如日出，美如月，明如日，威如旗的是谁？”</text:p>
      <text:p text:style-name="P8"/>
      <text:p text:style-name="P8">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8"/>
      <text:p text:style-name="P8">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8"/>
      <text:p text:style-name="P8">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8"/>
      <text:p text:style-name="P8">长期以来，我们的旗帜一直在山顶飘扬。我们需要跳入未知，但不是为了自我毁灭。我们已经开始飞跃，旗帜已牢牢插在最高峰。迷雾笼罩，但我们武装的双手将与群众一起举起。</text:p>
      <text:p text:style-name="P8"/>
      <text:p text:style-name="P8">旗帜已插上另一座更高的峰顶，再一次展开，鼓声开始，狂风激荡。红旗是美丽的呐喊，它呼唤着我们所有人。我们会注意这个消息。红旗高高飘扬，新的高峰，我们必须去的地方，到达的时候，要把旗帜<text:soft-page-break/>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8"/>
      <text:p text:style-name="P8">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8"/>
      <text:p text:style-name="P8">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8"/>
      <text:p text:style-name="P8">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8"/>
      <text:p text:style-name="P8">作为预备党员，我们要走什么道路？我们是谁？除了共产党人，我们什么都不是。</text:p>
      <text:p text:style-name="P8"/>
      <text:p text:style-name="P8">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8"/>
      <text:p text:style-name="P8">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8"/>
      <text:p text:style-name="P8">有些人只看到自己，他们住在镜子屋里；你们是共产党员，举起拳头，出击，再一次热血沸腾拆墙。这是必须要做的。</text:p>
      <text:p text:style-name="P8"/>
      <text:p text:style-name="P8">问题是灵魂中有两面旗帜，一面是黑色，一面是红色。我们是左派，让我们打着黑旗大屠杀吧，大家都很容易做到。如果没有，其余的人会这样做。</text:p>
      <text:p text:style-name="P8"/>
      <text:p text:style-name="P8">红旗必胜，黑旗必拔。让每个人都表明他或她作为共产党员的条件。旗帜在更高的山顶上飘扬，许多人已经意识到这一点，我们国家正在吹着其他风，每个人都在他们的路线内分析他们的问题，并弄脏他们<text:soft-page-break/>破旧的旗帜。有些东西帮助了我们：我们的旗帜要高得多。怎能不尽到自己的职责！我希望我们能完成它。我希望。</text:p>
      <text:p text:style-name="P8"/>
      <text:p text:style-name="P8">（1979年6月7日中央委员会第九次全体会议）</text:p>
      <text:p text:style-name="P8"/>
      <text:p text:style-name="P8"/>
      <text:p text:style-name="P8">关于我们历史的三个章节</text:p>
      <text:p text:style-name="P8">几天来我们一直说我们想就某些问题进行讨论。有时人们诉诸于符号、隐喻或不那么理智的形式。但我们更希望我们的共产党人以直接和广泛的方式为我们说话。</text:p>
      <text:p text:style-name="P8"/>
      <text:p text:style-name="P8">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8"/>
      <text:p text:style-name="P8">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8"/>
      <text:p text:style-name="P8">我们应该想到下个世纪的下半叶。历史由我们来书写，接下去的是我们未来的共产党人，因为我们是取之不竭的力量。当孩子们开始阅读，人们开始记忆时，他们就会有一段历史可以阅读，它会讲述：</text:p>
      <text:p text:style-name="P8"/>
      <text:p text:style-name="P8">I. 黑暗如何盛行。</text:p>
      <text:p text:style-name="P8">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8"/>
      <text:p text:style-name="P8">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8"/>
      <text:p text:style-name="P8">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8"/>
      <text:p text:style-name="P8">于是，我国的制度就崩溃了，开始了漫长而恶性的封建剥削过程。我们的人民被带到矿山，他们的血液被转化为欧洲的金银。我们把欧洲资本主义的发展看作是我们祖先血肉之躯的产物。</text:p>
      <text:p text:style-name="P8"/>
      <text:p text:style-name="P8">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8"/>
      <text:p text:style-name="P8"><text:soft-page-break/>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8"/>
      <text:p text:style-name="P8">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8"/>
      <text:p text:style-name="P8">二。光是如何出现的，钢铁是如何锻造的。</text:p>
      <text:p text:style-name="P8">工人阶级出现了，一个新的阶级诞生了。是工人阶级和国际无产阶级，在我国也表现为无产阶级。这就是我们。无产阶级开始照亮黑暗，这里代表的是阶级。这光芒化为钢铁。</text:p>
      <text:p text:style-name="P8"/>
      <text:p text:style-name="P8">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8"/>
      <text:p text:style-name="P8">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8"/>
      <text:p text:style-name="P8">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8"/>
      <text:p text:style-name="P8">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8"/>
      <text:p text:style-name="P8">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8"/>
      <text:p text:style-name="P8">三、墙壁如何倒塌，黎明如何展开。</text:p>
      <text:p text:style-name="P8">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8"/>
      <text:p text:style-name="P8">竖起了一面旗帜，一面非常高的旗帜，代表着一个新的时代和一个新的目标：发起武装斗争。人们经过艰苦奋斗，从各方面聚集了为数不多的共产党员，最后他们下定决心，作出了一个决定：用实际行动打<text:soft-page-break/>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8"/>
      <text:p text:style-name="P8">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8"/>
      <text:p text:style-name="P8">今天我们做出了一个历史性的决定。我们高举紧握的拳头表示要献出生命。我们用我们的拳头在空中站起来，我们已经提供了我们的生命。在这一刻，墙壁的倒塌和新黎明的破晓开始了。</text:p>
      <text:p text:style-name="P8"/>
      <text:p text:style-name="P8">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8"/>
      <text:p text:style-name="P8">（摘自1979年12月3日全国大会）</text:p>
      <text:p text:style-name="P8"/>
      <text:p text:style-name="P8">“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8">毛泽东。</text:p>
      <text:p text:style-name="P8"/>
      <text:p text:style-name="P8">我们开始推倒围墙并展开新的黎明</text:p>
      <text:p text:style-name="P8">一、群众要求组织造反。</text:p>
      <text:p text:style-name="P8">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8"/>
      <text:p text:style-name="P8">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8"/>
      <text:p text:style-name="P8">领导要倾听群众最细微的声音，倾听群众的动静，尽量远观未来，脚踏实地，记录群众最微弱的颤抖。不这样做的领导者不是领导者。</text:p>
      <text:p text:style-name="P8"/>
      <text:p text:style-name="P8">我们是共产主义者，马克思教导我们，作为革命者，我们有职业义务组织苦难以推翻旧秩序。我们的义务是根据阶级斗争的规律，本着阶级和人民前进的目标的认识，科学地进行斗争。这是我们的义务，我<text:soft-page-break/>们来这里是为了组织群众的呼声，组织和武装他们。这样，散乱的群众力量就表现出它的力量，它的不可战胜的力量，群众成为新秩序的创造者，从而破坏和轰轰烈烈地推倒最坚固的城墙。</text:p>
      <text:p text:style-name="P8"/>
      <text:p text:style-name="P8">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8"/>
      <text:p text:style-name="P8">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8"/>
      <text:p text:style-name="P8">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8"/>
      <text:p text:style-name="P8">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8"/>
      <text:p text:style-name="P8">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8"/>
      <text:p text:style-name="P8">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8"/>
      <text:p text:style-name="P8">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8"/>
      <text:p text:style-name="P8">二。让行动说话。</text:p>
      <text:p text:style-name="P8">二中全会已经有了光荣的音色，以行动来发展党的军事化的决定的音色。</text:p>
      <text:p text:style-name="P8"/>
      <text:p text:style-name="P8">共产党人为树立新旗帜而进行的暴力斗争付出了惨重的代价：发动武装斗争。我们都见证了为完成我们路线的发展而进行的艰苦的意识形态斗争：发起武装斗争（ILA）。</text:p>
      <text:p text:style-name="P8"/>
      <text:p text:style-name="P8">我们已经采取了坚定而果断的步骤，因为我们确信我们想要什么，我们要去哪里。让我们记住列宁：我们会胜利，因为我们知道我们想要什么。</text:p>
      <text:p text:style-name="P8"><text:soft-page-break/></text:p>
      <text:p text:style-name="P8">暂停几分钟并问问自己是件好事。我们是如何下定决心，以实际行动发展党的军事化的？它一直处于激烈的斗争之中，也许它没有像其他人那样刺耳，但它更深刻，更汹涌，它的视野非常广阔。</text:p>
      <text:p text:style-name="P8"/>
      <text:p text:style-name="P8">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8"/>
      <text:p text:style-name="P8">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8"/>
      <text:p text:style-name="P8">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8"/>
      <text:p text:style-name="P8">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8"/>
      <text:p text:style-name="P8">这就是为什么我们被塑造为共产党员的原因，因此马克思、列宁和毛出来教导其余的人，教导他们尽自己的责任，以聚集、组织和培养他们；出于这个原因，班级产生了我们。</text:p>
      <text:p text:style-name="P8"/>
      <text:p text:style-name="P8">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8"/>
      <text:p text:style-name="P8">当同志和领导要偷走我们的灵魂和思想时，我们应该允许吗？不，他们的“争论”化为乌有，陈旧的“考虑”和纸上的“坚定”在阳光下腐烂。</text:p>
      <text:p text:style-name="P8"/>
      <text:p text:style-name="P8">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8"/>
      <text:p text:style-name="P8">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text:soft-page-break/>作。这是必要的。我们过去取得的成就将我们带到了这里。道路已确定，行动已确定：让我们来执行它们。我们没有其他权利。这是一天的顺序：让行动说话。</text:p>
      <text:p text:style-name="P8"/>
      <text:p text:style-name="P8">三、我们开始推倒围墙。</text:p>
      <text:p text:style-name="P8">我们已经同意用行动来发展党的军事化。接下来我们怎么办？我们应该开始推倒围墙。现在是时候了，马上。</text:p>
      <text:p text:style-name="P8"/>
      <text:p text:style-name="P8">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8"/>
      <text:p text:style-name="P8">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8"/>
      <text:p text:style-name="P8">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8"/>
      <text:p text:style-name="P8">没有必要称那些有问题的人无能为力。力量将来自行动。行动就是推倒墙壁。让我们进行军事行动。我们会被他们磨炼。我们将从新手变成经验丰富的战斗员。</text:p>
      <text:p text:style-name="P8"/>
      <text:p text:style-name="P8">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8"/>
      <text:p text:style-name="P8">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8"/>
      <text:p text:style-name="P8">我们缺少什么？没有武器的武装团体的萌芽和繁荣！从那些不起眼的种子和花朵中，将会长出能够推倒墙壁的阶级纪念碑。这就是黎明出现在我们国家的方式。</text:p>
      <text:p text:style-name="P8"/>
      <text:p text:style-name="P8">我们成功的关键：群体；至关重要的是：我们的决定；基：群众。</text:p>
      <text:p text:style-name="P8"/>
      <text:p text:style-name="P8">愿没有武器的武装团体蓬勃发展！这就是今天的秩序。</text:p>
      <text:p text:style-name="P8"/>
      <text:p text:style-name="P8">四、展现乐观和热情洋溢。</text:p>
      <text:p text:style-name="P8"><text:soft-page-break/>我们是性格鲜明、材料特殊的共产党员，我们是做好一切准备的共产党员，我们知道要打什么仗。我们已经打过，明天还要打。</text:p>
      <text:p text:style-name="P8"/>
      <text:p text:style-name="P8">明天将要面对的是现在的孩子，它会更难，但到那时我们将被过去磨练，并在今天锻造自己。我们将在革命中锤炼我们的灵魂，这是唯一能够锻造我们的火焰。</text:p>
      <text:p text:style-name="P8"/>
      <text:p text:style-name="P8">我们需要极大的乐观情绪，这是有原因的。我们是明天的创造者，我们是领路人，是班级所向披靡的胜利的卫戍部队。这就是为什么我们是乐观主义者。</text:p>
      <text:p text:style-name="P8"/>
      <text:p text:style-name="P8">我们生性热情。我们被班级的思想熏陶：马列主义、毛泽东思想。我们过着班级的生活。我们参与了它的英勇事迹。我们人民的鲜血在我们体内流淌和燃烧。</text:p>
      <text:p text:style-name="P8"/>
      <text:p text:style-name="P8">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8"/>
      <text:p text:style-name="P8">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8"/>
      <text:p text:style-name="P8">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8"/>
      <text:p text:style-name="P8">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8"/>
      <text:p text:style-name="P8">我们需要展现乐观和热情。我们强大的意识形态、精辟的路线和共产主义的意志首先必须在领导人身上体现出来。</text:p>
      <text:p text:style-name="P8"/>
      <text:p text:style-name="P8">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8"/>
      <text:p text:style-name="P8">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8"/>
      <text:p text:style-name="P8">时代精神属于左派。它符合我们国家的需要，我们的人民要求革命。我们不能失败。如果我们的鲜血和生命被夺去，我们的反应是：我们将生命握在手中放弃它们，我们让它们为最伟大和最主义的事业服务。</text:p>
      <text:p text:style-name="P8"/>
      <text:p text:style-name="P8"><text:soft-page-break/>我们为主义而死应该是我们革命行动的标志。为我们的事业而坚定不移的行动将是我们作为共产主义战士的生活标志。这是我们最了解的。这就是为什么积极的一面对我们来说更重要。</text:p>
      <text:p text:style-name="P8"/>
      <text:p text:style-name="P8">我们进步了，但有些人认为他们的弱点已经被克服了。那是一种警惕性的丧失，可以有一千个“理由”，但也只是污水。提高警惕，坚决扫除错误，以武除旧、破旧，才是真正有效的印记。</text:p>
      <text:p text:style-name="P8"/>
      <text:p text:style-name="P8">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8"/>
      <text:p text:style-name="P8">我们可以用四种声音来概括这一点，依次是：</text:p>
      <text:p text:style-name="P8"/>
      <text:p text:style-name="P8">1、群众叫嚣要组织造反。</text:p>
      <text:p text:style-name="P8"/>
      <text:p text:style-name="P8">2. 让行动说话。</text:p>
      <text:p text:style-name="P8"/>
      <text:p text:style-name="P8">3. 我们开始推倒墙壁。</text:p>
      <text:p text:style-name="P8"/>
      <text:p text:style-name="P8">4. 展现乐观和热情。</text:p>
      <text:p text:style-name="P8"/>
      <text:p text:style-name="P8">如果我们都履行自己的责任，主要是“以实际行动发展党的军事化”，这个中央委员会是强大的，而且会变得更加强大。</text:p>
      <text:p text:style-name="P8"/>
      <text:p text:style-name="P8">让同志们发言，表达他们的乐观和热情。这将是他们决心的标志。不要让我的话成为一些同志失去乐观情绪、退却热情的借口。我相信我们已经到了克服50年旧缺陷的时刻。</text:p>
      <text:p text:style-name="P8"/>
      <text:p text:style-name="P8">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8"/>
      <text:p text:style-name="P8">这次会议非常好，它使我们更加团结和联系。我们一致同意坚持和实现“党的军事化，以实际行动”的军事路线。从现在开始，让一切都表达我们所教导的执行我们所同意的事情的意愿。</text:p>
      <text:p text:style-name="P8"/>
      <text:p text:style-name="P8">[摘自1980年3月28日中央委员会二中全会]</text:p>
      <text:p text:style-name="P8"/>
      <text:p text:style-name="P8">“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8">列宁</text:p>
      <text:p text:style-name="P8">——————————</text:p>
      <text:p text:style-name="P8"/>
      <text:p text:style-name="P8">——————————</text:p>
      <text:p text:style-name="P8">1979- 发展日益壮大的人民抗议活动！</text:p>
      <text:p text:style-name="P8">内容</text:p>
      <text:p text:style-name="P8"><text:soft-page-break/>1发展越来越多的人的抗议活动！</text:p>
      <text:p text:style-name="P8">21. 我们生活在革命性的发展环境中</text:p>
      <text:p text:style-name="P8">2.1国内的民族民主革命</text:p>
      <text:p text:style-name="P8">2.2列宁与革命形势</text:p>
      <text:p text:style-name="P8">2.3毛泽东与落后国家的客观现状</text:p>
      <text:p text:style-name="P8">2.4今天我们生活在革命性的发展形势下</text:p>
      <text:p text:style-name="P8">2.5反动计划：重组和大选</text:p>
      <text:p text:style-name="P8">2.6民主道路：发展越来越多的人民抗议</text:p>
      <text:p text:style-name="P8">发展越来越多的人的抗议活动！</text:p>
      <text:p text:style-name="P8">“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8"/>
      <text:p text:style-name="P8">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8"/>
      <text:p text:style-name="P8">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8"/>
      <text:p text:style-name="P8">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8"/>
      <text:p text:style-name="P8">1. 我们生活在革命性的发展环境中</text:p>
      <text:p text:style-name="P8">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8"/>
      <text:p text:style-name="P8">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8"/>
      <text:p text:style-name="P8">国内的民族民主革命</text:p>
      <text:p text:style-name="P8">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8"/>
      <text:p text:style-name="P8">武装斗争的道路是从农村到城市，以农民为主体，在共产党的领导下，起来武装起义，产生以人民武装为主体的组织形式。它是革命暴力在半封建半殖民地国家综合起来的形式。这是一种革命暴力，这正是<text:soft-page-break/>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8"/>
      <text:p text:style-name="P8">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8"/>
      <text:p text:style-name="P8">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8"/>
      <text:p text:style-name="P8">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8"/>
      <text:p text:style-name="P8">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8"/>
      <text:p text:style-name="P8">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8"/>
      <text:p text:style-name="P8"><text:soft-page-break/>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8"/>
      <text:p text:style-name="P8">列宁与革命形势</text:p>
      <text:p text:style-name="P8">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8"/>
      <text:p text:style-name="P8">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8"/>
      <text:p text:style-name="P8">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8"/>
      <text:p text:style-name="P8">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8"/>
      <text:p text:style-name="P8">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8"/>
      <text:p text:style-name="P8">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8"/>
      <text:p text:style-name="P8"><text:soft-page-break/>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8"/>
      <text:p text:style-name="P8">毛泽东与落后国家的客观现状</text:p>
      <text:p text:style-name="P8">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8"/>
      <text:p text:style-name="P8">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8"/>
      <text:p text:style-name="P8">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8"/>
      <text:p text:style-name="P8">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8"/>
      <text:p text:style-name="P8">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8"/>
      <text:p text:style-name="P8">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8"/>
      <text:p text:style-name="P8"><text:soft-page-break/>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8"/>
      <text:p text:style-name="P8">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8"/>
      <text:p text:style-name="P8">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8"/>
      <text:p text:style-name="P8">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8"/>
      <text:p text:style-name="P8">今天，我们生活在革命性的发展形势下</text:p>
      <text:p text:style-name="P8">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8"/>
      <text:p text:style-name="P8">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8"/>
      <text:p text:style-name="P8">二、当前政治形势下的革命形势和两条道路</text:p>
      <text:p text:style-name="P8"/>
      <text:p text:style-name="P8">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text:soft-page-break/>命形势发展的斗争的两个极端。这一矛盾更加有力地证明了革命客观条件的现实性及其两个组成部分的发展和前景。</text:p>
      <text:p text:style-name="P8"/>
      <text:p text:style-name="P8">反动计划：重组和大选</text:p>
      <text:p text:style-name="P8">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8"/>
      <text:p text:style-name="P74">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8"/>
      <text:p text:style-name="P8">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8"/>
      <text:p text:style-name="P8">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8"/>
      <text:p text:style-name="P8">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8"/>
      <text:p text:style-name="P8"><text:soft-page-break/>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8"/>
      <text:p text:style-name="P8">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8"/>
      <text:p text:style-name="P8">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8"/>
      <text:p text:style-name="P8">民主道路：发展越来越多的人民抗议</text:p>
      <text:p text:style-name="P8">下面的人是什么情况呢？他们正在经历一场深刻的危机，陷入日益贫困化和苦难之中。下表显示了这场危机的情况：</text:p>
      <text:p text:style-name="P8"/>
      <text:p text:style-name="P8"/>
      <text:p text:style-name="P8">主要经济指标（1976-1979）：与上年相比变化百分比</text:p>
      <text:p text:style-name="P8">年份1976197719781979+</text:p>
      <text:p text:style-name="P8">国民生产总值 (GNP)3.0-1.3-2.21.0</text:p>
      <text:p text:style-name="P8">农业3.30.1-2.90.6</text:p>
      <text:p text:style-name="P8">工业3.7-6.0-3.2-2.1</text:p>
      <text:p text:style-name="P8">建筑业　　-2.8-7.7-16.15.5</text:p>
      <text:p text:style-name="P8">人均国民生产总值0.2-3.9-4.9-0.5</text:p>
      <text:p text:style-name="P8">消费2.10.0-6.9-2.3</text:p>
      <text:p text:style-name="P8">人均消费　　-0.7-2.7-9.5-6.3</text:p>
      <text:p text:style-name="P8">投资　　-11.3-22.4-17.55.9</text:p>
      <text:p text:style-name="P8">出口1.613.615.847.1</text:p>
      <text:p text:style-name="P8">进口　　-16.5-7.6-27.9-0.1</text:p>
      <text:p text:style-name="P8">价格指数44.732.473.775.4++</text:p>
      <text:p text:style-name="P8">实际工资（白领） 　　-15.5-9.6-18.9-7.4</text:p>
      <text:p text:style-name="P8">实际工资（蓝领）3.2-16.6-15-4.8</text:p>
      <text:p text:style-name="P8">最低工资　　-12.1-9.4-26.4-9.1</text:p>
      <text:p text:style-name="P8">经济活动人口+++5332565758846083</text:p>
      <text:p text:style-name="P8">在职2511236823262335</text:p>
      <text:p text:style-name="P8">就业不足2196245825592684</text:p>
      <text:p text:style-name="P8">失业260298402437</text:p>
      <text:p text:style-name="P8">隐性失业365533597627</text:p>
      <text:p text:style-name="P8">资料来源：Revista Actualidad Economica 第17期。</text:p>
      <text:p text:style-name="P8"><text:soft-page-break/></text:p>
      <text:p text:style-name="P8">+ 预计全年基于1979年1月至3月</text:p>
      <text:p text:style-name="P8"/>
      <text:p text:style-name="P8">++1979年3月相对于1978年3月</text:p>
      <text:p text:style-name="P8"/>
      <text:p text:style-name="P8">+++ 数以千计的工人。EAP是指有能力并愿意工作的人。</text:p>
      <text:p text:style-name="P8"/>
      <text:p text:style-name="P8"/>
      <text:p text:style-name="P8">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8"/>
      <text:p text:style-name="P8">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8"/>
      <text:p text:style-name="P8">标题：收入分配（%）</text:p>
      <text:p text:style-name="P8">年份196019681977</text:p>
      <text:p text:style-name="P8">工伤赔偿465047</text:p>
      <text:p text:style-name="P8">蓝领工人232425</text:p>
      <text:p text:style-name="P8">白领232622</text:p>
      <text:p text:style-name="P8">独立人士（个体经营者）141125</text:p>
      <text:p text:style-name="P8">农业14119</text:p>
      <text:p text:style-name="P8">所有其他161716</text:p>
      <text:p text:style-name="P8">资本回报率242229</text:p>
      <text:p text:style-name="P8">净回报151525</text:p>
      <text:p text:style-name="P8">租金753</text:p>
      <text:p text:style-name="P8">兴趣221</text:p>
      <text:p text:style-name="P8">总计100100100</text:p>
      <text:p text:style-name="P8">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8"/>
      <text:p text:style-name="P8">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8"/>
      <text:p text:style-name="P8">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text:soft-page-break/>新分配中，一百万拥有不到三公顷（7.5英亩）土地的 minifundia 所有者完全被排除在外。”但问题并没有就此结束。今天，一千家企业由国家管理（以前是一万个农场或庄园）。</text:p>
      <text:p text:style-name="P8"/>
      <text:p text:style-name="P8">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8"/>
      <text:p text:style-name="P8">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8"/>
      <text:p text:style-name="P8">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8"/>
      <text:p text:style-name="P8">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8"/>
      <text:p text:style-name="P8">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8"/>
      <text:p text:style-name="P8">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8"/>
      <text:p text:style-name="P8">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text:soft-page-break/>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8"/>
      <text:p text:style-name="P8">让我们发展越来越多的人的抗议活动！</text:p>
      <text:p text:style-name="P8"/>
      <text:p text:style-name="P8">1979年9月中共中央委员会</text:p>
      <text:p text:style-name="P8">——————————</text:p>
      <text:p text:style-name="P8"/>
      <text:p text:style-name="P8">——————————</text:p>
      <text:p text:style-name="P8">1979年 - 关于我们历史的三个篇章</text:p>
      <text:p text:style-name="P8">摘自全国大会，1979年12月3日</text:p>
      <text:p text:style-name="P8"/>
      <text:p text:style-name="P8">几天来我们一直说我们想就某些问题进行讨论。有时人们诉诸于符号、隐喻或不那么理智的形式。但我们更希望我们的共产党人以直接和广泛的方式为我们说话。</text:p>
      <text:p text:style-name="P8"/>
      <text:p text:style-name="P8">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8"/>
      <text:p text:style-name="P8">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8"/>
      <text:p text:style-name="P8">我们应该想到下个世纪的下半叶。历史由我们来书写，接下去的是我们未来的共产党人，因为我们是取之不竭的力量。当孩子们开始阅读，人们开始记忆时，他们就会有一段历史可以阅读，它会讲述：</text:p>
      <text:p text:style-name="P8"/>
      <text:p text:style-name="P8">一、黑暗如何盛行</text:p>
      <text:p text:style-name="P8">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8"/>
      <text:p text:style-name="P8">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8"/>
      <text:p text:style-name="P8">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8"/>
      <text:p text:style-name="P8"><text:soft-page-break/>于是，我国的制度就崩溃了，开始了漫长而恶性的封建剥削过程。我们的人民被带到矿山，他们的血液被转化为欧洲的金银。我们把欧洲资本主义的发展看作是我们祖先血肉之躯的产物。</text:p>
      <text:p text:style-name="P8"/>
      <text:p text:style-name="P8">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8"/>
      <text:p text:style-name="P8">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8"/>
      <text:p text:style-name="P8">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8"/>
      <text:p text:style-name="P8">二。光是如何产生的，钢铁是如何锻造的</text:p>
      <text:p text:style-name="P8">工人阶级出现了，一个新的阶级诞生了。是工人阶级和国际无产阶级，在我国也表现为无产阶级。这就是我们。无产阶级开始照亮黑暗，这里代表的是阶级。这光芒化为钢铁。</text:p>
      <text:p text:style-name="P8"/>
      <text:p text:style-name="P8">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8"/>
      <text:p text:style-name="P8">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8"/>
      <text:p text:style-name="P8">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8"/>
      <text:p text:style-name="P8">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8"/>
      <text:p text:style-name="P8">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8"/>
      <text:p text:style-name="P8">三、围墙如何倒塌，黎明如何展开</text:p>
      <text:p text:style-name="P8">今天开始了新的篇章：墙壁如何倒塌，新的黎明如何展开。可以说，用最强光和最纯钢锻造的我们党，到了决定性的时刻。这一刻产生了国家建设计划，党是一面随风展开的旗帜，照亮了我们的国家。来自<text:soft-page-break/>全国各地的共产党人被召集起来，一个国家体系开始运作。共产党人起来，大地回荡。随着土地的隆隆声，共产党人前进了。为此目的，召开了具有里程碑意义的会议，建立了政治基础，并确定了要遵循的路线。</text:p>
      <text:p text:style-name="P8"/>
      <text:p text:style-name="P8">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8"/>
      <text:p text:style-name="P8">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8"/>
      <text:p text:style-name="P8">今天我们做出了一个历史性的决定。我们高举紧握的拳头表示要献出生命。我们用我们的拳头在空中站起来，我们已经提供了我们的生命。在这一刻，墙壁的倒塌和新黎明的破晓开始了。</text:p>
      <text:p text:style-name="P8"/>
      <text:p text:style-name="P8">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8"/>
      <text:p text:style-name="P8">“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8"/>
      <text:p text:style-name="P8">毛泽东。</text:p>
      <text:p text:style-name="P8">——————————</text:p>
      <text:p text:style-name="P8"/>
      <text:p text:style-name="P8">——————————</text:p>
      <text:p text:style-name="P8">1980- 我们开始推倒围墙，展开新的黎明</text:p>
      <text:p text:style-name="P8">内容</text:p>
      <text:p text:style-name="P8">一、群众要求组织造反。</text:p>
      <text:p text:style-name="P8">2二。让行动说话。</text:p>
      <text:p text:style-name="P8">3三。我们开始推倒围墙。</text:p>
      <text:p text:style-name="P8">4四。展现乐观和热情洋溢。</text:p>
      <text:p text:style-name="P8">一、群众要求组织造反。</text:p>
      <text:p text:style-name="P8">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8"><text:soft-page-break/></text:p>
      <text:p text:style-name="P8">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8"/>
      <text:p text:style-name="P8">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8"/>
      <text:p text:style-name="P8">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8"/>
      <text:p text:style-name="P8">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8"/>
      <text:p text:style-name="P8">“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8"/>
      <text:p text:style-name="P8">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8"/>
      <text:p text:style-name="P8">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8"/>
      <text:p text:style-name="P8">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8"/>
      <text:p text:style-name="P8">今天，我们必须比以往任何时候都更加以这种观点来培养我们的战士，明天更是如此。群众叫嚣要组织起义。因此，党及其领导人、干部和战士们肩负着紧迫的使命和使命：组织群众中散乱的力量，而这只<text:soft-page-break/>有手持武器才能完成。群众必须逐渐地，一部分一部分地武装起来，直到全体人民都武装起来，当这一切发生时，地球上将不再有剥削。</text:p>
      <text:p text:style-name="P8"/>
      <text:p text:style-name="P8">二。让行动说话。</text:p>
      <text:p text:style-name="P8">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8"/>
      <text:p text:style-name="P8">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8"/>
      <text:p text:style-name="P8">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8"/>
      <text:p text:style-name="P8">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8"/>
      <text:p text:style-name="P8">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8"/>
      <text:p text:style-name="P8">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8"/>
      <text:p text:style-name="P8">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8"/>
      <text:p text:style-name="P8">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8"><text:soft-page-break/></text:p>
      <text:p text:style-name="P8">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8"/>
      <text:p text:style-name="P8">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8"/>
      <text:p text:style-name="P8">三、我们开始推倒围墙。</text:p>
      <text:p text:style-name="P8">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8"/>
      <text:p text:style-name="P8">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8"/>
      <text:p text:style-name="P8">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8"/>
      <text:p text:style-name="P8">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8"/>
      <text:p text:style-name="P8">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8"/>
      <text:p text:style-name="P8">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8"/>
      <text:p text:style-name="P8">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8"/>
      <text:p text:style-name="P8"><text:soft-page-break/>四、展现乐观和热情洋溢。</text:p>
      <text:p text:style-name="P8">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8"/>
      <text:p text:style-name="P8">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8"/>
      <text:p text:style-name="P8">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8"/>
      <text:p text:style-name="P8">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8"/>
      <text:p text:style-name="P8">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8"/>
      <text:p text:style-name="P8">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8"/>
      <text:p text:style-name="P8">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8"/>
      <text:p text:style-name="P8">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8"/>
      <text:p text:style-name="P8">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8"><text:soft-page-break/></text:p>
      <text:p text:style-name="P8">2. 让行动说话。</text:p>
      <text:p text:style-name="P8"/>
      <text:p text:style-name="P8">3. 我们开始推倒墙壁。</text:p>
      <text:p text:style-name="P8"/>
      <text:p text:style-name="P8">4. 展现乐观和热情。</text:p>
      <text:p text:style-name="P8"/>
      <text:p text:style-name="P8">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8"/>
      <text:p text:style-name="P8">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8"/>
      <text:p text:style-name="P8">[摘自1980年3月28日中央委员会二中全会]</text:p>
      <text:p text:style-name="P8"/>
      <text:p text:style-name="P8">“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8"/>
      <text:p text:style-name="P8">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8">——————————</text:p>
      <text:p text:style-name="P8"/>
      <text:p text:style-name="P8">——————————</text:p>
      <text:p text:style-name="P8">1980- 我们是发起者</text:p>
      <text:p text:style-name="P8">我们是始作俑者，我们应该把这个事实牢记在心。</text:p>
      <text:p text:style-name="P8"/>
      <text:p text:style-name="P8">这次会议具有历史意义。同志们，我们将作为始作俑者载入史册。一段时间以来，党一直在坚不可摧的书页上书写这段历史。</text:p>
      <text:p text:style-name="P8"/>
      <text:p text:style-name="P8">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8"/>
      <text:p text:style-name="P8">我们应该讨论一些问题。和你一样，我也会敞开心扉，用真诚的话语，用理性的情绪去说话。这也是有严格逻辑的。</text:p>
      <text:p text:style-name="P8"/>
      <text:p text:style-name="P8">--</text:p>
      <text:p text:style-name="P8"/>
      <text:p text:style-name="P8"><text:soft-page-break/>一、我们正在进入世界革命的战略进攻。</text:p>
      <text:p text:style-name="P8"/>
      <text:p text:style-name="P8">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8"/>
      <text:p text:style-name="P8">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8"/>
      <text:p text:style-name="P8">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8"/>
      <text:p text:style-name="P8">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8"/>
      <text:p text:style-name="P8">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8"/>
      <text:p text:style-name="P8">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8"/>
      <text:p text:style-name="P8">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8"/>
      <text:p text:style-name="P8"><text:soft-page-break/>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8"/>
      <text:p text:style-name="P8">--</text:p>
      <text:p text:style-name="P8"/>
      <text:p text:style-name="P8">二。我们的人民开始通过武装斗争夺取政权。</text:p>
      <text:p text:style-name="P8"/>
      <text:p text:style-name="P8">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8"/>
      <text:p text:style-name="P8">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8"/>
      <text:p text:style-name="P8">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8"/>
      <text:p text:style-name="P8">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8"/>
      <text:p text:style-name="P8">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8"/>
      <text:p text:style-name="P8"><text:soft-page-break/>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8"/>
      <text:p text:style-name="P8">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8"/>
      <text:p text:style-name="P8">三、党在武装斗争中发展自己。</text:p>
      <text:p text:style-name="P8"/>
      <text:p text:style-name="P8">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8"/>
      <text:p text:style-name="P8">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8"/>
      <text:p text:style-name="P8">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8"/>
      <text:p text:style-name="P8">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8"/>
      <text:p text:style-name="P8">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8"/>
      <text:p text:style-name="P8"><text:soft-page-break/>第一，我们发动了世界革命的战略攻势。这就是我们的情况。革命浪潮站在我们这边。</text:p>
      <text:p text:style-name="P8"/>
      <text:p text:style-name="P8">第二，人民开始了武力夺权。人民战争的推进将决定未来。</text:p>
      <text:p text:style-name="P8"/>
      <text:p text:style-name="P8">第三，党开始在武装斗争中发展起来。</text:p>
      <text:p text:style-name="P8"/>
      <text:p text:style-name="P8">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8"/>
      <text:p text:style-name="P8">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8"/>
      <text:p text:style-name="P8">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8"/>
      <text:p text:style-name="P8">四、我们开始以行动开展党的军事化建设，落实启动计划。</text:p>
      <text:p text:style-name="P8"/>
      <text:p text:style-name="P8">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8"/>
      <text:p text:style-name="P8">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8"/>
      <text:p text:style-name="P8">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8"/>
      <text:p text:style-name="P8">五、我们从理论上和实践上武装自己，发动人民战争。</text:p>
      <text:p text:style-name="P8"/>
      <text:p text:style-name="P8">我们正在用军事路线和总政治动员在理论上和实践上武装自己。我们正在组建分遣队并开展行动，以发起武装斗争。这应该被不可磨灭地记录下来。这所第一军校具有历史意义。我们问自己，这所学校是什<text:soft-page-break/>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8"/>
      <text:p text:style-name="P8">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8"/>
      <text:p text:style-name="P8">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8"/>
      <text:p text:style-name="P8">六。我们是发起者。</text:p>
      <text:p text:style-name="P8"/>
      <text:p text:style-name="P8">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8"/>
      <text:p text:style-name="P8">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8"/>
      <text:p text:style-name="P8">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8"/>
      <text:p text:style-name="P8">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地的其他共产党员，无论是否在场，都在我们心中回荡，焦急地等待着这里的决定。我们所有人都有一个问题，一个矛盾：大断裂。</text:p>
      <text:p text:style-name="P8"/>
      <text:p text:style-name="P8"><text:soft-page-break/>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8"/>
      <text:p text:style-name="P8">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8"/>
      <text:p text:style-name="P8">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8"/>
      <text:p text:style-name="P8">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8"/>
      <text:p text:style-name="P8">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8"/>
      <text:p text:style-name="P8">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8"/>
      <text:p text:style-name="P8">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8"/>
      <text:p text:style-name="P8">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text:soft-page-break/>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8"/>
      <text:p text:style-name="P8">未来就在枪杆子里！</text:p>
      <text:p text:style-name="P8"/>
      <text:p text:style-name="P8">武装革命开始了！</text:p>
      <text:p text:style-name="P8"/>
      <text:p text:style-name="P8">荣耀归于马列主义、毛泽东思想！</text:p>
      <text:p text:style-name="P8"/>
      <text:p text:style-name="P8">秘鲁共产党万岁！</text:p>
      <text:p text:style-name="P8"/>
      <text:p text:style-name="P8">发动武装斗争！</text:p>
      <text:p text:style-name="P8"/>
      <text:p text:style-name="P8">（摘自第一军校，1980年4月19日）</text:p>
      <text:p text:style-name="P8">——————————</text:p>
      <text:p text:style-name="P8"/>
      <text:p text:style-name="P8">——————————</text:p>
      <text:p text:style-name="P8">1980- 走向游击战！</text:p>
      <text:p text:style-name="P8">这次会议的第一部分给了我们重要的结论：</text:p>
      <text:p text:style-name="P8"/>
      <text:p text:style-name="P8">一、启动计划及其实施和初步行动的结束，取得了具有超凡意义的辉煌和全面的成功，产生了巨大的反响，在我国点燃了人民战争的不灭之火。</text:p>
      <text:p text:style-name="P8"/>
      <text:p text:style-name="P8">二。总结第一次行动总平衡的经验，进一步发展了党的军事路线，推进了巩固路线，粉碎了主张军国主义立场、容易演化为资产阶级军国主义路线的右倾思想。</text:p>
      <text:p text:style-name="P8"/>
      <text:p text:style-name="P8">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8"/>
      <text:p text:style-name="P8">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8"/>
      <text:p text:style-name="P8">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8"/>
      <text:p text:style-name="P8"><text:soft-page-break/>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8"/>
      <text:p text:style-name="P8">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8"/>
      <text:p text:style-name="P8">不可抗拒的游击战行军万岁！</text:p>
      <text:p text:style-name="P8"/>
      <text:p text:style-name="P8">（扩大中央委员会，1980年8月24日）</text:p>
      <text:p text:style-name="P8">——————————</text:p>
      <text:p text:style-name="P8"/>
      <text:p text:style-name="P8">——————————</text:p>
      <text:p text:style-name="P8">1981——献给英勇战斗的人民！</text:p>
      <text:p text:style-name="P8">PCP - 中央委员会 -1981年1月1日</text:p>
      <text:p text:style-name="P8"/>
      <text:p text:style-name="P8">秘鲁人民！你们正遭受着四百年的残酷剥削、可耻的外国统治、本土剥削者的暴虐和反动国家的血腥镇压。</text:p>
      <text:p text:style-name="P8"/>
      <text:p text:style-name="P8">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8"/>
      <text:p text:style-name="P8">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8"/>
      <text:p text:style-name="P8">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8"/>
      <text:p text:style-name="P8"><text:soft-page-break/>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8"/>
      <text:p text:style-name="P8">秘鲁人民！武装斗争开始了！劳动者、农民、工人、妇女、青年、人民子弟、人民群众，让我们一起投入战斗，拿起手中的武器，建设我们人民的未来，建设我们人民的美好未来！</text:p>
      <text:p text:style-name="P8"/>
      <text:p text:style-name="P8">马列主义、毛泽东思想万岁！</text:p>
      <text:p text:style-name="P8"/>
      <text:p text:style-name="P8">秘鲁共产党万岁！</text:p>
      <text:p text:style-name="P8"/>
      <text:p text:style-name="P8">开展武装斗争！</text:p>
      <text:p text:style-name="P8">——————————</text:p>
      <text:p text:style-name="P8"/>
      <text:p text:style-name="P8">——————————</text:p>
      <text:p text:style-name="P8">1981- 我国人民的武装斗争万岁！打倒反动骗局！</text:p>
      <text:p text:style-name="P8">PCP - 秘鲁，1981年9月8日</text:p>
      <text:p text:style-name="P8"/>
      <text:p text:style-name="P8">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8"/>
      <text:p text:style-name="P8">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8"/>
      <text:p text:style-name="P8">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8"/>
      <text:p text:style-name="P8">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8"/>
      <text:p text:style-name="P8">我国工人、农民、妇女、青年、人民群众，一个新的事实摆在我们面前：武装革命进行了！我们手握双臂，心怀希望，迎接未来对反动势力的打击越来越大，这体现在我们人民战争不灭的火焰中。</text:p>
      <text:p text:style-name="P8"/>
      <text:p text:style-name="P8">打倒反动的骗局！</text:p>
      <text:p text:style-name="P8"/>
      <text:p text:style-name="P8">武装斗争万岁！</text:p>
      <text:p text:style-name="P8"/>
      <text:p text:style-name="P8">荣耀归于马列毛主义！</text:p>
      <text:p text:style-name="P8">——————————</text:p>
      <text:p text:style-name="P8"><text:soft-page-break/></text:p>
      <text:p text:style-name="P8">——————————</text:p>
      <text:p text:style-name="P8">1982- 让我们开展游击战吧！</text:p>
      <text:p text:style-name="P8">“千刀万剐都不怕的他，敢推翻皇帝。“</text:p>
      <text:p text:style-name="P8"/>
      <text:p text:style-name="P8">内容</text:p>
      <text:p text:style-name="P8">一、武装斗争大放异彩</text:p>
      <text:p text:style-name="P8">2二。反革命行动助长了我们的斗争</text:p>
      <text:p text:style-name="P8">3三。反动秩序危机加深人民呼唤武装革命</text:p>
      <text:p text:style-name="P8">4四。开展游击战</text:p>
      <text:p text:style-name="P8">一、武装斗争取得胜利</text:p>
      <text:p text:style-name="P8">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8"/>
      <text:p text:style-name="P8">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8"/>
      <text:p text:style-name="P8">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8"/>
      <text:p text:style-name="P8">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8"/>
      <text:p text:style-name="P8">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8"/>
      <text:p text:style-name="P8">坚实的行动直接打击了我们土地上的主要帝国主义列强美帝国主义的利益，例如在该国南部袭击南方，在首都对美国公司或与美国公司有关联的公司采取一系列行动，以及，尤其是对美国大使馆的响亮打击<text:soft-page-break/>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8"/>
      <text:p text:style-name="P8">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地的重要突袭中，他们试图掩盖但没有成功。</text:p>
      <text:p text:style-name="P8"/>
      <text:p text:style-name="P8">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8"/>
      <text:p text:style-name="P8">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8"/>
      <text:p text:style-name="P8">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8"/>
      <text:p text:style-name="P8">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8"/>
      <text:p text:style-name="P8"><text:soft-page-break/>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8"/>
      <text:p text:style-name="P8">二。反革命行动助长了我们的斗争</text:p>
      <text:p text:style-name="P8">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8"/>
      <text:p text:style-name="P8">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8"/>
      <text:p text:style-name="P8">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8"/>
      <text:p text:style-name="P8">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8"/>
      <text:p text:style-name="P8">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8"/>
      <text:p text:style-name="P8">反颠覆行动说明了什么？说白了就是群众拒绝和抵抗侵略；这种反动的残暴、傲慢和暴力并没有使他们灰心，反而激起了他们正当的阶级愤怒，以至于他们甚至赤手空拳地对抗受国家机构保护的武装侵略者。<text:soft-page-break/>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8"/>
      <text:p text:style-name="P8">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8"/>
      <text:p text:style-name="P8">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8"/>
      <text:p text:style-name="P74">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8"/>
      <text:p text:style-name="P8">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8"/>
      <text:p text:style-name="P8">对于那些自称是马克思主义者和革命战士的人，无论他们是领导、配合还是拥护帝国主义的歪曲做法，把从我们人民的阶级斗争的核心出现的武装斗争称为“恐怖主义” ”，我们转载伟大的列宁的这些段落：</text:p>
      <text:p text:style-name="P8"/>
      <text:p text:style-name="P8">“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8"><text:soft-page-break/></text:p>
      <text:p text:style-name="P8">“人民革命军先驱们万岁！ “这不再是针对某个可恶的个人的阴谋，不再是报复或绝望的行为，不再仅仅是‘恐吓’，不，这是革命军队的特遣队经过深思熟虑和准备好的行动开始，计划得当考虑力量的相关性。. . ”</text:p>
      <text:p text:style-name="P8"/>
      <text:p text:style-name="P8">“幸运的是，革命是由个别革命恐怖分子‘制造’的时代已经过去，因为人民不是革命的。炸弹不再是孤独的‘炸弹投掷者’的武器，而是成为人民必不可少的武器。” . . .</text:p>
      <text:p text:style-name="P8"/>
      <text:p text:style-name="P8">“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8"/>
      <text:p text:style-name="P8">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8"/>
      <text:p text:style-name="P8">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8"/>
      <text:p text:style-name="P8">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8"/>
      <text:p text:style-name="P8">尽管如此，我们重申反革命行动是我们斗争的燃料！</text:p>
      <text:p text:style-name="P8"/>
      <text:p text:style-name="P8">三、反动秩序危机加深人民呼唤武装革命</text:p>
      <text:p text:style-name="P8">反动势力的现状如何？持续十二年的前军政府上台有两个目标要实现：</text:p>
      <text:p text:style-name="P8"/>
      <text:p text:style-name="P8">1.加强官僚资本主义，和</text:p>
      <text:p text:style-name="P8"/>
      <text:p text:style-name="P8">2.重组秘鲁社会。</text:p>
      <text:p text:style-name="P8"/>
      <text:p text:style-name="P8">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text:soft-page-break/>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8"/>
      <text:p text:style-name="P8">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8"/>
      <text:p text:style-name="P74">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8"/>
      <text:p text:style-name="P74">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8"/>
      <text:p text:style-name="P8">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8"/>
      <text:p text:style-name="P8">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text:soft-page-break/>而，我们永远不能忘记，从本质上讲，一支武装部队在战略上的强大程度取决于它所捍卫的社会秩序，无论它在战术上的武装多么强大。</text:p>
      <text:p text:style-name="P8"/>
      <text:p text:style-name="P8">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8"/>
      <text:p text:style-name="P8">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8"/>
      <text:p text:style-name="P8">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8"/>
      <text:p text:style-name="P8">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8"/>
      <text:p text:style-name="P8">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8"/>
      <text:p text:style-name="P8">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8"/>
      <text:p text:style-name="P74">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text:soft-page-break/>了太久的唯一能够进行彻底革命变革的力量。而且，反动派为了新旧大地主、大买办、官僚资产阶级及其主子扬基帝国主义的利益，血与火地保卫这个邪恶的破坏制度。.</text:p>
      <text:p text:style-name="P8"/>
      <text:p text:style-name="P8">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8"/>
      <text:p text:style-name="P8">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8"/>
      <text:p text:style-name="P8">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8"/>
      <text:p text:style-name="P8">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8"/>
      <text:p text:style-name="P8">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8"/>
      <text:p text:style-name="P8">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text:soft-page-break/>范围（这需要它继续发展），但凭借集体行动的智慧，人们完全有能力看到今天的这些火焰开始预示着武装篝火的到来，并且在这是不可阻挡的解放的真正希望。</text:p>
      <text:p text:style-name="P8"/>
      <text:p text:style-name="P8">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8"/>
      <text:p text:style-name="P8">这就是发展中的革命形势的具体问题。由于两个因素，我们达到了这一点：</text:p>
      <text:p text:style-name="P8"/>
      <text:p text:style-name="P8">1. 阶级斗争的两极分化，以及2. 演变为游击战的武装斗争源于该国阶级斗争的核心。</text:p>
      <text:p text:style-name="P8"/>
      <text:p text:style-name="P8">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8"/>
      <text:p text:style-name="P8">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8"/>
      <text:p text:style-name="P8">综上所述，我们得出结论：反动秩序的危机加深，人民呼吁武装革命。</text:p>
      <text:p text:style-name="P8"/>
      <text:p text:style-name="P8">四、开展游击战</text:p>
      <text:p text:style-name="P8">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8"/>
      <text:p text:style-name="P8">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text:soft-page-break/>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8"/>
      <text:p text:style-name="P8">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8"/>
      <text:p text:style-name="P8">秘鲁人民！工农妇青知识分子，支持武装斗争！支持游击战的发展！</text:p>
      <text:p text:style-name="P8"/>
      <text:p text:style-name="P8">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8"/>
      <text:p text:style-name="P8">开展游击战！秘鲁共产党万岁！荣耀归于马列毛主义！</text:p>
      <text:p text:style-name="P8"/>
      <text:p text:style-name="P8">1982年3月政协中央委员会</text:p>
      <text:p text:style-name="P8">——————————</text:p>
      <text:p text:style-name="P8"/>
      <text:p text:style-name="P8">——————————</text:p>
      <text:p text:style-name="P8">1982- 毛主义。马列毛主义论</text:p>
      <text:p text:style-name="P8">以下文件是秘鲁共产党于1987年在名为“CPP和毛泽东”的汇编中发表的。这是1982年11月召开的中央委员会全体会议报告的摘录，不要与中国共产党第一次代表大会的第一份文件相混淆。</text:p>
      <text:p text:style-name="P8"/>
      <text:p text:style-name="P8">毛主义。ON马列毛主义</text:p>
      <text:p text:style-name="P8">中央委员会全会 -1982年11月摘自报告“毛主义。论马列毛主义”</text:p>
      <text:p text:style-name="P8"/>
      <text:p text:style-name="P8">我们的目标是发起一场关于毛主义的运动，简称为马列毛主义，或者说毛主义是马列毛主义现在的校长。</text:p>
      <text:p text:style-name="P8"/>
      <text:p text:style-name="P8">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8"/>
      <text:p text:style-name="P8">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8"/>
      <text:p text:style-name="P8"><text:soft-page-break/>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8"/>
      <text:p text:style-name="P8">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8"/>
      <text:p text:style-name="P8">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8"/>
      <text:p text:style-name="P8">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8"/>
      <text:p text:style-name="P8">为了完成这个任务，让我们按照这个方案从对毛主义的理解开始，我们呈现如下：</text:p>
      <text:p text:style-name="P8"/>
      <text:p text:style-name="P8">毛主义万岁！</text:p>
      <text:p text:style-name="P8">介绍</text:p>
      <text:p text:style-name="P8"/>
      <text:p text:style-name="P8">1.列宁与革命的新意。</text:p>
      <text:p text:style-name="P8"/>
      <text:p text:style-name="P8">2. 毛主义是通过斗争强加的。斯大林。</text:p>
      <text:p text:style-name="P8"/>
      <text:p text:style-name="P8"/>
      <text:p text:style-name="P8">一、毛主义的语境。</text:p>
      <text:p text:style-name="P8"/>
      <text:p text:style-name="P8">一、国际背景。</text:p>
      <text:p text:style-name="P8"/>
      <text:p text:style-name="P8">2.在中国。</text:p>
      <text:p text:style-name="P8"/>
      <text:p text:style-name="P8">3.毛主席传。</text:p>
      <text:p text:style-name="P8"/>
      <text:p text:style-name="P8"/>
      <text:p text:style-name="P8">二。毛主义的内容。</text:p>
      <text:p text:style-name="P8"><text:soft-page-break/></text:p>
      <text:p text:style-name="P8">1. 理论。</text:p>
      <text:p text:style-name="P8"/>
      <text:p text:style-name="P8">2.新民主主义。</text:p>
      <text:p text:style-name="P8"/>
      <text:p text:style-name="P8">3.三种乐器。</text:p>
      <text:p text:style-name="P8"/>
      <text:p text:style-name="P8">4.人民战争。</text:p>
      <text:p text:style-name="P8"/>
      <text:p text:style-name="P8">五、无产阶级文化大革命。</text:p>
      <text:p text:style-name="P8"/>
      <text:p text:style-name="P8">6. 世界革命。</text:p>
      <text:p text:style-name="P8"/>
      <text:p text:style-name="P8"/>
      <text:p text:style-name="P8">什么是毛主义的根本，什么是毛主义。</text:p>
      <text:p text:style-name="P8"/>
      <text:p text:style-name="P8"/>
      <text:p text:style-name="P8">三、关于毛主义的斗争。</text:p>
      <text:p text:style-name="P8"/>
      <text:p text:style-name="P8">1.毛主义的崛起。</text:p>
      <text:p text:style-name="P8"/>
      <text:p text:style-name="P8">2.毛主义与修正主义。</text:p>
      <text:p text:style-name="P8"/>
      <text:p text:style-name="P8">3.现在的毛主义。</text:p>
      <text:p text:style-name="P8"/>
      <text:p text:style-name="P8">………………</text:p>
      <text:p text:style-name="P8"/>
      <text:p text:style-name="P8">………………</text:p>
      <text:p text:style-name="P8"/>
      <text:p text:style-name="P8">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8">——————————</text:p>
      <text:p text:style-name="P8"/>
      <text:p text:style-name="P8">——————————</text:p>
      <text:p text:style-name="P8">1985- 不要投票！而是扩大游击战，为民夺权！</text:p>
      <text:p text:style-name="P8">“加强人民委员会，发展根据地，建设新民主主义人民共和国”。- 秘鲁共产党 (PCP)。</text:p>
      <text:p text:style-name="P8"/>
      <text:p text:style-name="P8"/>
      <text:p text:style-name="P8">“一切反动派都想通过大屠杀来消灭革命，以为杀的人越多，革命就越弱。但是，事与愿违，事实证明，他们杀的人越多，革命就越强大，反动派越近，越到死地。这是一条无可辩驳的规律。</text:p>
      <text:p text:style-name="P8"/>
      <text:p text:style-name="P8">- 毛泽东主席。</text:p>
      <text:p text:style-name="P8"/>
      <text:p text:style-name="P8"/>
      <text:p text:style-name="P8">1. 秘鲁社会的普遍危机</text:p>
      <text:p text:style-name="P8"/>
      <text:p text:style-name="P8"><text:soft-page-break/>当代秘鲁社会普遍处于危机之中。这个始于19世纪末的社会已经病入膏肓，无法治愈。它只能通过武装斗争来改变，秘鲁共产党今天正在领导秘鲁人民进行武装斗争。没有其他解决办法。</text:p>
      <text:p text:style-name="P8"/>
      <text:p text:style-name="P8">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8"/>
      <text:p text:style-name="P8">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8"/>
      <text:p text:style-name="P8">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8"/>
      <text:p text:style-name="P8">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8"/>
      <text:p text:style-name="P74">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8"/>
      <text:p text:style-name="P8">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8"/>
      <text:p text:style-name="P8">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8"/>
      <text:p text:style-name="P8">二。投票就是支持社会制度并选举另一个政府，这将带来更多的饥饿和种族灭绝。</text:p>
      <text:p text:style-name="P8"><text:soft-page-break/></text:p>
      <text:p text:style-name="P8">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8"/>
      <text:p text:style-name="P8">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8"/>
      <text:p text:style-name="P8">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8"/>
      <text:p text:style-name="P8">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8"/>
      <text:p text:style-name="P8">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8"/>
      <text:p text:style-name="P8"><text:soft-page-break/>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8"/>
      <text:p text:style-name="P8">“在西方，数以千万计的人正在遭受饥饿的折磨。这恰恰是使社会革命不可避免的原因，因为社会革命不是从计划中产生的，而是从以下事实中产生的：数以千万计的人说：‘与其饿死，不如为革命而死。’”</text:p>
      <text:p text:style-name="P8"/>
      <text:p text:style-name="P8">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8"/>
      <text:p text:style-name="P8">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8"/>
      <text:p text:style-name="P8">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8"/>
      <text:p text:style-name="P8">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8"/>
      <text:p text:style-name="P8">三、扩大游击战争，为人民夺取政权！</text:p>
      <text:p text:style-name="P8"/>
      <text:p text:style-name="P8">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8"/>
      <text:p text:style-name="P8">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8"/>
      <text:p text:style-name="P8"><text:soft-page-break/>正如毛主席所说：“剥削阶级在生存受到威胁的时候，总是诉诸暴力。它一看到革命，就力图用暴力消灭它……他们发动自己去征服政权”或者正如开头第二句所说：“所有反动派都试图通过大规模屠杀来消灭革命……”</text:p>
      <text:p text:style-name="P8"/>
      <text:p text:style-name="P8">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8"/>
      <text:p text:style-name="P8">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8"/>
      <text:p text:style-name="P8">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8"/>
      <text:p text:style-name="P74">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PCP 领导的真正的农民战争，尽管发生了险恶的种族灭绝，他们仍在继续他们的险恶计划，将游击队与群众分开，最终导致完全失败。</text:p>
      <text:p text:style-name="P8"/>
      <text:p text:style-name="P8">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8"/>
      <text:p text:style-name="P8">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text:soft-page-break/>数百个人民委员会，我们努力发展支持基础，推进新民主主义人民共和国的形成，它已经出现，然后，新的力量，它正在由行使真正的国家职能。</text:p>
      <text:p text:style-name="P8"/>
      <text:p text:style-name="P8">综合而言，菲共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8"/>
      <text:p text:style-name="P8">武装斗争万岁！不要投票！</text:p>
      <text:p text:style-name="P8"/>
      <text:p text:style-name="P8">秘鲁共产党万岁！</text:p>
      <text:p text:style-name="P8"/>
      <text:p text:style-name="P8">贡萨罗主席万岁！</text:p>
      <text:p text:style-name="P8"/>
      <text:p text:style-name="P8">荣耀归于马列毛主义！</text:p>
      <text:p text:style-name="P8">——————————</text:p>
      <text:p text:style-name="P8"/>
      <text:p text:style-name="P8">——————————</text:p>
      <text:p text:style-name="P8">1986年 - 单一文件。El Frontón、卢里甘乔和卡亚俄的闪亮战壕战俘的要求。</text:p>
      <text:p text:style-name="P8">秘鲁利马，1986年6月18日。</text:p>
      <text:p text:style-name="P8"/>
      <text:p text:style-name="P8">1.- 关于1985年7月16日和10月31日的会议记录，一侧由司法部、INPE、司法权、公共部的代表签署，另一侧由特别囚犯的代表签署。</text:p>
      <text:p text:style-name="P8"/>
      <text:p text:style-name="P8">2.- 保证反对阿普拉政府、海军和其他反动派对[被指控]“恐怖主义”囚犯策划的新种族灭绝。</text:p>
      <text:p text:style-name="P8"/>
      <text:p text:style-name="P8">3.- 拒绝将司法程序转移到各省；也不是特殊囚犯。废除第24499号法律第2条。</text:p>
      <text:p text:style-name="P8"/>
      <text:p text:style-name="P8">4.- 将辅助食品增加到最低 I/。每天1500(1)，这项福利将惠及所有监狱。</text:p>
      <text:p text:style-name="P8"/>
      <text:p text:style-name="P8">5.- INPE 主席 Manuel Aquezolo 因参与1985年10月4日在卢里甘乔发生的种族灭绝而被免职。</text:p>
      <text:p text:style-name="P8"/>
      <text:p text:style-name="P8">6.- 根据1985年10月9日利马第一惩教法庭的决议，于1985年10月4日将遇难者的遗体交给他们的家人。</text:p>
      <text:p text:style-name="P8"/>
      <text:p text:style-name="P8">7.- 立即将 Canto Grande 的16名“恐怖主义”囚犯转移到卢里甘乔特别囚犯所在的亭子。</text:p>
      <text:p text:style-name="P8"/>
      <text:p text:style-name="P8">8.- 战争海军、DIRCOTE 和阿普拉政府停止威胁、迫害和拘留特殊囚犯的家属。</text:p>
      <text:p text:style-name="P8"/>
      <text:p text:style-name="P8">9.- 因违反人类尊严而关闭 Canto Grande 监狱。</text:p>
      <text:p text:style-name="P8"/>
      <text:p text:style-name="P8">10.- 周日和节日的减少对于2比1的计算仍然无效。</text:p>
      <text:p text:style-name="P8"/>
      <text:p text:style-name="P8">11.- 加速试验；为了尊重辩护权。</text:p>
      <text:p text:style-name="P8"/>
      <text:p text:style-name="P8">12.- 废除 INPE 禁止引进各种水果和塑料容器的规定，因为这不利于政治犯和普通人的健康；</text:p>
      <text:p text:style-name="P8"><text:soft-page-break/></text:p>
      <text:p text:style-name="P8">13.- 开除El Frontón的挑衅者雇员 Guevara、Gonzalez、Jayo、Aybar 和 Retes，以及卡亚俄的安全负责人 Isabel Guerrero 和市长 Rosa Lermo。</text:p>
      <text:p text:style-name="P8"/>
      <text:p text:style-name="P8">14.- 取缔卢里甘乔的垃圾场。</text:p>
      <text:p text:style-name="P8"/>
      <text:p text:style-name="P8">15.-El Frontón每天24小时供电。</text:p>
      <text:p text:style-name="P8"/>
      <text:p text:style-name="P8">16.- 修复卡亚俄和卢里甘乔的供水、下水道和电力系统。</text:p>
      <text:p text:style-name="P8"/>
      <text:p text:style-name="P8">17.- 反对以屠杀和抢劫犯人为由的征用。</text:p>
      <text:p text:style-name="P8"/>
      <text:p text:style-name="P8">18.- 为生病的囚犯提供关注、治疗和药物供应。将病人疏散到医院。</text:p>
      <text:p text:style-name="P8"/>
      <text:p text:style-name="P8">卫生预算增加100%。</text:p>
      <text:p text:style-name="P8"/>
      <text:p text:style-name="P8">19.- 反对战时海军在El Frontón的干预，也反对海军官员对战俘家属进行羞辱性搜身。</text:p>
      <text:p text:style-name="P8"/>
      <text:p text:style-name="P8">20.- 停止关于失踪人员的可怕政治。</text:p>
      <text:p text:style-name="P8"/>
      <text:p text:style-name="P8">21.- 支持秘鲁的人民斗争和全世界社会囚犯、政治犯和战俘的斗争。</text:p>
      <text:p text:style-name="P8"/>
      <text:p text:style-name="P8">22.- 为秘鲁的囚犯运送干净的材料、婴儿床、床垫、床单、睡衣。</text:p>
      <text:p text:style-name="P8"/>
      <text:p text:style-name="P8">23.- 将相应的福利扩大到全国的特殊囚犯开始生效。</text:p>
      <text:p text:style-name="P8"/>
      <text:p text:style-name="P8">24.- 不得报复特殊犯人，也不得报复他们的家人和律师。</text:p>
      <text:p text:style-name="P8"/>
      <text:p text:style-name="P8">25.- 公布本协议和1985年7月16日至10月31日的会议记录。</text:p>
      <text:p text:style-name="P8"/>
      <text:p text:style-name="P8">26.- 协议签署和执行期间记者在场。</text:p>
      <text:p text:style-name="P8">——————————</text:p>
      <text:p text:style-name="P8"/>
      <text:p text:style-name="P8">——————————</text:p>
      <text:p text:style-name="P8">1986- 没有任何人可以打败我们！</text:p>
      <text:p text:style-name="P8">PCP - 中央委员会 - 秘鲁，1986年</text:p>
      <text:p text:style-name="P8"/>
      <text:p text:style-name="P8">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8"/>
      <text:p text:style-name="P8">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8"/>
      <text:p text:style-name="P8">这已经是一个宏大的现实。</text:p>
      <text:p text:style-name="P8"/>
      <text:p text:style-name="P8">他们可以碾压我们。把我们炸成碎片。但他们不能破坏我们的共产主义道德。</text:p>
      <text:p text:style-name="P8"><text:soft-page-break/></text:p>
      <text:p text:style-name="P8">我们准备好死了。</text:p>
      <text:p text:style-name="P8"/>
      <text:p text:style-name="P8">班级的道德受到威胁。必须捍卫它。我们将带着鲜血、痛苦和泪水来做到这一点。</text:p>
      <text:p text:style-name="P8"/>
      <text:p text:style-name="P8">它不能是任何其他方式。这是将它们炸成碎片的唯一方法。我们将在暴风雨中做到这一点。</text:p>
      <text:p text:style-name="P8"/>
      <text:p text:style-name="P8">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8"/>
      <text:p text:style-name="P8">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8"/>
      <text:p text:style-name="P8">我们已经被明智地告知，反动派越是恶毒，就越是自掘坟墓：现在是这样，将来也是这样。</text:p>
      <text:p text:style-name="P8"/>
      <text:p text:style-name="P8">作为这个英勇的闪耀战壕的一名战士，顽强地抵抗了轰炸。反动的种族灭绝武装，民族英雄的耻辱。勇敢的杀懦弱的去死。他们知道如何杀人，但不知道如何死去。</text:p>
      <text:p text:style-name="P8"/>
      <text:p text:style-name="P8">人民永远不会忘记最好的孩子们流下的鲜血。</text:p>
      <text:p text:style-name="P8"/>
      <text:p text:style-name="P8">来自世界各地的亲爱的人们，你们的共产主义战争之子不会让你们失望的，尤其是在这一刻。我们将高举共产主义红旗。</text:p>
      <text:p text:style-name="P8"/>
      <text:p text:style-name="P8">我们有光明的前景。</text:p>
      <text:p text:style-name="P8"/>
      <text:p text:style-name="P8">我们能做什么，我们的命运就是成功。最后一句话是我们赢了。</text:p>
      <text:p text:style-name="P8"/>
      <text:p text:style-name="P8">我们明确地为我们的事业，为共产主义而战。</text:p>
      <text:p text:style-name="P8"/>
      <text:p text:style-name="P8">我们改天再谈其他问题。</text:p>
      <text:p text:style-name="P8"/>
      <text:p text:style-name="P8">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8"/>
      <text:p text:style-name="P8">我会按照你的例子。为人民奋斗，全心全意为人民服务，不带任何个人动机。完全无私。</text:p>
      <text:p text:style-name="P8"/>
      <text:p text:style-name="P8">贡萨罗主席万岁，胜利的保证！秘鲁共产党万岁！荣耀归于倒下的战士！</text:p>
      <text:p text:style-name="P8"/>
      <text:p text:style-name="P8">一名战士 -1986年6月19日</text:p>
      <text:p text:style-name="P8"/>
      <text:p text:style-name="P8">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8">——————————</text:p>
      <text:p text:style-name="P8"/>
      <text:p text:style-name="P8"><text:soft-page-break/>——————————</text:p>
      <text:p text:style-name="P8">1986年 - 英雄主义日</text:p>
      <text:p text:style-name="P8">各国无产者，联合起来！</text:p>
      <text:p text:style-name="P8"/>
      <text:p text:style-name="P8">鲜血不会淹没它所浇灌的革命</text:p>
      <text:p text:style-name="P8"/>
      <text:p text:style-name="P8">今天，6月19日，我们纪念英雄主义日29周年，这一天因共产党人、战斗员和 PCP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8"/>
      <text:p text:style-name="P8">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PCP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8"/>
      <text:p text:style-name="P8">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8"/>
      <text:p text:style-name="P8">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8"/>
      <text:p text:style-name="P74">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8"/>
      <text:p text:style-name="P8"><text:soft-page-break/>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8"/>
      <text:p text:style-name="P8">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8"/>
      <text:p text:style-name="P8">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8"/>
      <text:p text:style-name="P74">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8"/>
      <text:p text:style-name="P8">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8"/>
      <text:p text:style-name="P8">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8"/>
      <text:p text:style-name="P8">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8"/>
      <text:p text:style-name="P8">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text:soft-page-break/>主义国家，否认民主革命的必要性。但是，如果像贡萨罗主席所说的那样，在我们完成民主革命并在全国夺取政权之前，这些旧关系将永远恢复。但是反动行动激起了革命。</text:p>
      <text:p text:style-name="P8"/>
      <text:p text:style-name="P8">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8"/>
      <text:p text:style-name="P8">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8"/>
      <text:p text:style-name="P8">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8"/>
      <text:p text:style-name="P8">荣耀归于逝去的英雄！</text:p>
      <text:p text:style-name="P8"/>
      <text:p text:style-name="P8">英雄主义日万岁！</text:p>
      <text:p text:style-name="P8"/>
      <text:p text:style-name="P8">秘鲁人民战争三十五周年万岁！</text:p>
      <text:p text:style-name="P8"/>
      <text:p text:style-name="P8">秘鲁人民运动（重组委员会）2015年6月</text:p>
      <text:p text:style-name="P8">——————————</text:p>
      <text:p text:style-name="P8"/>
      <text:p text:style-name="P8">——————————</text:p>
      <text:p text:style-name="P8">1986年——开展人民战争，服务世界革命</text:p>
      <text:p text:style-name="P8">内容</text:p>
      <text:p text:style-name="P8">1发展人民战争，服务世界革命</text:p>
      <text:p text:style-name="P8">2六年级的背景</text:p>
      <text:p text:style-name="P8">3关于反革命战争</text:p>
      <text:p text:style-name="P8">3.1群众反对群众</text:p>
      <text:p text:style-name="P8">3.2种族灭绝</text:p>
      <text:p text:style-name="P8">3.3种族灭绝屠杀</text:p>
      <text:p text:style-name="P8">3.4普通坟墓的发现</text:p>
      <text:p text:style-name="P8">3.5失踪者</text:p>
      <text:p text:style-name="P8">4人民战争六周年</text:p>
      <text:p text:style-name="P8">4.1论马列毛主义</text:p>
      <text:p text:style-name="P8">4.2关于当事人</text:p>
      <text:p text:style-name="P8">4.2.11. 以“农村包围城市”的政治战略为指导，界定改造问题。</text:p>
      <text:p text:style-name="P8"><text:soft-page-break/>4.2.22.开展改造</text:p>
      <text:p text:style-name="P8">4.2.33.重建的高潮</text:p>
      <text:p text:style-name="P8">4.3关于人民战争</text:p>
      <text:p text:style-name="P8">4.4关于建设新的国家政权</text:p>
      <text:p text:style-name="P8">发展人民战争，服务世界革命</text:p>
      <text:p text:style-name="P8">“革命必须经过内战，这是规律。只看战争的弊端，不看战争的好处，是片面的看法。片面、片面的发言对人民革命是没有用的。战争的破坏性。”</text:p>
      <text:p text:style-name="P8"/>
      <text:p text:style-name="P8">“被敌人袭击了就好，证明我们已经和敌人划清了界线。更好的是敌人疯狂袭击我们，把我们漆成一片漆黑，没有一丝一毫。”德行。这表明我们不仅划清了敌我界限，而且工作成绩斐然。”</text:p>
      <text:p text:style-name="P8"/>
      <text:p text:style-name="P8">毛泽东主席</text:p>
      <text:p text:style-name="P8"/>
      <text:p text:style-name="P8">第六年的背景</text:p>
      <text:p text:style-name="P8">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8"/>
      <text:p text:style-name="P8">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8"/>
      <text:p text:style-name="P8">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8"/>
      <text:p text:style-name="P8">关于反革命战争</text:p>
      <text:p text:style-name="P74">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8"><text:soft-page-break/></text:p>
      <text:p text:style-name="P8">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8"/>
      <text:p text:style-name="P74">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8"/>
      <text:p text:style-name="P8">群众反对群众</text:p>
      <text:p text:style-name="P8">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8"/>
      <text:p text:style-name="P8">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8"/>
      <text:p text:style-name="P8">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8"/>
      <text:p text:style-name="P8">种族灭绝</text:p>
      <text:p text:style-name="P8">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text:soft-page-break/>主义和基督教的“总统”，对宪法和法律充满尊重，永远被掩盖在人们的血液当中开始奔流不息。受害者中有记者在乌楚拉凯被懦弱地杀害。</text:p>
      <text:p text:style-name="P8"/>
      <text:p text:style-name="P8">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8"/>
      <text:p text:style-name="P8">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8"/>
      <text:p text:style-name="P8">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8"/>
      <text:p text:style-name="P8">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8"/>
      <text:p text:style-name="P8">种族灭绝的屠杀</text:p>
      <text:p text:style-name="P8">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8"/>
      <text:p text:style-name="P8">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text:soft-page-break/>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8"/>
      <text:p text:style-name="P8">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8"/>
      <text:p text:style-name="P8">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8"/>
      <text:p text:style-name="P8">共同坟墓的发现</text:p>
      <text:p text:style-name="P8">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8"/>
      <text:p text:style-name="P8">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8"><text:soft-page-break/></text:p>
      <text:p text:style-name="P8">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8"/>
      <text:p text:style-name="P8">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8"/>
      <text:p text:style-name="P8">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8"/>
      <text:p text:style-name="P8">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8"/>
      <text:p text:style-name="P8">在 Huanuco 省，在 Huancar（安博省）发现了4个坟墓和14具尸体，在 San Martin 省，在 Situyi（Mariscal Cáceres 省）发现了一个埋有7具遇害者尸体的坟墓。</text:p>
      <text:p text:style-name="P8"/>
      <text:p text:style-name="P8"><text:soft-page-break/>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8"/>
      <text:p text:style-name="P8">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8"/>
      <text:p text:style-name="P8">失踪者</text:p>
      <text:p text:style-name="P8">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8"/>
      <text:p text:style-name="P8">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8"/>
      <text:p text:style-name="P8">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text:soft-page-break/>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8"/>
      <text:p text:style-name="P8">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8"/>
      <text:p text:style-name="P8">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8"/>
      <text:p text:style-name="P8">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8"/>
      <text:p text:style-name="P8">人民战争六周年</text:p>
      <text:p text:style-name="P8">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8"/>
      <text:p text:style-name="P8">马列毛主义论</text:p>
      <text:p text:style-name="P8">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8"/>
      <text:p text:style-name="P8">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text:soft-page-break/>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8"/>
      <text:p text:style-name="P8">关于党</text:p>
      <text:p text:style-name="P8">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8"/>
      <text:p text:style-name="P8">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8"/>
      <text:p text:style-name="P8">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8"/>
      <text:p text:style-name="P8">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8"/>
      <text:p text:style-name="P8">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8"/>
      <text:p text:style-name="P8">1.以“农村包围城市”的政治方略为指导，界定改造问题。</text:p>
      <text:p text:style-name="P8">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text:soft-page-break/>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8"/>
      <text:p text:style-name="P8">2. 进行改造</text:p>
      <text:p text:style-name="P8">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8"/>
      <text:p text:style-name="P8">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8"/>
      <text:p text:style-name="P8">3.重建的高潮</text:p>
      <text:p text:style-name="P8">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8"/>
      <text:p text:style-name="P8">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8"/>
      <text:p text:style-name="P8"><text:soft-page-break/>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8"/>
      <text:p text:style-name="P8">关于人民战争</text:p>
      <text:p text:style-name="P8">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8"/>
      <text:p text:style-name="P8">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8"/>
      <text:p text:style-name="P8">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8"/>
      <text:p text:style-name="P74">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8"/>
      <text:p text:style-name="P8"/>
      <text:p text:style-name="P8">这些数字显示了我们以及武装部队及其警察助理的行动每年都在增加；据阿普拉部长本人称，他们的政策方法甚至种族灭绝都没有阻止武装斗争的发展，至少就数量而言。然而，总数6758远非正确，首先是<text:soft-page-break/>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8"/>
      <text:p text:style-name="P8">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8"/>
      <text:p text:style-name="P8">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8"/>
      <text:p text:style-name="P8">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8"/>
      <text:p text:style-name="P8">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8"/>
      <text:p text:style-name="P8">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8"/>
      <text:p text:style-name="P8">下面的表2和表3显示，在过去两年中，该国总行动的63.4% 发生在阿亚库乔、万卡维利卡和阿普里马克，此外还有75.1% 的游击行动、43.3% 的破坏活动、74.0% 的破坏行动选择性歼灭和52.0%的武装<text:soft-page-break/>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8"/>
      <text:p text:style-name="P8">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8"/>
      <text:p text:style-name="P8">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8"/>
      <text:p text:style-name="P8">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8"/>
      <text:p text:style-name="P8">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text:soft-page-break/>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8"/>
      <text:p text:style-name="P8">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8"/>
      <text:p text:style-name="P8">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8"/>
      <text:p text:style-name="P8">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8"/>
      <text:p text:style-name="P8">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8"/>
      <text:p text:style-name="P8">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text:soft-page-break/>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8"/>
      <text:p text:style-name="P8">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8"/>
      <text:p text:style-name="P8">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8"/>
      <text:p text:style-name="P8">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text:soft-page-break/>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8"/>
      <text:p text:style-name="P8">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8"/>
      <text:p text:style-name="P8">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8"/>
      <text:p text:style-name="P8">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8"/>
      <text:p text:style-name="P8">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8"/>
      <text:p text:style-name="P8">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text:soft-page-break/>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8"/>
      <text:p text:style-name="P8">论建设新的国家政权</text:p>
      <text:p text:style-name="P8">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8"/>
      <text:p text:style-name="P8">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8"/>
      <text:p text:style-name="P8">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8"/>
      <text:p text:style-name="P8">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8"/>
      <text:p text:style-name="P8">群众工作必须通过人民战争并为人民战争而发展。领导是关键，必须有一个伟大的领导 [Jefatura]。两条路线斗争必须坚定不移地持续发展，以加强人民战争的党和其他组织。一个至关重要和决定性的问题是<text:soft-page-break/>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8"/>
      <text:p text:style-name="P8">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8"/>
      <text:p text:style-name="P8">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8"/>
      <text:p text:style-name="P8">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8"/>
      <text:p text:style-name="P8">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8"/>
      <text:p text:style-name="P8">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8"/>
      <text:p text:style-name="P8">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text:soft-page-break/>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8"/>
      <text:p text:style-name="P8">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8"/>
      <text:p text:style-name="P8">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8"/>
      <text:p text:style-name="P8">人民战争万岁！发展人民战争为世界革命服务！荣耀归于马列毛主义！世界革命万岁！贡萨罗主席万岁！</text:p>
      <text:p text:style-name="P8">——————————</text:p>
      <text:p text:style-name="P8"/>
      <text:p text:style-name="P8">——————————</text:p>
      <text:p text:style-name="P8">1987- 提升、捍卫和应用马列毛主义，主要是毛主义！</text:p>
      <text:p text:style-name="P8">秘鲁共产党 - 西班牙共产党 -1987年5月1日</text:p>
      <text:p text:style-name="P8"/>
      <text:p text:style-name="P8">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8"/>
      <text:p text:style-name="P8">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8"/>
      <text:p text:style-name="P8">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8"><text:soft-page-break/></text:p>
      <text:p text:style-name="P8">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8"/>
      <text:p text:style-name="P8">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8"/>
      <text:p text:style-name="P8">荣耀属于国际无产阶级！</text:p>
      <text:p text:style-name="P8"/>
      <text:p text:style-name="P8">无产阶级世界革命万岁！</text:p>
      <text:p text:style-name="P8"/>
      <text:p text:style-name="P8">秘鲁人民战争万岁！</text:p>
      <text:p text:style-name="P8"/>
      <text:p text:style-name="P8">提升、捍卫和应用马列毛主义，主要是毛主义！</text:p>
      <text:p text:style-name="P8">——————————</text:p>
      <text:p text:style-name="P8"/>
      <text:p text:style-name="P8">——————————</text:p>
      <text:p text:style-name="P8">1987- PCP 和 PCE 之间的协议</text:p>
      <text:p text:style-name="P8">秘鲁共产党 - 西班牙共产党 -1987年5月1日</text:p>
      <text:p text:style-name="P8"/>
      <text:p text:style-name="P8">1. 秘鲁共产党和西班牙共产党正式同意在共同的意识形态马列毛主义、共同的革命斗争、无产阶级世界革命以及共同的目标共产主义的基础上建立兄弟共产党关系。</text:p>
      <text:p text:style-name="P8"/>
      <text:p text:style-name="P8">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8"/>
      <text:p text:style-name="P8">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8"/>
      <text:p text:style-name="P8">4. PCP和PCE签署声明“提升，捍卫和应用马列毛主义，主要是毛主义！”</text:p>
      <text:p text:style-name="P8"/>
      <text:p text:style-name="P8">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8"/>
      <text:p text:style-name="P8">6. 我们赞赏双方的第一次会议非常成功，这不仅具有里程碑意义，而且必然对我们的任务和共同斗争具有超越性；我们表示决定将这一开端转变为富有成果的发展，未来的会议将对其进行评估和具体化。</text:p>
      <text:p text:style-name="P8"/>
      <text:p text:style-name="P8"><text:soft-page-break/>7. PCP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PCP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8">——————————</text:p>
      <text:p text:style-name="P8"/>
      <text:p text:style-name="P8">——————————</text:p>
      <text:p text:style-name="P8">1987年——为党为革命献出生命</text:p>
      <text:p text:style-name="P8">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8"/>
      <text:p text:style-name="P8">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8"/>
      <text:p text:style-name="P8">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8"/>
      <text:p text:style-name="P8"/>
      <text:p text:style-name="P8">荣耀归于英雄主义之日</text:p>
      <text:p text:style-name="P8"/>
      <text:p text:style-name="P8"/>
      <text:p text:style-name="P8">秘鲁，1987年6月</text:p>
      <text:p text:style-name="P8"/>
      <text:p text:style-name="P8">贡萨罗主席</text:p>
      <text:p text:style-name="P8">——————————</text:p>
      <text:p text:style-name="P8"/>
      <text:p text:style-name="P8">——————————</text:p>
      <text:p text:style-name="P8">1987年 - 荣耀归于英雄主义日！</text:p>
      <text:p text:style-name="P8">LTC Canto Grande -1987年6月</text:p>
      <text:p text:style-name="P8"><text:soft-page-break/></text:p>
      <text:p text:style-name="P8">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8"/>
      <text:p text:style-name="P8">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8"/>
      <text:p text:style-name="P8">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8"/>
      <text:p text:style-name="P8">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8"/>
      <text:p text:style-name="P8">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8"/>
      <text:p text:style-name="P8">贡萨罗主席万岁！</text:p>
      <text:p text:style-name="P8"/>
      <text:p text:style-name="P8">荣耀归于英雄主义的时代！</text:p>
      <text:p text:style-name="P8"/>
      <text:p text:style-name="P8">马列毛主义，贡萨罗思想万岁！</text:p>
      <text:p text:style-name="P8"/>
      <text:p text:style-name="P8">共产党万岁！</text:p>
      <text:p text:style-name="P8"/>
      <text:p text:style-name="P8">发展为世界革命服务的人民战争！</text:p>
      <text:p text:style-name="P8"/>
      <text:p text:style-name="P8">逝去的英雄永恒的荣耀，革命万岁！</text:p>
      <text:p text:style-name="P8">——————————</text:p>
      <text:p text:style-name="P8"/>
      <text:p text:style-name="P8">——————————</text:p>
      <text:p text:style-name="P8">附录</text:p>
      <text:p text:style-name="P8">1987- 贡萨罗主席的哲学研讨会 (笔记1987)</text:p>
      <text:p text:style-name="P8"/>
      <text:p text:style-name="P8">[《批斗会》 编者注：我们在下面发布了贡萨罗主席1987年哲学史讲座笔记的非官方翻译，从 vnd-peru.blogspot.com 检索。</text:p>
      <text:p text:style-name="P8">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8">自从被关押在卡亚俄海军基地的地牢中以来，贡萨罗主席面临着双重攻击：来自试图消灭他的秘鲁反动派，以及试图让他闭嘴和歪曲他的秘鲁右倾机会主义路线的叛徒。在这两种情况下，他们都试图通过消<text:soft-page-break/>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8">我们已经翻译并用我们自己的原始出版物中更复杂的图表替换了。]</text:p>
      <text:p text:style-name="P8"/>
      <text:p text:style-name="P8">贡萨罗主席的哲学研讨班（笔记1987）</text:p>
      <text:p text:style-name="P8"/>
      <text:p text:style-name="P8">参考课文：</text:p>
      <text:p text:style-name="P8"/>
      <text:p text:style-name="P8">– 辩证法导论 F. 恩格斯。</text:p>
      <text:p text:style-name="P8">– 家庭、私有财产和国家的起源 F. 恩格斯。</text:p>
      <text:p text:style-name="P8">– 劳动在从猿到人的转变中所扮演的角色 F. 恩格斯。</text:p>
      <text:p text:style-name="P8">——列宁的卡尔·马克思选集第二卷。</text:p>
      <text:p text:style-name="P8"/>
      <text:p text:style-name="P8">许多人认为，构成人的思想的是数学。人们不能再那样想了。其他人提出逻辑。数学和逻辑都不是构成人类思维的系统。它是哲学，是通过不同阶段和生产方式获得知识的过程。</text:p>
      <text:p text:style-name="P8"/>
      <text:p text:style-name="P8">在处理支配人类发展的规律时，列宁甚至确立了哲学是一种明显的政治需要。“意识形态的核心是哲学。”列宁着手从马克思主义者的角度研究哲学的全过程。他研究了黑格尔的逻辑科学。</text:p>
      <text:p text:style-name="P8"/>
      <text:p text:style-name="P8">——《哲学笔记》列宁。</text:p>
      <text:p text:style-name="P8">– 第四卷“论实践”和“论矛盾”。毛主席。</text:p>
      <text:p text:style-name="P8"/>
      <text:p text:style-name="P8">没有哲学就没有党。</text:p>
      <text:p text:style-name="P8"/>
      <text:p text:style-name="P8">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8"/>
      <text:p text:style-name="P8">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8"/>
      <text:p text:style-name="P8">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8"/>
      <text:p text:style-name="P8"/>
      <text:p text:style-name="P8">存在没有运动；如果它要移动，那就是非存在。当时的人无法反驳这一点。</text:p>
      <text:p text:style-name="P8"><text:soft-page-break/></text:p>
      <text:p text:style-name="P8">唯物主义从先验物质和知识过程开始。</text:p>
      <text:p text:style-name="P8"/>
      <text:p text:style-name="P8">首先是唯物主义者，后来是唯心主义者。</text:p>
      <text:p text:style-name="P8"/>
      <text:p text:style-name="P8">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8"/>
      <text:p text:style-name="P8">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8"/>
      <text:p text:style-name="P8">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8"/>
      <text:p text:style-name="P8">柏拉图：与贵族有联系，非常富有，系统化了所有唯心主义思想。他认为有表象和真实存在，感觉是骗人的，表象是观念，世界是物质：</text:p>
      <text:p text:style-name="P8"/>
      <text:p text:style-name="P8"/>
      <text:p text:style-name="P8">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8"/>
      <text:p text:style-name="P8">亚里士多德：柏拉图的弟子。他告诉我们唯物主义者的一切想法，批评柏拉图，并在很大程度上依赖于当时的科学和社会知识。亚里士多德立足于科学知识，批判柏拉图：</text:p>
      <text:p text:style-name="P8"/>
      <text:p text:style-name="P8"/>
      <text:p text:style-name="P8">世界事务</text:p>
      <text:p text:style-name="P8">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8"/>
      <text:p text:style-name="P8"/>
      <text:p text:style-name="P8">作为具体的现实，物质没有运动；移动的是想法，先行者（原引擎）。概念辩证法。积极的一面是物质存在。这是柏拉图主义的另一种形式。</text:p>
      <text:p text:style-name="P8"/>
      <text:p text:style-name="P8">学校：</text:p>
      <text:p text:style-name="P8"/>
      <text:p text:style-name="P8">罗马人永远无法克服这一点：新柏拉图主义是等同于神秘主义的颓废主义（普罗提诺）。教会不能隶属于柏拉图主义。</text:p>
      <text:p text:style-name="P8"/>
      <text:p text:style-name="P8"><text:soft-page-break/>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8"/>
      <text:p text:style-name="P8">现实主义者和唯名主义者。</text:p>
      <text:p text:style-name="P8"/>
      <text:p text:style-name="P8">实在论者运用亚里士多德的论题：事物的实在性和观念也是独立存在的。</text:p>
      <text:p text:style-name="P8"/>
      <text:p text:style-name="P8">唯名论者不过是空口无凭，没有实际内容，是从事物中提炼出来的派生词。宗教思想面临挑战。</text:p>
      <text:p text:style-name="P8"/>
      <text:p text:style-name="P8">Peter Abelard：开始处理形式逻辑，演绎逻辑的创造者。他以辩证的方式处理逻辑（辩论、讨论）。他对法国思想非常重要。他攻击宗教。马克思认为唯名论非常重要。</text:p>
      <text:p text:style-name="P8"/>
      <text:p text:style-name="P8">Duns Scotto 非常重要，他是方济各会会士。现代唯物主义的根源就在这个人物身上：如何与宗教作斗争？圣餐。</text:p>
      <text:p text:style-name="P8"/>
      <text:p text:style-name="P8"/>
      <text:p text:style-name="P8"/>
      <text:p text:style-name="P8">学校：</text:p>
      <text:p text:style-name="P8">唯物辩证法</text:p>
      <text:p text:style-name="P8">形而上学唯心辩证法</text:p>
      <text:p text:style-name="P8">有多少次和多少人领受圣餐？将没有基督的身体留下。所有反对的人都死了，这是一个非常暴力、非常艰难的时期。他们喜欢把哲学家描绘成文员；现实并非如此。毒与刀一直是哲学争论的方式。</text:p>
      <text:p text:style-name="P8"/>
      <text:p text:style-name="P8">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8"/>
      <text:p text:style-name="P8">随着资产阶级（弗朗西斯·培根）捍卫经验（新工具），哲学进程开始展开。他发展了一种将为科学服务的归纳逻辑。他说他的思想包含了人的思想（他承认神学，但它是独立的）。</text:p>
      <text:p text:style-name="P8"/>
      <text:p text:style-name="P8">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8"/>
      <text:p text:style-name="P8"/>
      <text:p text:style-name="P8">我有想法，那是因为上帝存在，他给了一切。一切都存在，因为上帝存在。笛卡尔在发展科学时是唯物主义的，而在发展形而上学思想时，他转向了哲学“我”，资产阶级思想的基础由此开始。</text:p>
      <text:p text:style-name="P8"/>
      <text:p text:style-name="P8">唯物主义学派反对德谟克利特。</text:p>
      <text:p text:style-name="P8"/>
      <text:p text:style-name="P8">德国哲学：莱布尼茨、康德和黑格尔。</text:p>
      <text:p text:style-name="P8"/>
      <text:p text:style-name="P8"><text:soft-page-break/>17-19世纪（1830年）。150年左右。</text:p>
      <text:p text:style-name="P8"/>
      <text:p text:style-name="P8">路德教：清理教堂的马厩。</text:p>
      <text:p text:style-name="P8"/>
      <text:p text:style-name="P8">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8"/>
      <text:p text:style-name="P8">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8"/>
      <text:p text:style-name="P8"/>
      <text:p text:style-name="P8">阐述概念</text:p>
      <text:p text:style-name="P8"/>
      <text:p text:style-name="P8">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8"/>
      <text:p text:style-name="P8">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8"/>
      <text:p text:style-name="P8">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8"/>
      <text:p text:style-name="P8"/>
      <text:p text:style-name="P8">这对唯物主义的发展有一定的认识，但却是唯心主义的。两部分，它的唯心主义——一次性的——和它的唯物主义是可以接受的。</text:p>
      <text:p text:style-name="P8"/>
      <text:p text:style-name="P8">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8"><text:soft-page-break/></text:p>
      <text:p text:style-name="P8">黑格尔：工作使人脱离了作为思想存在者、民族存在者的本质。</text:p>
      <text:p text:style-name="P8"/>
      <text:p text:style-name="P8">马克思分析了异化的原因。</text:p>
      <text:p text:style-name="P8"/>
      <text:p text:style-name="P8">费尔巴哈认为，在异化之前，中心是人，而不是上帝。这种关系是爱、慈善、为他人着想、母性：这是一个自我与另一个自我关系的主观主义立场。没有基督的基督教。重要的是唯物主义的批判。</text:p>
      <text:p text:style-name="P8"/>
      <text:p text:style-name="P8">马克思和恩格斯领导了一场反对费尔巴哈个人主义的斗争。</text:p>
      <text:p text:style-name="P8"/>
      <text:p text:style-name="P8">马克思和恩格斯将发展马克思主义哲学过程。马克思得到发展，恩格斯得到传播。费尔巴哈提纲构成了以下基础：</text:p>
      <text:p text:style-name="P8"/>
      <text:p text:style-name="P8">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8"/>
      <text:p text:style-name="P8">第二：实践与真理，实践证明真理。马克思批评费尔巴哈，他从未将感官知觉视为一种转化能力。他稀释了人类本质中的宗教本质，没有基督的基督教，无法理解社会世界，社会关系。</text:p>
      <text:p text:style-name="P8"/>
      <text:p text:style-name="P8">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8"/>
      <text:p text:style-name="P8">他用这份文件划定了营地。</text:p>
      <text:p text:style-name="P8"/>
      <text:p text:style-name="P8">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8"/>
      <text:p text:style-name="P8">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8"/>
      <text:p text:style-name="P8">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8"/>
      <text:p text:style-name="P8">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8"/>
      <text:p text:style-name="P8">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text:soft-page-break/>的轨迹；它有一个坚实的历史基础，其中最好的已经聚集，导致马列毛主义。辩证唯物主义的应用产生了历史唯物主义和对社会的科学认识。</text:p>
      <text:p text:style-name="P8"/>
      <text:p text:style-name="P8">已经有一个过程来证明社会的经济基础。“马克思主义的所作所为是在经济上批判社会”，攻击者如是说。意识形态产生于经济基础，产生于社会。思想和支持思想的行动问题并没有被抛在后面。</text:p>
      <text:p text:style-name="P8"/>
      <text:p text:style-name="P8">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8"/>
      <text:p text:style-name="P8">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8"/>
      <text:p text:style-name="P8">牛顿：</text:p>
      <text:p text:style-name="P8">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8"/>
      <text:p text:style-name="P8">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8"/>
      <text:p text:style-name="P8">从内侧相交的两条平行线加起来小于两条直线。第5个假设。预设。平行线的几何。（三角形）180º，许多世纪以来，这被认为是唯一的几何形状。</text:p>
      <text:p text:style-name="P8"/>
      <text:p text:style-name="P8"/>
      <text:p text:style-name="P8">空间</text:p>
      <text:p text:style-name="P8"/>
      <text:p text:style-name="P8">物质→时间</text:p>
      <text:p text:style-name="P8">高斯表示没有证据证明，谁改变这个公设就会产生另一个几何。当圆锥曲线出现时，他们发现它是不够的。莱曼几何。180º Lobachevsky-Bolyai 几何。（绘画）。</text:p>
      <text:p text:style-name="P8"/>
      <text:p text:style-name="P8">之前我们谈到了一个平面空间，一个弯曲的空间，另一个凹陷的空间。因此，物质有多种表现形式。凸的、平的、凹的？ （未来的发展）。</text:p>
      <text:p text:style-name="P8"/>
      <text:p text:style-name="P8">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8"/>
      <text:p text:style-name="P8">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text:soft-page-break/>道的那部分宇宙或多或少是从那个时候开始的。正在做的是概括我们所知甚少的知识。对部分的肯定不能对整体的肯定。它的目的是（罗素）通过后门引入神性。</text:p>
      <text:p text:style-name="P8"/>
      <text:p text:style-name="P8">运动有定量和定性的方面。</text:p>
      <text:p text:style-name="P8"/>
      <text:p text:style-name="P8">资产阶级哲学进入了明显衰落的过程。卢卡奇认为，矛盾不是唯物主义-唯心主义，而是非理性主义-理性主义。这造成了资产阶级哲学的严重危机。</text:p>
      <text:p text:style-name="P8"/>
      <text:p text:style-name="P8">柏格森：发展了一种充满催泪的形而上学。</text:p>
      <text:p text:style-name="P8"/>
      <text:p text:style-name="P8">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8"/>
      <text:p text:style-name="P8">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8"/>
      <text:p text:style-name="P8">新实证主义者：从现象开始，导致科学主义。它是阐述科学、法律体系的学科，属于逻辑的发展。</text:p>
      <text:p text:style-name="P8"/>
      <text:p text:style-name="P8">开发源自科学、数学的系统。</text:p>
      <text:p text:style-name="P8"/>
      <text:p text:style-name="P8">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8"/>
      <text:p text:style-name="P8">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8"/>
      <text:p text:style-name="P8">他们都得出了不可知论。数学原理。现代逻辑的创造者。柏拉图数学主义，逻辑主义者，柏拉图朴素神秘主义 “我到现在为止所说的一切都是无效的，我不知道我现在所说的是否有效”。</text:p>
      <text:p text:style-name="P8"/>
      <text:p text:style-name="P8">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8"/>
      <text:p text:style-name="P8">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8"/>
      <text:p text:style-name="P8"><text:soft-page-break/>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8"/>
      <text:p text:style-name="P8">马塞尔：人从上帝而来，又归向上帝，那么问题就是到达上帝那里。这些都是阶级走投无路的表现。</text:p>
      <text:p text:style-name="P8"/>
      <text:p text:style-name="P8">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8"/>
      <text:p text:style-name="P8">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8"/>
      <text:p text:style-name="P8">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8"/>
      <text:p text:style-name="P8">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8"/>
      <text:p text:style-name="P8">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8"/>
      <text:p text:style-name="P8">利马，1987年3月至4月</text:p>
      <text:p text:style-name="P8">——————————</text:p>
      <text:p text:style-name="P8"/>
      <text:p text:style-name="P8">——————————</text:p>
      <text:p text:style-name="P8">附录</text:p>
      <text:p text:style-name="P8">1966年——毛主席，有思想有行动的人</text:p>
      <text:p text:style-name="P8"/>
      <text:p text:style-name="P8">毛主席，有思想有行动的人</text:p>
      <text:p text:style-name="P8"/>
      <text:p text:style-name="P8">[取自“红旗”号。1966年10月25日。]</text:p>
      <text:p text:style-name="P8"/>
      <text:p text:style-name="P8">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text:soft-page-break/>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8"/>
      <text:p text:style-name="P8">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8"/>
      <text:p text:style-name="P8">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8"/>
      <text:p text:style-name="P8">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8"/>
      <text:p text:style-name="P8">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8"/>
      <text:p text:style-name="P8">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8"/>
      <text:p text:style-name="P74">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8"/>
      <text:p text:style-name="P8">秘鲁，1966年10月</text:p>
      <text:p text:style-name="P8"/>
      <text:p text:style-name="P8">中央委员会</text:p>
      <text:p text:style-name="P8"><text:soft-page-break/>秘鲁共产党</text:p>
      <text:p text:style-name="P8">——————————</text:p>
      <text:p text:style-name="P8"/>
      <text:p text:style-name="P8">——————————</text:p>
      <text:p text:style-name="P8">附录</text:p>
      <text:p text:style-name="P8">1973- 什么是官僚资本主义？</text:p>
      <text:p text:style-name="P8"/>
      <text:p text:style-name="P8">什么是官僚资本主义？</text:p>
      <text:p text:style-name="P8"/>
      <text:p text:style-name="P8">[这份文件由秘鲁共产党撰写，由阿亚库乔圣瓦曼加大学革命学生阵线出版。它讲的是官僚资本主义问题，是帝国主义在殖民地半殖民地国家的现有半封建半奴隶制基础上发展起来的资本主义。】</text:p>
      <text:p text:style-name="P8"/>
      <text:p text:style-name="P8">[“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8">中央委员会</text:p>
      <text:p text:style-name="P8">秘鲁共产党</text:p>
      <text:p text:style-name="P8">《总政治路线》</text:p>
      <text:p text:style-name="P8">1988]</text:p>
      <text:p text:style-name="P8"/>
      <text:p text:style-name="P8">推介会</text:p>
      <text:p text:style-name="P8"/>
      <text:p text:style-name="P8">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8"/>
      <text:p text:style-name="P8">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8"/>
      <text:p text:style-name="P8">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8"/>
      <text:p text:style-name="P8">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text:soft-page-break/>尤其是对我们来说，在大学层面。因此，“革命先锋队”的那些人肯定属于官僚阵营，即法西斯主义的代理人，而“红色祖国”正在危险地走上同样的道路。</text:p>
      <text:p text:style-name="P8"/>
      <text:p text:style-name="P8">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8"/>
      <text:p text:style-name="P8">阿亚库乔，1973年</text:p>
      <text:p text:style-name="P8">革命学生阵线 (FER)</text:p>
      <text:p text:style-name="P8"/>
      <text:p text:style-name="P8">1. 摘自《中国国民经济的社会主义改造》一书</text:p>
      <text:p text:style-name="P8">外文出版社</text:p>
      <text:p text:style-name="P8">北京1960</text:p>
      <text:p text:style-name="P8"/>
      <text:p text:style-name="P8">薛慕乔、苏兴、林子礼</text:p>
      <text:p text:style-name="P8"/>
      <text:p text:style-name="P8">介绍</text:p>
      <text:p text:style-name="P8"/>
      <text:p text:style-name="P8">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8"/>
      <text:p text:style-name="P8">中华人民共和国的成立标志着中国资产阶级民主革命的结束和无产阶级社会主义革命的开始。半殖民地半封建时代永远结束了。中国劳动人民现已进入社会主义革命和建设的伟大新时代。</text:p>
      <text:p text:style-name="P8"/>
      <text:p text:style-name="P8">一百年来，中国一直处于半殖民地半封建的奴役之中。长期以来，帝国主义控制着中国经济生活的大动脉，把中国变成了他们争夺原料、倾销商品和输出资本的市场。</text:p>
      <text:p text:style-name="P8"/>
      <text:p text:style-name="P8">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8"/>
      <text:p text:style-name="P8">外资入侵和中国资本主义发展后，封建经济结构在一定程度上受到破坏。但正如毛泽东主席在1939年所写：</text:p>
      <text:p text:style-name="P8"/>
      <text:p text:style-name="P8">“[……]地主阶级对农民的剥削——封建剥削的基础——不仅没有改变，而且与买办资本和高利贷资本的剥削联系在一起，在中国社会经济生活中占有明显的支配地位。”1个</text:p>
      <text:p text:style-name="P8"/>
      <text:p text:style-name="P8">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8"/>
      <text:p text:style-name="P8">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text:soft-page-break/>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8"/>
      <text:p text:style-name="P8">“新民主主义革命的目的，除了要取消帝国主义在中国的特权外，还要结束地主阶级和官僚资产阶级（大资产阶级）在中国的剥削和压迫，改变封建买办生产关系，让一切生产力摆脱束缚。”2</text:p>
      <text:p text:style-name="P8"/>
      <text:p text:style-name="P8">[…]</text:p>
      <text:p text:style-name="P8"/>
      <text:p text:style-name="P8">没收官僚资本和扩大社会主义国有部门</text:p>
      <text:p text:style-name="P8"/>
      <text:p text:style-name="P8">中国国有经济的大规模建设和发展，始于建国前后对一切官僚资本主义企业的没收。</text:p>
      <text:p text:style-name="P8"/>
      <text:p text:style-name="P8">官僚资本主义企业主要是以蒋介石为首的官僚资产阶级集团控制的具有买办性质、封建性质的国家垄断资本主义企业。对此，毛泽东主席表示：</text:p>
      <text:p text:style-name="P8"/>
      <text:p text:style-name="P8">“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8"/>
      <text:p text:style-name="P8">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8"/>
      <text:p text:style-name="P8">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8"/>
      <text:p text:style-name="P8">俄国十月革命前夕，列宁说：</text:p>
      <text:p text:style-name="P8"/>
      <text:p text:style-name="P8">„[……]国家垄断资本主义是社会主义的完整物质准备，是社会主义的门槛[……]“4</text:p>
      <text:p text:style-name="P8"/>
      <text:p text:style-name="P8">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8"/>
      <text:p text:style-name="P8">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8"/>
      <text:p text:style-name="P8"><text:soft-page-break/>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8"/>
      <text:p text:style-name="P8">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8"/>
      <text:p text:style-name="P8">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8"/>
      <text:p text:style-name="P8">[…]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8"/>
      <text:p text:style-name="P8">[…]</text:p>
      <text:p text:style-name="P8"/>
      <text:p text:style-name="P8">农民和手工业者个人所有制经济的社会主义改造</text:p>
      <text:p text:style-name="P8"/>
      <text:p text:style-name="P8">一、土改后农村经济状况与中国共产党的农业合作政策</text:p>
      <text:p text:style-name="P8"/>
      <text:p text:style-name="P8">土改后农村经济发展的两条道路。</text:p>
      <text:p text:style-name="P8"/>
      <text:p text:style-name="P8">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8"/>
      <text:p text:style-name="P8">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8"/>
      <text:p text:style-name="P8">[…]</text:p>
      <text:p text:style-name="P8"/>
      <text:p text:style-name="P8">三、个体手工业和小工业的社会主义改造</text:p>
      <text:p text:style-name="P8"/>
      <text:p text:style-name="P8">手工业的特点是个体经营。</text:p>
      <text:p text:style-name="P8"/>
      <text:p text:style-name="P8"><text:soft-page-break/>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8"/>
      <text:p text:style-name="P8">个体手工业经济同个体农业一样，是以劳动者对生产资料的私有制为基础的。但是，与后者相比，它又具有自己的某些特点。</text:p>
      <text:p text:style-name="P8"/>
      <text:p text:style-name="P8">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8"/>
      <text:p text:style-name="P8">“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8"/>
      <text:p text:style-name="P8">“革命文化是广大人民群众革命的有力武器。它在革命到来之前在思想上进行了准备，并且是革命期间革命总战线中重要的，甚至是必不可少的战线。“6</text:p>
      <text:p text:style-name="P8"/>
      <text:p text:style-name="P8">2. 摘自《更多关于陶里亚蒂同志与我们之间的差异》一书</text:p>
      <text:p text:style-name="P8">外文出版社</text:p>
      <text:p text:style-name="P8">北京1963</text:p>
      <text:p text:style-name="P8"/>
      <text:p text:style-name="P8">编辑部</text:p>
      <text:p text:style-name="P8">红旗</text:p>
      <text:p text:style-name="P8"/>
      <text:p text:style-name="P8">5. 国家与革命</text:p>
      <text:p text:style-name="P8"/>
      <text:p text:style-name="P8">陶里亚蒂同志的“体制改革理论”的“积极贡献”是什么？</text:p>
      <text:p text:style-name="P8"/>
      <text:p text:style-name="P8">陶里亚蒂和其他一些同志将他们“结构改革”的“基本路线”描述为“整个国际共产主义运动的共同路线”；他们将结构改革的论点描述为“当前形势下工人阶级和共产主义运动的世界战略原则”。</text:p>
      <text:p text:style-name="P8"/>
      <text:p text:style-name="P8">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8"/>
      <text:p text:style-name="P8">为了把问题说清楚，先向读者介绍一下他们提出的意大利道路和结构改革的主要内容，或许会有用。</text:p>
      <text:p text:style-name="P8"/>
      <text:p text:style-name="P8">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8"/>
      <text:p text:style-name="P8"><text:soft-page-break/>2.“今天，做在俄国做过的事的问题不再交给意大利工人了。”陶里亚蒂同志在1944年4月表达了这一观点，并在他给印共第十次代表大会的报告中重申了这一观点是“纲领性的”。</text:p>
      <text:p text:style-name="P8"/>
      <text:p text:style-name="P8">3. 意大利工人阶级可以“在宪法制度的范围内组织起来成为统治阶级”。[3]</text:p>
      <text:p text:style-name="P8"/>
      <text:p text:style-name="P8">4. 意大利宪法“赋予劳动力一个新的和卓越的地位”，并“允许并设想进行结构调整”。“为意大利民主赋予新的社会主义内容的斗争在我们的宪法中有足够的发展空间。”</text:p>
      <text:p text:style-name="P8"/>
      <text:p text:style-name="P8">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8"/>
      <text:p text:style-name="P8">6. „[…] 建设一个向社会主义前进的新民主主义政权与一个新的历史集团的形成密切相关，这个集团在工人阶级的领导下，将为改变社会结构而斗争，这将是知识和道德以及政治革命的承载者。“</text:p>
      <text:p text:style-name="P8"/>
      <text:p text:style-name="P8">7. „[...] 意大利社会中最落后和繁重的结构的破坏以及它们在民主和社会主义意义上的转变的开始不能也不应该推迟到工人阶级及其盟友赢得权力的那一天 [... ]“</text:p>
      <text:p text:style-name="P8"/>
      <text:p text:style-name="P8">8、国有化经济，即国家垄断资本，在意大利可以“反对垄断”，可以“代表人民群众”，可以成为“反对垄断发展的更有效工具”。“打破和取消主要生产力的垄断所有制，并通过国有化将其转变为集体所有制[……]”是可能的。</text:p>
      <text:p text:style-name="P8"/>
      <text:p text:style-name="P8">9. 国家对经济生活的干预可以“满足经济民主发展的需要”，可以转化为“打击、限制和打破大资本统治的工具”垄断集团”。</text:p>
      <text:p text:style-name="P8"/>
      <text:p text:style-name="P8">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8"/>
      <text:p text:style-name="P8">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8"/>
      <text:p text:style-name="P8">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8"/>
      <text:p text:style-name="P8">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8"/>
      <text:p text:style-name="P8">将此与列宁主义进行比较</text:p>
      <text:p text:style-name="P8"/>
      <text:p text:style-name="P8">在推翻资产阶级专政，建立无产阶级专政之前，能否过渡到实现社会主义，一直是马列主义者和各种机会主义、修正主义争论的最根本的问题。列宁在《国家与革命》和《无产阶级革命》与《叛徒考茨基》<text:soft-page-break/>这两部我们耳熟能详的巨著中，全面而精辟地阐明了这个根本问题，捍卫和发展了革命的马克思主义，彻底揭露和批判了马克思主义的歪曲机会主义者和修正主义者。</text:p>
      <text:p text:style-name="P8"/>
      <text:p text:style-name="P8">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8"/>
      <text:p text:style-name="P8">陶里亚蒂等同志不注意无产阶级社会主义革命和资产阶级革命的根本区别。</text:p>
      <text:p text:style-name="P8"/>
      <text:p text:style-name="P8">列宁说：</text:p>
      <text:p text:style-name="P8"/>
      <text:p text:style-name="P8">“社会主义革命与资产阶级革命的区别，恰恰在于后者找到了现成的资本主义关系形式；而苏维埃政权——无产阶级政权——并没有继承这种现成的关系。”</text:p>
      <text:p text:style-name="P8"/>
      <text:p text:style-name="P8">阶级社会的一切国家权力，都是为了维护一定的社会经济制度，即一定的生产关系。正如列宁所说：“政治是经济的集中体现。”每一个社会经济制度，都必然有相应的政治制度为其服务，为它的发展扫清障碍。</text:p>
      <text:p text:style-name="P8"/>
      <text:p text:style-name="P8">从历史上看，奴隶主、封建主和资产阶级都必须在政治上确立自己的统治阶级地位，把国家政权掌握在自己手中，才能使自己的生产关系压倒一切，巩固和发展这些生产关系。生产关系。</text:p>
      <text:p text:style-name="P8"/>
      <text:p text:style-name="P8">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8"/>
      <text:p text:style-name="P8">我们把陶里亚蒂等同志的思想和纲领与列宁主义比较一下。</text:p>
      <text:p text:style-name="P8"/>
      <text:p text:style-name="P8">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8"/>
      <text:p text:style-name="P8">谁是对的？马克思、恩格斯、列宁，还是陶里亚蒂等同志？哪些“缺乏真实感”？是马列主义者，还是陶里亚蒂等同志们的思想纲领？</text:p>
      <text:p text:style-name="P8"/>
      <text:p text:style-name="P8">让我们看看意大利的现实。</text:p>
      <text:p text:style-name="P8"/>
      <text:p text:style-name="P8">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8"/>
      <text:p text:style-name="P8">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8"><text:soft-page-break/></text:p>
      <text:p text:style-name="P8">让我们看看这些暴力工具在意大利是用来做什么的。这里有一些插图。</text:p>
      <text:p text:style-name="P8"/>
      <text:p text:style-name="P8">从1948年到1950年的三年时间里，意大利政府在镇压人民群众反对的过程中，打死打伤了三千多人，逮捕了九万多人。</text:p>
      <text:p text:style-name="P8"/>
      <text:p text:style-name="P8">1960年7月，坦布罗尼政府镇压意大利劳动人民的反法西斯运动，打死11人，打伤1000人，逮捕1000人。</text:p>
      <text:p text:style-name="P8"/>
      <text:p text:style-name="P8">1962年，所谓的中左翼范范尼政府成立后，随着政府镇压罢工或群众示威，接连发生了一系列事件——5月在切卡诺，7月在都灵，8月在巴里，10月在米兰11月在罗马。仅在罗马事件中，就有数十人受伤，600人被捕。</text:p>
      <text:p text:style-name="P8"/>
      <text:p text:style-name="P8">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8"/>
      <text:p text:style-name="P8">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8"/>
      <text:p text:style-name="P8">笼统地歌颂“民主”，而不区分民主的阶级性质，就是唱第二国际英雄和右翼社会民主党领袖们唱死的曲子。今天那些自封为马列主义者的人，把这些陈旧的曲子说成是自己的新作，这不奇怪吗？</text:p>
      <text:p text:style-name="P8"/>
      <text:p text:style-name="P8">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8"/>
      <text:p text:style-name="P8">陶里亚蒂同志的“具体论证”同他的“抽象论证”是矛盾的。他在“抽象论证”上更接近马列主义，但在“具体论证”上却与马列主义相去甚远。也许他认为这是避免“教条主义”的唯一方法！</text:p>
      <text:p text:style-name="P8"/>
      <text:p text:style-name="P8">当陶里亚蒂和其他同志根据他们的“具体论证”进行评估时，他们与社会民主党人之间的细微差别就消失了。</text:p>
      <text:p text:style-name="P8"/>
      <text:p text:style-name="P8">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8"/>
      <text:p text:style-name="P8">“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8"/>
      <text:p text:style-name="P8"><text:soft-page-break/>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8"/>
      <text:p text:style-name="P8">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8"/>
      <text:p text:style-name="P8">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8"/>
      <text:p text:style-name="P8">最奇妙的宪法</text:p>
      <text:p text:style-name="P8"/>
      <text:p text:style-name="P8">意大利共产党第十次代表大会提纲宣称，“意大利通向社会主义的道路要经过宪法所描述的新国家的建设（一个与现政权截然不同的国家）和新政府的加入。新的统治阶级对其领导层”。</text:p>
      <text:p text:style-name="P8"/>
      <text:p text:style-name="P8">在陶里亚蒂等同志看来，意大利的宪法确实是一部最了不起的宪法。</text:p>
      <text:p text:style-name="P8"/>
      <text:p text:style-name="P8">1. 共和国宪法是“自愿约束绝大多数意大利人民的统一契约[……]”</text:p>
      <text:p text:style-name="P8"/>
      <text:p text:style-name="P8">2. 共和国宪法“设想了一些[……]带有社会主义标志的基本改革”。</text:p>
      <text:p text:style-name="P8"/>
      <text:p text:style-name="P8">3. 共和国宪法“确认人民主权原则”。</text:p>
      <text:p text:style-name="P8"/>
      <text:p text:style-name="P8">4. 共和国宪法“宣布它[国家]‘以劳动为基础’”，并“赋予劳动力量一个新的和卓越的地位”。</text:p>
      <text:p text:style-name="P8"/>
      <text:p text:style-name="P8">5. 共和国宪法承认“工人有权参与国家的管理”。</text:p>
      <text:p text:style-name="P8"/>
      <text:p text:style-name="P8">6. 共和国宪法“确认经济和政治变革的必要性，这些变革对于重建我们的社会和将其推向社会主义方向是必不可少的”。</text:p>
      <text:p text:style-name="P8"/>
      <text:p text:style-name="P8">7. 共和国宪法解决了“在民主法制范围内向社会主义进军的原则问题”。</text:p>
      <text:p text:style-name="P8"/>
      <text:p text:style-name="P8">8. 意大利人民“能够在完全接受和捍卫宪法契约的同时反对国家的阶级性质和阶级目标”。</text:p>
      <text:p text:style-name="P8"/>
      <text:p text:style-name="P8">9. 意大利工人阶级“可以在宪法体系的范围内组织起来成为统治阶级”。</text:p>
      <text:p text:style-name="P8"/>
      <text:p text:style-name="P8">10. “对共和国宪法的尊重、捍卫和全面执行是党的全部政治纲领的中心。”</text:p>
      <text:p text:style-name="P8"/>
      <text:p text:style-name="P8"><text:soft-page-break/>当然，我们不否认现行的意大利宪法包含一些崇高的措辞。但是一个马列主义者怎么能把资产阶级宪法中的冠冕堂皇的话当成现实呢？</text:p>
      <text:p text:style-name="P8"/>
      <text:p text:style-name="P8">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8"/>
      <text:p text:style-name="P8">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8"/>
      <text:p text:style-name="P8">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8"/>
      <text:p text:style-name="P8">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8"/>
      <text:p text:style-name="P8">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8"/>
      <text:p text:style-name="P8">“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8"/>
      <text:p text:style-name="P8">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8"/>
      <text:p text:style-name="P8">于是，1955年的陶里亚蒂就出来反对1948年的陶里亚蒂了。</text:p>
      <text:p text:style-name="P8"/>
      <text:p text:style-name="P8">陶里亚蒂同志从此一落千丈，几乎把意大利宪法神化了。</text:p>
      <text:p text:style-name="P8"/>
      <text:p text:style-name="P8">1960年陶里亚蒂同志在意大利共产党第九次代表大会的报告中说：</text:p>
      <text:p text:style-name="P8"><text:soft-page-break/></text:p>
      <text:p text:style-name="P8">“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8"/>
      <text:p text:style-name="P8">这就是说，陶里亚蒂同志要求意大利的工人阶级和其他劳动人民必须在资产阶级宪法下完全合法地行动并依靠它来“破坏垄断集团的权力”。</text:p>
      <text:p text:style-name="P8"/>
      <text:p text:style-name="P8">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8"/>
      <text:p text:style-name="P8">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8"/>
      <text:p text:style-name="P8">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8"/>
      <text:p text:style-name="P8">当代“议会痴呆症”</text:p>
      <text:p text:style-name="P8"/>
      <text:p text:style-name="P8">陶里亚蒂同志和意大利共产党的某些同志承认，要实现社会主义就需要斗争，必须通过斗争来实现社会主义。但是他们把人民的斗争限制在资产阶级宪法允许的范围内，把主要的作用交给议会。</text:p>
      <text:p text:style-name="P8"/>
      <text:p text:style-name="P8">陶里亚蒂同志在描述现行意大利宪法是如何产生时说：“这是因为共产党人在1946年拒绝了通过拼命夺权来打破合法性的道路，相反选择了参与宪法的道路。制宪会议的工作。“</text:p>
      <text:p text:style-name="P8"/>
      <text:p text:style-name="P8">陶里亚蒂同志就是这样走上议会道路的，意大利的工人阶级和其他劳动人民将通过这条道路“走向社会主义”。</text:p>
      <text:p text:style-name="P8"/>
      <text:p text:style-name="P8">多年来，陶里亚蒂和其他同志都强调了同一点：“今天，以民主甚至议会合法性形式向社会主义进军的可能性的论点已经以一般方式提出。[...] 这个提议 [...] 是我们在1944-46年提出的。”</text:p>
      <text:p text:style-name="P8"/>
      <text:p text:style-name="P8">“走议会道路可以过渡到社会主义。”</text:p>
      <text:p text:style-name="P8"/>
      <text:p text:style-name="P8">在这里，我们想和陶里亚蒂等同志讨论一下，向社会主义过渡是否可以通过议会形式来实现的问题。</text:p>
      <text:p text:style-name="P8"/>
      <text:p text:style-name="P8">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text:soft-page-break/>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8"/>
      <text:p text:style-name="P8">试问：在对待资产阶级议会的正确态度上，我们同陶里亚蒂同志等人有什么不同呢？</text:p>
      <text:p text:style-name="P8"/>
      <text:p text:style-name="P8">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8"/>
      <text:p text:style-name="P8">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8"/>
      <text:p text:style-name="P8">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8"/>
      <text:p text:style-name="P8">在刚才提到的三点上，陶里亚蒂等同志已经彻底抛弃了列宁主义者的立场。他们把议会看成是超阶级的，无端夸大资产阶级议会的作用，认为它是意大利实现社会主义的唯一道路。</text:p>
      <text:p text:style-name="P8"/>
      <text:p text:style-name="P8">陶里亚蒂和其他同志们已经对意大利议会念念不忘。</text:p>
      <text:p text:style-name="P8"/>
      <text:p text:style-name="P8">他们认为，只要有“诚实的选举法”，只要“在议会中形成符合人民意愿的多数”，就有可能进行“深刻的社会改革”和“改变目前的关系”。生产，因此也是大财产制度”。</text:p>
      <text:p text:style-name="P8"/>
      <text:p text:style-name="P8">事情真的可以那样发生吗？</text:p>
      <text:p text:style-name="P8"/>
      <text:p text:style-name="P8">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8"/>
      <text:p text:style-name="P8">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8"/>
      <text:p text:style-name="P8">“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8"/>
      <text:p text:style-name="P8">历史确实告诉我们，当一个工人政党放弃无产阶级革命纲领，沦为资产阶级附庸，转变为资产阶级工具的政党时，资产阶级可能会允许其暂时获得议会多数席位。并组建政府。英国工党就是这种情况。一些<text:soft-page-break/>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8"/>
      <text:p text:style-name="P8">“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8"/>
      <text:p text:style-name="P8">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8"/>
      <text:p text:style-name="P8">1956年3月，陶里亚蒂同志在谈到“利用法律手段和议会”时说：“我们今天所做的事情在30年前既不可能也不正确，这将是纯粹的机会主义，正如我们在那时。”</text:p>
      <text:p text:style-name="P8"/>
      <text:p text:style-name="P8">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8"/>
      <text:p text:style-name="P8">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8"/>
      <text:p text:style-name="P8">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8"/>
      <text:p text:style-name="P8">国家垄断资本能否成为“反对垄断发展的更有效工具”？</text:p>
      <text:p text:style-name="P8"/>
      <text:p text:style-name="P8">1963年1月4日，意大利共产党主要领导人之一路易吉·隆戈同志在回复我们报纸《人民日报》的社论时写道：</text:p>
      <text:p text:style-name="P8"/>
      <text:p text:style-name="P8">“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8"/>
      <text:p text:style-name="P8">这些同志坚持认为，通过采取他们制定的措施，可以改变意大利目前存在的资本主义生产关系，可以改变意大利垄断资本家的“大财产制度”。</text:p>
      <text:p text:style-name="P8"><text:soft-page-break/></text:p>
      <text:p text:style-name="P8">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8"/>
      <text:p text:style-name="P8">陶里亚蒂和其他同志可能会继续制定更多此类措施。</text:p>
      <text:p text:style-name="P8"/>
      <text:p text:style-name="P8">当然，他们有想怎么想怎么说的权利，任何人无权干涉，我们也不想干涉。但是，既然他们希望别人像他们一样思考和说话，我们就不得不继续讨论他们提出的问题。</text:p>
      <text:p text:style-name="P8"/>
      <text:p text:style-name="P8">让我们首先来看国家干预经济生活的问题。</text:p>
      <text:p text:style-name="P8"/>
      <text:p text:style-name="P8">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8"/>
      <text:p text:style-name="P8">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8"/>
      <text:p text:style-name="P8">但或许陶里亚蒂等同志所说的“国家干预经济生活”并不是资产阶级长期实行的这些政策，而主要是他们所说的国有化。</text:p>
      <text:p text:style-name="P8"/>
      <text:p text:style-name="P8">那么，让我们谈谈国有化。</text:p>
      <text:p text:style-name="P8"/>
      <text:p text:style-name="P8">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8"/>
      <text:p text:style-name="P8">像陶里亚蒂同志这样的老共产党员，当然不会不知道恩格斯在他的《社会主义：乌托邦和科学》中所说的话：</text:p>
      <text:p text:style-name="P8"/>
      <text:p text:style-name="P8">“无论如何，无论有没有托拉斯，资本主义社会的官方代表——国家——最终都必须承担生产的指导。这种转变为国家财产的必要性首先体现在交流和通讯的重要机构——邮局、电报、铁路上。”</text:p>
      <text:p text:style-name="P8"/>
      <text:p text:style-name="P8">在此声明中，恩格斯添加了以下非常重要的几行：</text:p>
      <text:p text:style-name="P8"/>
      <text:p text:style-name="P8">“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text:soft-page-break/>至陆军的团裁缝店也将是社会主义机构，甚至像弗雷德里克·威廉三世统治时期的一条狡猾的狗严肃地提出的那样，由国家接管妓院的。”</text:p>
      <text:p text:style-name="P8"/>
      <text:p text:style-name="P8">恩格斯接着强调了资本主义国家所谓国家所有制的性质。他说：</text:p>
      <text:p text:style-name="P8"/>
      <text:p text:style-name="P8">“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8"/>
      <text:p text:style-name="P8">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8"/>
      <text:p text:style-name="P8">那么，在这里，我们必须讨论国家垄断资本主义的问题，特别是在意大利。</text:p>
      <text:p text:style-name="P8"/>
      <text:p text:style-name="P8">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8"/>
      <text:p text:style-name="P8">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8"/>
      <text:p text:style-name="P8">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8"/>
      <text:p text:style-name="P8">任何马列主义者都不可能得出这样的结论。</text:p>
      <text:p text:style-name="P8"/>
      <text:p text:style-name="P8">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8"/>
      <text:p text:style-name="P8">国家垄断资本为垄断资本家服务的主要方式有：</text:p>
      <text:p text:style-name="P8"><text:soft-page-break/></text:p>
      <text:p text:style-name="P8">1、利用国库的资金和人民缴纳的税款，保护资本家的投资风险，保证垄断集团的暴利。</text:p>
      <text:p text:style-name="P8"/>
      <text:p text:style-name="P8">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8"/>
      <text:p text:style-name="P8">2. 通过立法和国家预算，国民收入的很大一部分以有利于垄断资本主义组织的方式进行再分配，确保各种垄断集团获得巨额利润。</text:p>
      <text:p text:style-name="P8"/>
      <text:p text:style-name="P8">例如，1955年，意大利政府将国家预算总额的大约三分之一分配给私人垄断集团采购和订购商品。</text:p>
      <text:p text:style-name="P8"/>
      <text:p text:style-name="P8">3. 通过买卖的替代形式，国家在某些情况下接管那些亏损或破产或国有化对特定垄断集团有利的企业，而在其他情况下将那些有利于私人垄断集团的企业出售给私人垄断集团。有利可图。</text:p>
      <text:p text:style-name="P8"/>
      <text:p text:style-name="P8">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8"/>
      <text:p text:style-name="P8">4、国家垄断资本利用国家权力，加剧了资本的集中和聚集，加速了垄断资本对中小企业的吞并。</text:p>
      <text:p text:style-name="P8"/>
      <text:p text:style-name="P8">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8"/>
      <text:p text:style-name="P8">5. 在国际上，国家垄断资本利用国家名主义和外交手段激烈争夺市场，成为意大利垄断资本扩大新殖民主义渗透的有用工具。</text:p>
      <text:p text:style-name="P8"/>
      <text:p text:style-name="P8">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8"/>
      <text:p text:style-name="P8">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8"/>
      <text:p text:style-name="P8">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8"/>
      <text:p text:style-name="P8"><text:soft-page-break/>Togliatti 和其他同志坚持认为“经济计划和编程的概念，曾一度被认为是社会主义的特权，如今被越来越广泛地讨论和接受”。</text:p>
      <text:p text:style-name="P8"/>
      <text:p text:style-name="P8">陶里亚蒂同志认为：（一）国民经济不仅在社会主义国家可以有计划地发展，在资本主义制度下也可以有计划地发展；（二）社会主义的经济计划和规划特点在资本主义意大利是可以接受的。</text:p>
      <text:p text:style-name="P8"/>
      <text:p text:style-name="P8">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8"/>
      <text:p text:style-name="P8">这是列宁对这一点的精彩阐述。他说：</text:p>
      <text:p text:style-name="P8"/>
      <text:p text:style-name="P8">“[……]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8"/>
      <text:p text:style-name="P8">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8"/>
      <text:p text:style-name="P8">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8"/>
      <text:p text:style-name="P8">记住伟大列宁的教导</text:p>
      <text:p text:style-name="P8"/>
      <text:p text:style-name="P8">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8"/>
      <text:p text:style-name="P8">“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8"/>
      <text:p text:style-name="P8">陶里亚蒂同志在这里冒充马克思主义的历史学家，从根本上歪曲马克思主义的历史。</text:p>
      <text:p text:style-name="P8"/>
      <text:p text:style-name="P8">考虑以下事实。</text:p>
      <text:p text:style-name="P8"><text:soft-page-break/></text:p>
      <text:p text:style-name="P8">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8"/>
      <text:p text:style-name="P8">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8"/>
      <text:p text:style-name="P8">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8"/>
      <text:p text:style-name="P8">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8"/>
      <text:p text:style-name="P8">“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8"/>
      <text:p text:style-name="P8">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8"/>
      <text:p text:style-name="P8">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8"/>
      <text:p text:style-name="P8">陶里亚蒂同志的想法是：（一）不需要打碎资产阶级国家机器，（二）不需要建立无产阶级国家机器。因此，他否定了巴黎公社的经验。</text:p>
      <text:p text:style-name="P8"/>
      <text:p text:style-name="P8">在马克思和恩格斯之后，列宁反复阐述巴黎公社的经验，并始终坚持它对各国无产阶级具有普遍的好处。列宁并没有把俄国革命的经验同巴黎公社的经验分开，而是把它看作是巴黎公社经验的延续和发展。他<text:soft-page-break/>在苏维埃中看到了“巴黎公社正在演变的国家类型”，并认为“巴黎公社在这条道路上迈出了划时代的第一步[粉碎旧的国家机器]；苏联政府采取了第二步”。</text:p>
      <text:p text:style-name="P8"/>
      <text:p text:style-name="P8">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8"/>
      <text:p text:style-name="P8">陶里亚蒂同志说：“做在俄国所做的事情的问题不是交给意大利工人的。”这里我们找到了问题的实质。</text:p>
      <text:p text:style-name="P8"/>
      <text:p text:style-name="P8">1956年意大利共产党第八次代表大会通过的纲领性宣言的要点指出：“在第一次世界大战后的头几年，通过在苏联取得胜利的方法进行的革命性夺权表明本身是不可能的。“这里我们又一次有了问题的本质。</text:p>
      <text:p text:style-name="P8"/>
      <text:p text:style-name="P8">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8"/>
      <text:p text:style-name="P8">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8"/>
      <text:p text:style-name="P8">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8"/>
      <text:p text:style-name="P8">是支持列宁提出并为伟大十月革命胜利所证实的无产阶级战略原则，还是反对它们——这就是一方面列宁主义者与一方面的现代修正主义者及其追随者的根本区别。另一个。</text:p>
      <text:p text:style-name="P8"/>
      <text:p text:style-name="P8">“战争给交战国造成了难以言喻的灾难，同时极大地加速了资本主义的发展，把垄断资本主义变成了国家垄断资本主义，无论是无产阶级还是革命的小资产阶级民主派都不能保持在资本主义的范围内。“8</text:p>
      <text:p text:style-name="P8"/>
      <text:p text:style-name="P8">3. 摘自列宁诞辰九十周年合集《列宁论帝国主义是无产阶级社会革命的前夜》</text:p>
      <text:p text:style-name="P8">四、国家垄断资本主义没有改变资本主义的本质，反而激化了它的矛盾</text:p>
      <text:p text:style-name="P8"/>
      <text:p text:style-name="P8">普遍垄断转变为国家垄断</text:p>
      <text:p text:style-name="P8"/>
      <text:p text:style-name="P8">“世界资本主义，在上个世纪60、70年代是自由竞争的先进进步力量，到20世纪初成长为垄断资本主义即帝国主义，战争，不仅是为了金融资本的更大集中，也是为了向国家资本主义的转变。“9</text:p>
      <text:p text:style-name="P8"><text:soft-page-break/></text:p>
      <text:p text:style-name="P8">„[…]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8"/>
      <text:p text:style-name="P8">“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8"/>
      <text:p text:style-name="P8">国家垄断资本主义是工人的军事监狱和资本家的乐园</text:p>
      <text:p text:style-name="P8"/>
      <text:p text:style-name="P8">“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8"/>
      <text:p text:style-name="P8">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8"/>
      <text:p text:style-name="P8">“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8"/>
      <text:p text:style-name="P8">“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8"/>
      <text:p text:style-name="P8">“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8"/>
      <text:p text:style-name="P8">“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8"/>
      <text:p text:style-name="P8">“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8"/>
      <text:p text:style-name="P8">国家垄断资本主义是社会主义最完备的物质准备</text:p>
      <text:p text:style-name="P8"/>
      <text:p text:style-name="P8"><text:soft-page-break/>“历史的辩证法是这样的：战争异常加速了垄断资本主义向国家垄断资本主义的转变，从而异常促进了人类走向社会主义。</text:p>
      <text:p text:style-name="P8"/>
      <text:p text:style-name="P8">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8"/>
      <text:p text:style-name="P8">“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8"/>
      <text:p text:style-name="P8">国家垄断资本主义继续是资本主义毋庸置疑，改良派称其为社会主义，目的是否定社会主义革命</text:p>
      <text:p text:style-name="P8"/>
      <text:p text:style-name="P8">“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8"/>
      <text:p text:style-name="P8">“领导伟大革命运动的政党，如果不具备革命理论、历史知识和对实际运动的深刻理解，就不可能取得胜利。”</text:p>
      <text:p text:style-name="P8"/>
      <text:p text:style-name="P8">毛泽东主席</text:p>
      <text:p text:style-name="P8"/>
      <text:p text:style-name="P8">“帝国主义的经济关系构成了目前整个国际形势的核心。整个20世纪，这个新的、最高的、最后的资本主义阶段已经完全形成。”21</text:p>
      <text:p text:style-name="P8"/>
      <text:p text:style-name="P8">“思想政治路线正确与否决定一切。”</text:p>
      <text:p text:style-name="P8"/>
      <text:p text:style-name="P8">毛泽东主席</text:p>
      <text:p text:style-name="P8"/>
      <text:p text:style-name="P8">官僚资本主义研究纲要</text:p>
      <text:p text:style-name="P8">问题的陈述</text:p>
      <text:p text:style-name="P8"/>
      <text:p text:style-name="P8">“[……]美帝国主义及其走狗——代表这两个阶级的官僚资本家、地主和国民党反动派——是人民的敌人[……]”22</text:p>
      <text:p text:style-name="P8"/>
      <text:p text:style-name="P8">一、资本与资本主义。</text:p>
      <text:p text:style-name="P8"/>
      <text:p text:style-name="P8">2.垄断资本与帝国主义。</text:p>
      <text:p text:style-name="P8"/>
      <text:p text:style-name="P8">3.国家垄断资本主义。</text:p>
      <text:p text:style-name="P8"/>
      <text:p text:style-name="P8">4.具有买办性质和封建性质的国家垄断资本主义：官僚资本主义。</text:p>
      <text:p text:style-name="P8"><text:soft-page-break/></text:p>
      <text:p text:style-name="P8">何塞·卡洛斯·马里亚特吉的想法</text:p>
      <text:p text:style-name="P8"/>
      <text:p text:style-name="P8">1. 半殖民主义、我们社会的经济状况和我们的经济结构。</text:p>
      <text:p text:style-name="P8"/>
      <text:p text:style-name="P8">2. 经济演变概要。</text:p>
      <text:p text:style-name="P8"/>
      <text:p text:style-name="P8">现在的情况</text:p>
      <text:p text:style-name="P8"/>
      <text:p text:style-name="P8">1. 目前的法西斯政权沿着完全官僚主义的路线发展国家的冲动。</text:p>
      <text:p text:style-name="P8"/>
      <text:p text:style-name="P8">2.官僚资本主义的发展路线。</text:p>
      <text:p text:style-name="P8"/>
      <text:p text:style-name="P8">a) 农业中的地主路线。</text:p>
      <text:p text:style-name="P8"/>
      <text:p text:style-name="P8">b) 工业、商业和金融的官僚路线。</text:p>
      <text:p text:style-name="P8"/>
      <text:p text:style-name="P8">c) 意识形态上的官僚路线。</text:p>
      <text:p text:style-name="P8"/>
      <text:p text:style-name="P8">参考书目</text:p>
      <text:p text:style-name="P8">VI 列宁:</text:p>
      <text:p text:style-name="P8"/>
      <text:p text:style-name="P8">“卡尔·马克思”，“卡尔·马克思的经济学说”</text:p>
      <text:p text:style-name="P8"/>
      <text:p text:style-name="P8">“帝国主义：资本主义的最高阶段”</text:p>
      <text:p text:style-name="P8"/>
      <text:p text:style-name="P8">“俄罗斯资本主义的发展”</text:p>
      <text:p text:style-name="P8"/>
      <text:p text:style-name="P8">毛泽东:</text:p>
      <text:p text:style-name="P8"/>
      <text:p text:style-name="P8">“中国革命与中国共产党”</text:p>
      <text:p text:style-name="P8"/>
      <text:p text:style-name="P8">“现状和我们的任务”</text:p>
      <text:p text:style-name="P8"/>
      <text:p text:style-name="P8">中国共产党：</text:p>
      <text:p text:style-name="P8"/>
      <text:p text:style-name="P8">《再谈陶里亚蒂同志与我们的分歧》</text:p>
      <text:p text:style-name="P8"/>
      <text:p text:style-name="P8">“南斯拉夫是社会主义国家吗？”</text:p>
      <text:p text:style-name="P8"/>
      <text:p text:style-name="P8">何·卡·马里亚特吉：</text:p>
      <text:p text:style-name="P8"/>
      <text:p text:style-name="P8">“保卫马克思主义”</text:p>
      <text:p text:style-name="P8"/>
      <text:p text:style-name="P8">“关于秘鲁现实的七篇解释性文章”，第一篇论文</text:p>
      <text:p text:style-name="P8"/>
      <text:p text:style-name="P8">秘鲁共产党纲领</text:p>
      <text:p text:style-name="P8"/>
      <text:p text:style-name="P8">“反帝观点”</text:p>
      <text:p text:style-name="P8"><text:soft-page-break/></text:p>
      <text:p text:style-name="P8">VA切普拉科夫：</text:p>
      <text:p text:style-name="P8"/>
      <text:p text:style-name="P8">“国家垄断资本主义”</text:p>
      <text:p text:style-name="P8"/>
      <text:p text:style-name="P8">INP：</text:p>
      <text:p text:style-name="P8"/>
      <text:p text:style-name="P8">Documentos，Marcé del Pont。</text:p>
      <text:p text:style-name="P8"/>
      <text:p text:style-name="P8">全球发展计划，1971-1975。</text:p>
      <text:p text:style-name="P8"/>
      <text:p text:style-name="P8">刘易斯：</text:p>
      <text:p text:style-name="P8"/>
      <text:p text:style-name="P8">Planeación económica。</text:p>
      <text:p text:style-name="P8"/>
      <text:p text:style-name="P8">五、罗尔：</text:p>
      <text:p text:style-name="P8"/>
      <text:p text:style-name="P8">Esquema de la evolución económica。</text:p>
      <text:p text:style-name="P8"/>
      <text:p text:style-name="P8">1毛泽东：“中国革命与中国共产党”，1939年。</text:p>
      <text:p text:style-name="P8"/>
      <text:p text:style-name="P8">2毛泽东：“现状和我们的任务”，1947年。</text:p>
      <text:p text:style-name="P8"/>
      <text:p text:style-name="P8">3同上。</text:p>
      <text:p text:style-name="P8"/>
      <text:p text:style-name="P8">4V。I. 列宁：“迫在眉睫的灾难及其应对之道”，1917年10月。</text:p>
      <text:p text:style-name="P8"/>
      <text:p text:style-name="P8">5伏。I. 列宁：“革命青年的任务”，1903年9月。</text:p>
      <text:p text:style-name="P8"/>
      <text:p text:style-name="P8">6毛泽东：《论新民主主义》，1940年1月。</text:p>
      <text:p text:style-name="P8"/>
      <text:p text:style-name="P8">7陶里亚蒂，“意大利的社会主义道路”，向印共中央委员会1956年6月会议的报告。</text:p>
      <text:p text:style-name="P8"/>
      <text:p text:style-name="P8">8伏。I. 列宁：“第一次俄国革命中社会民主党的土地纲领，1905-07”的后记，1917年9月28日。</text:p>
      <text:p text:style-name="P8"/>
      <text:p text:style-name="P8">9V。I. 列宁：“世界政治的转折”，1917年1月31日。</text:p>
      <text:p text:style-name="P8"/>
      <text:p text:style-name="P8">10V。I. 列宁：“战争与革命”，14.05.1917。</text:p>
      <text:p text:style-name="P8"/>
      <text:p text:style-name="P8">11V。I. 列宁：“现状报告”，24.04.1917。</text:p>
      <text:p text:style-name="P8"/>
      <text:p text:style-name="P8">12V。I. 列宁：“关于现状的决议”，03.05.1917。</text:p>
      <text:p text:style-name="P8"/>
      <text:p text:style-name="P8">13V。I. 列宁：“国家与革命”，1917年。</text:p>
      <text:p text:style-name="P8"/>
      <text:p text:style-name="P8">14V。I. 列宁：“涉及战争问题的原则”，1916年12月。</text:p>
      <text:p text:style-name="P8"/>
      <text:p text:style-name="P8">15V。I. 列宁：《国家与革命》第一版序言，1917年8月。</text:p>
      <text:p text:style-name="P8"/>
      <text:p text:style-name="P8"><text:soft-page-break/>16V。I. 列宁：“迫在眉睫的灾难和如何与之抗争”，1917年9月10日-14日。</text:p>
      <text:p text:style-name="P8"/>
      <text:p text:style-name="P8">17V。I. 列宁：“帝国主义：资本主义的最高阶段”，1916年6月。</text:p>
      <text:p text:style-name="P8"/>
      <text:p text:style-name="P8">18V。I. 列宁：“迫在眉睫的灾难和如何与之抗争”，1917年9月10日-14日。</text:p>
      <text:p text:style-name="P8"/>
      <text:p text:style-name="P8">19V。I. 列宁：“实物税”，21.04.1921。</text:p>
      <text:p text:style-name="P8"/>
      <text:p text:style-name="P8">20V。I. 列宁：“国家与革命”，1917年。</text:p>
      <text:p text:style-name="P8"/>
      <text:p text:style-name="P8">21V。I. 列宁：“关于国际形势和共产国际基本任务的报告”，19.07.1920。</text:p>
      <text:p text:style-name="P8"/>
      <text:p text:style-name="P8">22毛泽东：《论正确处理人民内部矛盾》，27.02.1957。</text:p>
      <text:p text:style-name="P8"/>
      <text:p text:style-name="P8">——————————</text:p>
      <text:p text:style-name="P8"/>
      <text:p text:style-name="P8">——————————</text:p>
      <text:p text:style-name="P8">附录</text:p>
      <text:p text:style-name="P8">1984年 - 给革命国际主义运动委员会的两封信</text:p>
      <text:p text:style-name="P8"/>
      <text:p text:style-name="P8">给革命国际主义运动委员会的两封信</text:p>
      <text:p text:style-name="P8">第一封信</text:p>
      <text:p text:style-name="P8">致革命国际主义运动委员会</text:p>
      <text:p text:style-name="P8"/>
      <text:p text:style-name="P8">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8"/>
      <text:p text:style-name="P8">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8"/>
      <text:p text:style-name="P8">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8"/>
      <text:p text:style-name="P8">荣耀归于马列毛主义！</text:p>
      <text:p text:style-name="P8"/>
      <text:p text:style-name="P8">革命国际主义运动万岁！</text:p>
      <text:p text:style-name="P8"/>
      <text:p text:style-name="P8">秘鲁，1984</text:p>
      <text:p text:style-name="P8"/>
      <text:p text:style-name="P8"><text:soft-page-break/>中央委员会</text:p>
      <text:p text:style-name="P8">秘鲁共产党</text:p>
      <text:p text:style-name="P8"/>
      <text:p text:style-name="P8">第二封信</text:p>
      <text:p text:style-name="P8">战友们，</text:p>
      <text:p text:style-name="P8"/>
      <text:p text:style-name="P8">我们想报告两个问题：</text:p>
      <text:p text:style-name="P8"/>
      <text:p text:style-name="P8">1) 庆祝5月1日。</text:p>
      <text:p text:style-name="P8"/>
      <text:p text:style-name="P8">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8"/>
      <text:p text:style-name="P8">还印刷了100.000份带有指定标语的传单。[…] 本次传单运动的分发和发展是按照前面描述的思路进行的；然而，我们应该强调，由于工人集中在首都并且识字率较高，几乎30% 的传单都是在那里分发的。</text:p>
      <text:p text:style-name="P8"/>
      <text:p text:style-name="P8">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8"/>
      <text:p text:style-name="P8">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8"/>
      <text:p text:style-name="P8">悬挂带有锤子和镰刀的红色旗帜在我们的人民中产生了巨大的影响，因为在他们身上，他们看到了武装革命行进中的象征，看到了他们几个世纪以来的雄心壮志的勇敢展现。我们将引用亲政府日报“快报”：</text:p>
      <text:p text:style-name="P8"/>
      <text:p text:style-name="P8">“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8"/>
      <text:p text:style-name="P8">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8"/>
      <text:p text:style-name="P8">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text:soft-page-break/>坚持了三个多星期的国家雇员）。在他们的罢工中，特别是在他们的抗议游行和与警察的对抗中，对 RIM 文件进行了鼓动。</text:p>
      <text:p text:style-name="P8"/>
      <text:p text:style-name="P8">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8"/>
      <text:p text:style-name="P8">2）关于新军事运动。</text:p>
      <text:p text:style-name="P8"/>
      <text:p text:style-name="P8">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8"/>
      <text:p text:style-name="P8">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8"/>
      <text:p text:style-name="P8">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8"/>
      <text:p text:style-name="P8">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8"/>
      <text:p text:style-name="P8">这是我们对秘鲁革命的承诺和责任，更重要的是对世界革命的承诺和责任，我们是世界革命的组成部分，我们为之服务并将为之服务[...]</text:p>
      <text:p text:style-name="P8"/>
      <text:p text:style-name="P8">带着共产主义的问候，</text:p>
      <text:p text:style-name="P8"/>
      <text:p text:style-name="P8">秘鲁，1984</text:p>
      <text:p text:style-name="P8"/>
      <text:p text:style-name="P8">中央部</text:p>
      <text:p text:style-name="P8">中央委员会</text:p>
      <text:p text:style-name="P8">秘鲁共产党</text:p>
      <text:p text:style-name="P8">——————————</text:p>
      <text:p text:style-name="P8"/>
      <text:p text:style-name="P8"><text:soft-page-break/>——————————</text:p>
      <text:p text:style-name="P8">附录</text:p>
      <text:p text:style-name="P8">1985年 - 给革命国际主义运动委员会的信</text:p>
      <text:p text:style-name="P8"/>
      <text:p text:style-name="P8">给革命国际主义运动委员会的信</text:p>
      <text:p text:style-name="P8">致革命国际主义运动委员会</text:p>
      <text:p text:style-name="P8"/>
      <text:p text:style-name="P8">战友们，</text:p>
      <text:p text:style-name="P8"/>
      <text:p text:style-name="P8">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8"/>
      <text:p text:style-name="P8">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8"/>
      <text:p text:style-name="P8">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8"/>
      <text:p text:style-name="P8">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8"/>
      <text:p text:style-name="P8">同志们，CPP 是 RIM 的一部分，很荣幸能成为 RIM 的一份子，很荣幸能在如此影响深远且具有历史意义的先锋战斗中服役，也很荣幸在我们运动的队伍中找到战友；此外，无产阶级国际主义一再表示支持，<text:soft-page-break/>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8"/>
      <text:p text:style-name="P8">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8"/>
      <text:p text:style-name="P8">5月1日万岁！</text:p>
      <text:p text:style-name="P8"/>
      <text:p text:style-name="P8">发展革命国际主义运动！</text:p>
      <text:p text:style-name="P8"/>
      <text:p text:style-name="P8">荣耀归于马列毛主义！</text:p>
      <text:p text:style-name="P8"/>
      <text:p text:style-name="P8">秘鲁，1985年5月</text:p>
      <text:p text:style-name="P8"/>
      <text:p text:style-name="P8">中央委员会</text:p>
      <text:p text:style-name="P8">秘鲁共产党</text:p>
      <text:p text:style-name="P8">——————————</text:p>
      <text:p text:style-name="P149"><text:span text:style-name="T145">除非另有声明，本书内容采用</text:span><text:a xlink:type="simple" xlink:href="https://www.gnu.org/copyleft/fdl.html" text:style-name="Internet_20_link" text:visited-style-name="Visited_20_Internet_20_Link"><text:span text:style-name="T145">GNU自由文档许可证1.3或更高版本</text:span></text:a><text:span text:style-name="T145">授权。</text:span></text:p>
      <text:p text:style-name="P118"/>
      <text:p text:style-name="P118"><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119"><text:span text:style-name="T145">Copyright © 2000, 2001, 2002, 2007, 2008 Free Software Foundation, Inc. &lt;</text:span><text:a xlink:type="simple" xlink:href="https://fsf.org/" text:style-name="Internet_20_link" text:visited-style-name="Visited_20_Internet_20_Link"><text:span text:style-name="T145">https://fsf.org/</text:span></text:a><text:span text:style-name="T145">&gt; </text:span></text:p>
      <text:p text:style-name="Text_20_body">Everyone is permitted to copy and distribute verbatim copies of this license document, but changing it is not allowed.</text:p>
      <text:h text:style-name="Heading_20_4" text:outline-level="4"><text:bookmark text:name="section0"/>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text:soft-page-break/>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text:soft-page-break/>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section3"/>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section4"/><text:soft-page-break/>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1">
        <text:list-item>
          <text:p text:style-name="P151">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5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51">C. State on the Title page the name of the publisher of the Modified Version, as the publisher. </text:p>
        </text:list-item>
        <text:list-item>
          <text:p text:style-name="P151">D. Preserve all the copyright notices of the Document. </text:p>
        </text:list-item>
        <text:list-item>
          <text:p text:style-name="P151">E. Add an appropriate copyright notice for your modifications adjacent to the other copyright notices. </text:p>
        </text:list-item>
        <text:list-item>
          <text:p text:style-name="P151">F. Include, immediately after the copyright notices, a license notice giving the public permission to use the Modified Version under the terms of this License, in the form shown in the Addendum below. </text:p>
        </text:list-item>
        <text:list-item>
          <text:p text:style-name="P151">G. Preserve in that license notice the full lists of Invariant Sections and required Cover Texts given in the Document's license notice. </text:p>
        </text:list-item>
        <text:list-item>
          <text:p text:style-name="P151">H. Include an unaltered copy of this License. </text:p>
        </text:list-item>
        <text:list-item>
          <text:p text:style-name="P151">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51">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51">K. For any section Entitled "Acknowledgements" or "Dedications", Preserve the Title of the section, and preserve in the section all the substance and tone of each of the contributor acknowledgements and/or dedications given therein. </text:p>
        </text:list-item>
        <text:list-item>
          <text:p text:style-name="P151">L. Preserve all the Invariant Sections of the Document, unaltered in their text and in their titles. Section numbers or the equivalent are not considered part of the section titles. </text:p>
        </text:list-item>
        <text:list-item>
          <text:p text:style-name="P151">M. Delete any section Entitled "Endorsements". Such a section may not be included in the Modified Version. </text:p>
        </text:list-item>
        <text:list-item>
          <text:p text:style-name="P151">N. Do not retitle any existing section to be Entitled "Endorsements" or to conflict in title with any Invariant Section. </text:p>
        </text:list-item>
        <text:list-item>
          <text:p text:style-name="P150"><text:soft-page-break/>O.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text:soft-page-break/>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section9"/>9. TERMINATION</text:h>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h text:style-name="Heading_20_3" text:outline-level="3"><text:bookmark text:name="addendum"/>ADDENDUM: How to use this License for your documents</text:h>
      <text:p text:style-name="Text_20_body">To use this License in a document you have written, 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oft-page-break/><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117"><text:s text:c="4"/>Free Documentation License".</text:p>
      <text:p text:style-name="Text_20_body">If you have Invariant Sections, Front-Cover Texts and Back-Cover Texts, replace the "with … Texts." line with this:</text:p>
      <text:p text:style-name="Preformatted_20_Text"><text:s text:c="4"/>with the Invariant Sections being LIST THEIR TITLES, with the</text:p>
      <text:p text:style-name="P117"><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 <text:span text:style-name="T14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3</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28</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36</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111</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42</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4-26T05:31:32.212526926</dc:date>
    <meta:editing-duration>P1DT19H12M47S</meta:editing-duration>
    <meta:editing-cycles>573</meta:editing-cycles>
    <meta:generator>LibreOffice/7.5.1.2$Linux_X86_64 LibreOffice_project/fcbaee479e84c6cd81291587d2ee68cba099e129</meta:generator>
    <meta:document-statistic meta:table-count="0" meta:image-count="3" meta:object-count="1" meta:page-count="214" meta:paragraph-count="2429" meta:word-count="279857" meta:character-count="310394" meta:non-whitespace-character-count="304547"/>
  </office:meta>
</office:document-meta>
</file>

<file path=Object 1/content.xml><?xml version="1.0" encoding="utf-8"?>
<math xmlns="http://www.w3.org/1998/Math/MathML" display="block">
  <semantics>
    <mfrac>
      <mn>8</mn>
      <mn>27</mn>
    </mfrac>
    <annotation encoding="StarMath 5.0">{8} over {27} </annotation>
  </semantics>
</math>
</file>